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672in"/>
    </style:style>
    <style:style style:name="co21" style:family="table-column">
      <style:table-column-properties fo:break-before="auto" style:column-width="2.2161in"/>
    </style:style>
    <style:style style:name="co22" style:family="table-column">
      <style:table-column-properties fo:break-before="auto" style:column-width="6.4484in"/>
    </style:style>
    <style:style style:name="co4" style:family="table-column">
      <style:table-column-properties fo:break-before="auto" style:column-width="4.3429in"/>
    </style:style>
    <style:style style:name="co6" style:family="table-column">
      <style:table-column-properties fo:break-before="auto" style:column-width="0.9083in"/>
    </style:style>
    <style:style style:name="co7" style:family="table-column">
      <style:table-column-properties fo:break-before="auto" style:column-width="0.8972in"/>
    </style:style>
    <style:style style:name="co8" style:family="table-column">
      <style:table-column-properties fo:break-before="auto" style:column-width="5.1189in"/>
    </style:style>
    <style:style style:name="co9" style:family="table-column">
      <style:table-column-properties fo:break-before="auto" style:column-width="4.4319in"/>
    </style:style>
    <style:style style:name="co10" style:family="table-column">
      <style:table-column-properties fo:break-before="auto" style:column-width="0.6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2.6701in"/>
    </style:style>
    <style:style style:name="co13" style:family="table-column">
      <style:table-column-properties fo:break-before="auto" style:column-width="0.2327in"/>
    </style:style>
    <style:style style:name="co14" style:family="table-column">
      <style:table-column-properties fo:break-before="auto" style:column-width="4.4756in"/>
    </style:style>
    <style:style style:name="co15" style:family="table-column">
      <style:table-column-properties fo:break-before="auto" style:column-width="0.598in"/>
    </style:style>
    <style:style style:name="co16" style:family="table-column">
      <style:table-column-properties fo:break-before="auto" style:column-width="2.6146in"/>
    </style:style>
    <style:style style:name="co17" style:family="table-column">
      <style:table-column-properties fo:break-before="auto" style:column-width="4.4209in"/>
    </style:style>
    <style:style style:name="co18" style:family="table-column">
      <style:table-column-properties fo:break-before="auto" style:column-width="0.6646in"/>
    </style:style>
    <style:style style:name="co19" style:family="table-column">
      <style:table-column-properties fo:break-before="auto" style:column-width="2.8583in"/>
    </style:style>
    <style:style style:name="co20" style:family="table-column">
      <style:table-column-properties fo:break-before="auto" style:column-width="0.089in"/>
    </style:style>
    <style:style style:name="co23" style:family="table-column">
      <style:table-column-properties fo:break-before="auto" style:column-width="4.4098in"/>
    </style:style>
    <style:style style:name="co24" style:family="table-column">
      <style:table-column-properties fo:break-before="auto" style:column-width="0.6201in"/>
    </style:style>
    <style:style style:name="co25" style:family="table-column">
      <style:table-column-properties fo:break-before="auto" style:column-width="2.9252in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6457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7398in" fo:break-before="auto" style:use-optimal-row-height="false"/>
    </style:style>
    <style:style style:name="ro6" style:family="table-row">
      <style:table-row-properties style:row-height="0.4063in" fo:break-before="auto" style:use-optimal-row-height="false"/>
    </style:style>
    <style:style style:name="ro7" style:family="table-row">
      <style:table-row-properties style:row-height="0.2602in" fo:break-before="auto" style:use-optimal-row-height="false"/>
    </style:style>
    <style:style style:name="ro8" style:family="table-row">
      <style:table-row-properties style:row-height="0.3783in" fo:break-before="auto" style:use-optimal-row-height="true"/>
    </style:style>
    <style:style style:name="ro9" style:family="table-row">
      <style:table-row-properties style:row-height="0.6563in" fo:break-before="auto" style:use-optimal-row-height="false"/>
    </style:style>
    <style:style style:name="ro10" style:family="table-row">
      <style:table-row-properties style:row-height="0.2118in" fo:break-before="auto" style:use-optimal-row-height="true"/>
    </style:style>
    <style:style style:name="ta4" style:family="table" style:master-page-name="PageStyle_5f_Key">
      <style:table-properties table:display="true" style:writing-mode="lr-tb"/>
    </style:style>
    <style:style style:name="ta2" style:family="table" style:master-page-name="PageStyle_5f_All_20_Private_20_and_20_General_20_Ins">
      <style:table-properties table:display="true" style:writing-mode="lr-tb"/>
    </style:style>
    <style:style style:name="ta3" style:family="table" style:master-page-name="PageStyle_5f_VSP_20_Only">
      <style:table-properties table:display="true" style:writing-mode="lr-tb"/>
    </style:style>
    <style:style style:name="ta5" style:family="table" style:master-page-name="PageStyle_5f_NBN_20_Only">
      <style:table-properties table:display="true" style:writing-mode="lr-tb"/>
    </style:style>
    <style:style style:name="ce1" style:family="table-cell" style:parent-style-name="Excel_20_Built-in_20_Normal">
      <style:table-cell-properties fo:border-bottom="0.0138in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36pt" fo:font-style="italic" fo:text-shadow="none" style:text-underline-style="solid" style:text-underline-width="auto" style:text-underline-color="font-color" fo:font-weight="bold" style:font-size-asian="36pt" style:font-style-asian="italic" style:font-weight-asian="bold" style:font-name-complex="Calibri" style:font-size-complex="36pt" style:font-style-complex="italic" style:font-weight-complex="bold"/>
    </style:style>
    <style:style style:name="ce2" style:family="table-cell" style:parent-style-name="Excel_20_Built-in_20_Normal">
      <style:table-cell-properties fo:border-bottom="0.0413in double #000000" style:border-line-width-bottom="0.0138in 0.0138in 0.0138in" fo:background-color="#fdeada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138in solid #000000" fo:background-color="#fdeada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fdeada" style:diagonal-bl-tr="none" style:diagonal-tl-br="none" fo:border="0.0138in solid #000000" style:rotation-align="none"/>
    </style:style>
    <style:style style:name="ce5" style:family="table-cell" style:parent-style-name="Excel_20_Built-in_20_Normal">
      <style:table-cell-properties fo:background-color="#fdea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fdea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fdea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46in solid #000000" fo:background-color="#fdeada" style:diagonal-bl-tr="none" style:diagonal-tl-br="none" fo:border-left="0.0138in solid #000000" fo:border-right="0.0138in solid #000000" style:rotation-align="none" fo:border-top="0.0138in solid #000000"/>
    </style:style>
    <style:style style:name="ce9" style:family="table-cell" style:parent-style-name="Excel_20_Built-in_20_Normal">
      <style:table-cell-properties fo:border-bottom="0.0138in solid #000000" fo:background-color="#fdeada" style:diagonal-bl-tr="none" style:diagonal-tl-br="none" fo:border-left="0.0138in solid #000000" fo:border-right="0.0138in solid #000000" style:rotation-align="none" fo:border-top="none"/>
    </style:style>
    <style:style style:name="ce10" style:family="table-cell" style:parent-style-name="Excel_20_Built-in_20_Normal">
      <style:table-cell-properties fo:border-bottom="0.0413in double #000000" style:border-line-width-bottom="0.0138in 0.0138in 0.0138in" fo:background-color="#ddd9c3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fo:background-color="#000000" style:diagonal-bl-tr="none" style:diagonal-tl-br="none" fo:border-left="0.0138in solid #000000" fo:border-right="0.0138in solid #000000" style:rotation-align="none" fo:border-top="none"/>
    </style:style>
    <style:style style:name="ce12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13" style:family="table-cell" style:parent-style-name="Excel_20_Built-in_20_Normal">
      <style:table-cell-properties fo:background-color="#000000" style:diagonal-bl-tr="none" style:diagonal-tl-br="none" fo:border="0.0138in solid #000000" style:rotation-align="none"/>
    </style:style>
    <style:style style:name="ce14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15" style:family="table-cell" style:parent-style-name="Excel_20_Built-in_20_Normal">
      <style:table-cell-properties fo:border-bottom="0.0346in solid #000000" fo:background-color="#000000" style:diagonal-bl-tr="none" style:diagonal-tl-br="none" fo:border-left="0.0138in solid #000000" fo:border-right="0.0138in solid #000000" style:rotation-align="none" fo:border-top="0.0138in solid #000000"/>
    </style:style>
    <style:style style:name="ce16" style:family="table-cell" style:parent-style-name="Excel_20_Built-in_20_Normal">
      <style:table-cell-properties fo:border-bottom="0.0138in solid #000000" fo:background-color="#ddd9c3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Percent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0138in solid #000000" fo:background-color="#ddd9c3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Currency" style:data-style-name="N120">
      <style:table-cell-properties fo:border-bottom="0.0413in double #000000" style:border-line-width-bottom="0.0138in 0.0138in 0.0138in" fo:background-color="#dce6f2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Currency" style:data-style-name="N120">
      <style:table-cell-properties fo:border-bottom="0.0138in solid #000000" fo:background-color="#dce6f2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Currency" style:data-style-name="N120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Currency" style:data-style-name="N120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Currency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Currency" style:data-style-name="N120">
      <style:table-cell-properties fo:border-bottom="0.0346in solid #000000" fo:background-color="#dce6f2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Percent">
      <style:table-cell-properties fo:border-bottom="0.0346in solid #000000" fo:background-color="#dce6f2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Currency" style:data-style-name="N120">
      <style:table-cell-properties fo:border-bottom="0.0138in solid #000000" fo:background-color="#dce6f2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Currency" style:data-style-name="N12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0413in double #000000" style:border-line-width-bottom="0.0138in 0.0138in 0.0138in" fo:background-color="#92d05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>
      <style:table-cell-properties fo:border-bottom="0.0138in solid #000000" fo:background-color="#92d050" style:diagonal-bl-tr="none" style:diagonal-tl-br="none" fo:border-left="0.0138in solid #000000" fo:border-right="0.0138in solid #000000" style:rotation-align="none" fo:border-top="none"/>
    </style:style>
    <style:style style:name="ce30" style:family="table-cell" style:parent-style-name="Excel_20_Built-in_20_Normal">
      <style:table-cell-properties fo:background-color="#92d050" style:diagonal-bl-tr="none" style:diagonal-tl-br="none" fo:border="0.0138in solid #000000" style:rotation-align="none"/>
    </style:style>
    <style:style style:name="ce31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ffff00" style:diagonal-bl-tr="none" style:diagonal-tl-br="none" fo:border="0.0138in solid #000000" style:rotation-align="none"/>
    </style:style>
    <style:style style:name="ce33" style:family="table-cell" style:parent-style-name="Excel_20_Built-in_20_Normal">
      <style:table-cell-properties fo:background-color="#ffc000" style:diagonal-bl-tr="none" style:diagonal-tl-br="none" fo:border="0.0138in solid #000000" style:rotation-align="none"/>
    </style:style>
    <style:style style:name="ce34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Excel_20_Built-in_20_Normal">
      <style:table-cell-properties fo:border-bottom="0.0346in solid #000000" fo:background-color="#92d050" style:diagonal-bl-tr="none" style:diagonal-tl-br="none" fo:border-left="0.0138in solid #000000" fo:border-right="0.0138in solid #000000" style:rotation-align="none" fo:border-top="0.0138in solid #000000"/>
    </style:style>
    <style:style style:name="ce36" style:family="table-cell" style:parent-style-name="Excel_20_Built-in_20_Normal">
      <style:table-cell-properties fo:border-bottom="0.0346in solid #000000" fo:background-color="#ffff00" style:diagonal-bl-tr="none" style:diagonal-tl-br="none" fo:border-left="0.0138in solid #000000" fo:border-right="0.0138in solid #000000" style:rotation-align="none" fo:border-top="0.0138in solid #000000"/>
    </style:style>
    <style:style style:name="ce37" style:family="table-cell" style:parent-style-name="Excel_20_Built-in_20_Normal">
      <style:table-cell-properties fo:border-bottom="0.0138in solid #000000" fo:background-color="#92d050" style:diagonal-bl-tr="none" style:diagonal-tl-br="none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0.0555in solid #000000" fo:background-color="#ffff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28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ce39" style:family="table-cell" style:parent-style-name="Excel_20_Built-in_20_Normal">
      <style:table-cell-properties fo:border-bottom="0.0413in double #000000" style:border-line-width-bottom="0.0138in 0.0138in 0.0138in" fo:background-color="#c6d9f1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138in solid #000000" fo:background-color="#c6d9f1" style:diagonal-bl-tr="none" style:diagonal-tl-br="none" fo:border-left="0.0346in solid #000000" fo:border-right="0.0138in solid #000000" style:rotation-align="none" fo:border-top="none"/>
    </style:style>
    <style:style style:name="ce41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24pt" fo:font-style="italic" fo:text-shadow="none" style:text-underline-style="solid" style:text-underline-width="auto" style:text-underline-color="font-color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ce42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0.0138in solid #000000" fo:background-color="#c6d9f1" style:diagonal-bl-tr="none" style:diagonal-tl-br="none" fo:border-left="0.0346in solid #000000" fo:border-right="0.0138in solid #000000" style:rotation-align="none" fo:border-top="0.0138in solid #000000"/>
    </style:style>
    <style:style style:name="ce44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0.0413in double #000000" style:border-line-width-bottom="0.0138in 0.0138in 0.0138in" fo:background-color="#c6d9f1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0346in solid #000000" fo:background-color="#40404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0.0413in double #000000" style:border-line-width-bottom="0.0138in 0.0138in 0.0138in" fo:background-color="#ccc1da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20_Built-in_20_Normal">
      <style:table-cell-properties fo:border-bottom="0.0138in solid #000000" fo:background-color="#ccc1da" style:diagonal-bl-tr="none" style:diagonal-tl-br="none" fo:border-left="0.0346in solid #000000" fo:border-right="0.0138in solid #000000" style:rotation-align="none" fo:border-top="none"/>
    </style:style>
    <style:style style:name="ce50" style:family="table-cell" style:parent-style-name="Excel_20_Built-in_20_Normal">
      <style:table-cell-properties fo:border-bottom="0.0138in solid #000000" fo:background-color="#ccc1da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22pt" fo:font-style="italic" fo:text-shadow="none" style:text-underline-style="solid" style:text-underline-width="auto" style:text-underline-color="font-color" fo:font-weight="bold" style:font-size-asian="22pt" style:font-style-asian="italic" style:font-weight-asian="bold" style:font-name-complex="Calibri" style:font-size-complex="22pt" style:font-style-complex="italic" style:font-weight-complex="bold"/>
    </style:style>
    <style:style style:name="ce51" style:family="table-cell" style:parent-style-name="Excel_20_Built-in_20_Normal">
      <style:table-cell-properties fo:border-bottom="0.0138in solid #000000" fo:background-color="#ccc1da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0.0138in solid #000000" fo:background-color="#ccc1da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0.0138in solid #000000" fo:background-color="#ccc1da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Excel_20_Built-in_20_Normal">
      <style:table-cell-properties fo:border-bottom="0.0138in solid #000000" fo:background-color="#ccc1da" style:diagonal-bl-tr="none" style:diagonal-tl-br="none" fo:border-left="0.0346in solid #000000" fo:border-right="0.0138in solid #000000" style:rotation-align="none" fo:border-top="0.0138in solid #000000"/>
    </style:style>
    <style:style style:name="ce55" style:family="table-cell" style:parent-style-name="Excel_20_Built-in_20_Normal">
      <style:table-cell-properties fo:border-bottom="0.0138in solid #000000" fo:background-color="#ccc1da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fo:border-bottom="0.0413in double #000000" style:border-line-width-bottom="0.0138in 0.0138in 0.0138in" fo:background-color="#ccc1da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0.0138in solid #000000" fo:background-color="#ccc1da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0.0555in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ce59" style:family="table-cell" style:parent-style-name="Excel_20_Built-in_20_Normal">
      <style:table-cell-properties fo:border-bottom="0.0413in double #000000" style:border-line-width-bottom="0.0138in 0.0138in 0.0138in" fo:background-color="#ddd9c3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ormal">
      <style:table-cell-properties fo:border-bottom="0.0413in double #000000" style:border-line-width-bottom="0.0138in 0.0138in 0.0138in" fo:background-color="#000000" style:diagonal-bl-tr="none" style:diagonal-tl-br="none" fo:border-left="0.0138in solid #000000" fo:border-right="0.0138in solid #000000" style:rotation-align="none" fo:border-top="0.0138in solid #000000"/>
    </style:style>
    <style:style style:name="ce62" style:family="table-cell" style:parent-style-name="Excel_20_Built-in_20_Normal">
      <style:table-cell-properties fo:border-bottom="0.0138in solid #000000" fo:background-color="#ddd9c3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Normal">
      <style:table-cell-properties fo:border-bottom="0.0346in solid #000000" fo:background-color="#404040" style:diagonal-bl-tr="none" style:diagonal-tl-br="none" fo:border-left="0.0138in solid #000000" fo:border-right="0.0138in solid #000000" style:rotation-align="none" fo:border-top="0.0138in solid #000000"/>
    </style:style>
    <style:style style:name="ce64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0.0138in solid #000000" style:rotation-align="none" fo:border-top="none"/>
    </style:style>
    <style:style style:name="ce65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Excel_20_Built-in_20_Currency" style:data-style-name="N120">
      <style:table-cell-properties fo:border-bottom="0.0413in double #000000" style:border-line-width-bottom="0.0138in 0.0138in 0.0138in" fo:background-color="#dce6f2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Excel_20_Built-in_20_Currency" style:data-style-name="N120">
      <style:table-cell-properties fo:border-bottom="0.0413in double #000000" style:border-line-width-bottom="0.0138in 0.0138in 0.0138in" fo:background-color="#dce6f2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Currency" style:data-style-name="N120">
      <style:table-cell-properties fo:border-bottom="0.0346in solid #000000" fo:background-color="#404040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>
      <style:table-cell-properties fo:border-bottom="0.0555in solid #000000" fo:background-color="#ffff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ce70" style:family="table-cell" style:parent-style-name="Excel_20_Built-in_20_Normal">
      <style:table-cell-properties fo:border-bottom="0.0413in double #000000" style:border-line-width-bottom="0.0138in 0.0138in 0.0138in" fo:background-color="#92d05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Excel_20_Built-in_20_Normal">
      <style:table-cell-properties fo:border-bottom="0.0138in solid #000000" fo:background-color="#92d050" style:diagonal-bl-tr="none" style:diagonal-tl-br="none" fo:border-left="0.0138in solid #000000" fo:border-right="0.0346in solid #000000" style:rotation-align="none" fo:border-top="none"/>
    </style:style>
    <style:style style:name="ce72" style:family="table-cell" style:parent-style-name="Excel_20_Built-in_20_Normal">
      <style:table-cell-properties fo:border-bottom="0.0138in solid #000000" fo:background-color="#92d050" style:diagonal-bl-tr="none" style:diagonal-tl-br="none" fo:border-left="0.0138in solid #000000" fo:border-right="0.0346in solid #000000" style:rotation-align="none" fo:border-top="0.0138in solid #000000"/>
    </style:style>
    <style:style style:name="ce73" style:family="table-cell" style:parent-style-name="Excel_20_Built-in_20_Normal">
      <style:table-cell-properties fo:border-bottom="0.0138in solid #000000" fo:background-color="#ffff00" style:diagonal-bl-tr="none" style:diagonal-tl-br="none" fo:border-left="0.0138in solid #000000" fo:border-right="0.0346in solid #000000" style:rotation-align="none" fo:border-top="0.0138in solid #000000"/>
    </style:style>
    <style:style style:name="ce74" style:family="table-cell" style:parent-style-name="Excel_20_Built-in_20_Normal">
      <style:table-cell-properties fo:border-bottom="0.0413in double #000000" style:border-line-width-bottom="0.0138in 0.0138in 0.0138in" fo:background-color="#92d050" style:diagonal-bl-tr="none" style:diagonal-tl-br="none" fo:border-left="0.0138in solid #000000" fo:border-right="0.0346in solid #000000" style:rotation-align="none" fo:border-top="0.0138in solid #000000"/>
    </style:style>
    <style:style style:name="ce75" style:family="table-cell" style:parent-style-name="Excel_20_Built-in_20_Normal">
      <style:table-cell-properties fo:border-bottom="0.0346in solid #000000" fo:background-color="#404040" style:diagonal-bl-tr="none" style:diagonal-tl-br="none" fo:border-left="0.0138in solid #000000" fo:border-right="0.0346in solid #000000" style:rotation-align="none" fo:border-top="0.0138in solid #000000"/>
    </style:style>
    <style:style style:name="ce76" style:family="table-cell" style:parent-style-name="Excel_20_Built-in_20_Normal">
      <style:table-cell-properties fo:border-bottom="0.0346in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ce77" style:family="table-cell" style:parent-style-name="Excel_20_Built-in_20_Normal">
      <style:table-cell-properties fo:border-bottom="0.0413in double #000000" style:border-line-width-bottom="0.0138in 0.0138in 0.0138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138in solid #000000" fo:background-color="#000000" style:diagonal-bl-tr="none" style:diagonal-tl-br="none" fo:border-left="none" fo:border-right="none" style:rotation-align="none" fo:border-top="none"/>
    </style:style>
    <style:style style:name="ce79" style:family="table-cell" style:parent-style-name="Excel_20_Built-in_20_Normal">
      <style:table-cell-properties fo:border-bottom="0.0138in solid #000000" fo:background-color="#000000" style:diagonal-bl-tr="none" style:diagonal-tl-br="none" fo:border-left="none" fo:border-right="none" style:rotation-align="none" fo:border-top="0.0138in solid #000000"/>
    </style:style>
    <style:style style:name="ce80" style:family="table-cell" style:parent-style-name="Excel_20_Built-in_20_Normal">
      <style:table-cell-properties fo:border-bottom="0.0413in double #000000" style:border-line-width-bottom="0.0138in 0.0138in 0.0138in" fo:background-color="#000000" style:diagonal-bl-tr="none" style:diagonal-tl-br="none" fo:border-left="none" fo:border-right="none" style:rotation-align="none" fo:border-top="0.0138in solid #000000"/>
    </style:style>
    <style:style style:name="ce81" style:family="table-cell" style:parent-style-name="Excel_20_Built-in_20_Normal">
      <style:table-cell-properties fo:border-bottom="0.0346in solid #000000" fo:background-color="#000000" style:diagonal-bl-tr="none" style:diagonal-tl-br="none" fo:border-left="none" fo:border-right="none" style:rotation-align="none" fo:border-top="0.0138in solid #000000"/>
    </style:style>
    <style:style style:name="ce82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Excel_20_Built-in_20_Normal">
      <style:table-cell-properties fo:background-color="#000000" style:diagonal-bl-tr="none" style:diagonal-tl-br="none" style:rotation-align="none"/>
    </style:style>
    <style:style style:name="ce84" style:family="table-cell" style:parent-style-name="Excel_20_Built-in_20_Normal">
      <style:table-cell-properties fo:background-color="#000000"/>
    </style:style>
    <style:style style:name="ce85" style:family="table-cell" style:parent-style-name="Excel_20_Built-in_20_Normal">
      <style:table-cell-properties fo:border-bottom="0.0555in solid #000000" fo:background-color="#595959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b050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ce86" style:family="table-cell" style:parent-style-name="Excel_20_Built-in_20_Normal">
      <style:table-cell-properties fo:border-bottom="0.0413in double #000000" style:border-line-width-bottom="0.0138in 0.0138in 0.0138in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Excel_20_Built-in_20_Normal">
      <style:table-cell-properties fo:border-bottom="0.0138in solid #000000" fo:background-color="#e6b9b8" style:diagonal-bl-tr="none" style:diagonal-tl-br="none" fo:border-left="0.0346in solid #000000" fo:border-right="0.0138in solid #000000" style:rotation-align="none" fo:border-top="none"/>
    </style:style>
    <style:style style:name="ce88" style:family="table-cell" style:parent-style-name="Excel_20_Built-in_20_Normal">
      <style:table-cell-properties fo:border-bottom="0.0138in solid #000000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24pt" fo:font-style="italic" fo:text-shadow="none" style:text-underline-style="solid" style:text-underline-width="auto" style:text-underline-color="font-color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ce89" style:family="table-cell" style:parent-style-name="Excel_20_Built-in_20_Normal">
      <style:table-cell-properties fo:border-bottom="0.0138in solid #000000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Excel_20_Built-in_20_Normal">
      <style:table-cell-properties fo:border-bottom="0.0138in solid #000000" fo:background-color="#e6b9b8" style:diagonal-bl-tr="none" style:diagonal-tl-br="none" fo:border-left="0.0346in solid #000000" fo:border-right="0.0138in solid #000000" style:rotation-align="none" fo:border-top="0.0138in solid #000000"/>
    </style:style>
    <style:style style:name="ce91" style:family="table-cell" style:parent-style-name="Excel_20_Built-in_20_Normal">
      <style:table-cell-properties fo:border-bottom="0.0138in solid #000000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0.0413in double #000000" style:border-line-width-bottom="0.0138in 0.0138in 0.0138in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Excel_20_Built-in_20_Normal">
      <style:table-cell-properties fo:border-bottom="0.0138in solid #000000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Excel_20_Built-in_20_Normal">
      <style:table-cell-properties fo:border-bottom="0.0346in solid #000000" fo:background-color="#262626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Excel_20_Built-in_20_Normal">
      <style:table-cell-properties fo:border-bottom="0.0138in solid #000000" fo:background-color="#ccc1da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Excel_20_Built-in_20_Normal">
      <style:table-cell-properties fo:border-bottom="0.0555in solid #000000" fo:background-color="#5959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97" style:family="table-cell" style:parent-style-name="Excel_20_Built-in_20_Normal">
      <style:table-cell-properties fo:border-bottom="0.0413in double #000000" style:border-line-width-bottom="0.0138in 0.0138in 0.0138in" fo:background-color="#7f7f7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138in solid #000000" fo:background-color="#7f7f7f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0346in solid #000000" fo:background-color="#262626" style:diagonal-bl-tr="none" style:diagonal-tl-br="none" fo:border-left="0.0138in solid #000000" fo:border-right="0.0138in solid #000000" style:rotation-align="none" fo:border-top="0.0138in solid #000000"/>
    </style:style>
    <style:style style:name="ce100" style:family="table-cell" style:parent-style-name="Excel_20_Built-in_20_Currency" style:data-style-name="N120">
      <style:table-cell-properties fo:border-bottom="0.0413in double #000000" style:border-line-width-bottom="0.0138in 0.0138in 0.0138in" fo:background-color="#fcd5b5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Excel_20_Built-in_20_Currency" style:data-style-name="N120">
      <style:table-cell-properties fo:border-bottom="0.0138in solid #000000" fo:background-color="#fcd5b5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Currency" style:data-style-name="N120">
      <style:table-cell-properties fo:background-color="#fcd5b5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Currency" style:data-style-name="N120">
      <style:table-cell-properties fo:border-bottom="0.0413in double #000000" style:border-line-width-bottom="0.0138in 0.0138in 0.0138in" fo:background-color="#fcd5b5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Excel_20_Built-in_20_Currency" style:data-style-name="N120">
      <style:table-cell-properties fo:border-bottom="0.0346in solid #000000" fo:background-color="#262626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20_Built-in_20_Normal">
      <style:table-cell-properties fo:border-bottom="0.0413in double #000000" style:border-line-width-bottom="0.0138in 0.0138in 0.0138in" fo:background-color="#ffc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Excel_20_Built-in_20_Normal">
      <style:table-cell-properties fo:border-bottom="0.0138in solid #000000" fo:background-color="#ffc000" style:diagonal-bl-tr="none" style:diagonal-tl-br="none" fo:border-left="0.0138in solid #000000" fo:border-right="0.0346in solid #000000" style:rotation-align="none" fo:border-top="none"/>
    </style:style>
    <style:style style:name="ce107" style:family="table-cell" style:parent-style-name="Excel_20_Built-in_20_Normal">
      <style:table-cell-properties fo:border-bottom="0.0138in solid #000000" fo:background-color="#ffc000" style:diagonal-bl-tr="none" style:diagonal-tl-br="none" fo:border-left="0.0138in solid #000000" fo:border-right="0.0346in solid #000000" style:rotation-align="none" fo:border-top="0.0138in solid #000000"/>
    </style:style>
    <style:style style:name="ce108" style:family="table-cell" style:parent-style-name="Excel_20_Built-in_20_Normal">
      <style:table-cell-properties fo:border-bottom="0.0413in double #000000" style:border-line-width-bottom="0.0138in 0.0138in 0.0138in" fo:background-color="#ffc000" style:diagonal-bl-tr="none" style:diagonal-tl-br="none" fo:border-left="0.0138in solid #000000" fo:border-right="0.0346in solid #000000" style:rotation-align="none" fo:border-top="0.0138in solid #000000"/>
    </style:style>
    <style:style style:name="ce109" style:family="table-cell" style:parent-style-name="Excel_20_Built-in_20_Normal">
      <style:table-cell-properties fo:border-bottom="0.0346in solid #000000" fo:background-color="#262626" style:diagonal-bl-tr="none" style:diagonal-tl-br="none" fo:border-left="0.0138in solid #000000" fo:border-right="0.0346in solid #000000" style:rotation-align="none" fo:border-top="0.0138in solid #000000"/>
    </style:style>
    <style:style style:name="ce110" style:family="table-cell" style:parent-style-name="Excel_20_Built-in_20_Normal">
      <style:table-cell-properties fo:border-bottom="0.0138in solid #000000" fo:background-color="#00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2060" style:text-outline="false" style:text-line-through-style="none" style:font-name="Calibri" fo:font-size="36pt" fo:font-style="italic" fo:text-shadow="none" style:text-underline-style="solid" style:text-underline-width="auto" style:text-underline-color="font-color" fo:font-weight="bold" style:font-size-asian="36pt" style:font-style-asian="italic" style:font-weight-asian="bold" style:font-name-complex="Calibri" style:font-size-complex="36pt" style:font-style-complex="italic" style:font-weight-complex="bold"/>
    </style:style>
    <style:style style:name="ce111" style:family="table-cell" style:parent-style-name="Excel_20_Built-in_20_Currency" style:data-style-name="N124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20_Built-in_20_Normal">
      <style:table-cell-properties fo:background-color="#ff00ff" style:diagonal-bl-tr="none" style:diagonal-tl-br="none" fo:border="0.0138in solid #000000" style:rotation-align="none"/>
      <style:text-properties fo:color="#000000" style:text-outline="false" style:text-line-through-styl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13" style:family="table-cell" style:parent-style-name="Excel_20_Built-in_20_Normal">
      <style:table-cell-properties fo:background-color="#00ff0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Excel_20_Built-in_20_Normal">
      <style:table-cell-properties fo:background-color="#ff00ff" style:diagonal-bl-tr="none" style:diagonal-tl-br="none" fo:border="0.0138in solid #000000" style:rotation-align="none"/>
    </style:style>
    <style:style style:name="ce115" style:family="table-cell" style:parent-style-name="Excel_20_Built-in_20_Normal">
      <style:table-cell-properties fo:background-color="#00ff00" style:diagonal-bl-tr="none" style:diagonal-tl-br="none" fo:border="0.0138in solid #000000" style:rotation-align="non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Excel_20_Built-in_20_Normal">
      <style:table-cell-properties fo:border-bottom="0.0138in solid #000000" fo:background-color="#ffff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Excel_20_Built-in_20_Normal">
      <style:table-cell-properties fo:border-bottom="0.0138in solid #000000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2060" style:text-outline="false" style:text-line-through-style="none" style:font-name="Calibri" fo:font-size="36pt" fo:font-style="italic" fo:text-shadow="none" style:text-underline-style="solid" style:text-underline-width="auto" style:text-underline-color="font-color" fo:font-weight="bold" style:font-size-asian="36pt" style:font-style-asian="italic" style:font-weight-asian="bold" style:font-name-complex="Calibri" style:font-size-complex="36pt" style:font-style-complex="italic" style:font-weight-complex="bold"/>
    </style:style>
    <style:style style:name="ce118" style:family="table-cell" style:parent-style-name="Excel_20_Built-in_20_Normal">
      <style:table-cell-properties fo:border-bottom="0.0413in double #000000" style:border-line-width-bottom="0.0138in 0.0138in 0.0138in" fo:background-color="#dbeef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20_Built-in_20_Normal">
      <style:table-cell-properties fo:border-bottom="0.0138in solid #000000" fo:background-color="#dbeef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Excel_20_Built-in_20_Normal">
      <style:table-cell-properties fo:background-color="#dbeef4" style:diagonal-bl-tr="none" style:diagonal-tl-br="none" fo:border="0.0138in solid #000000" style:rotation-align="none"/>
    </style:style>
    <style:style style:name="ce121" style:family="table-cell" style:parent-style-name="Excel_20_Built-in_20_Normal">
      <style:table-cell-properties fo:background-color="#dbeef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Excel_20_Built-in_20_Normal">
      <style:table-cell-properties fo:background-color="#dbeef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Excel_20_Built-in_20_Normal">
      <style:table-cell-properties fo:background-color="#dbeef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Excel_20_Built-in_20_Normal">
      <style:table-cell-properties fo:border-bottom="0.0138in solid #000000" fo:background-color="#dbeef4" style:diagonal-bl-tr="none" style:diagonal-tl-br="none" fo:border-left="0.0138in solid #000000" fo:border-right="0.0138in solid #000000" style:rotation-align="none" fo:border-top="none"/>
    </style:style>
    <style:style style:name="ce125" style:family="table-cell" style:parent-style-name="Excel_20_Built-in_20_Normal">
      <style:table-cell-properties fo:border-bottom="0.0413in double #000000" style:border-line-width-bottom="0.0138in 0.0138in 0.0138in" fo:background-color="#f2dcdb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Excel_20_Built-in_20_Normal">
      <style:table-cell-properties fo:border-bottom="0.0138in solid #000000" fo:background-color="#f2dcdb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Excel_20_Built-in_20_Currency" style:data-style-name="N120">
      <style:table-cell-properties fo:border-bottom="0.0413in double #000000" style:border-line-width-bottom="0.0138in 0.0138in 0.0138in" fo:background-color="#ebf1de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Excel_20_Built-in_20_Currency" style:data-style-name="N120">
      <style:table-cell-properties fo:border-bottom="0.0138in solid #000000" fo:background-color="#ebf1de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Excel_20_Built-in_20_Currency" style:data-style-name="N120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Excel_20_Built-in_20_Currency" style:data-style-name="N124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Excel_20_Built-in_20_Currency" style:data-style-name="N120">
      <style:table-cell-properties fo:border-bottom="0.0138in solid #000000" fo:background-color="#ebf1de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0.0138in solid #000000" fo:background-color="#ddd9c3" style:diagonal-bl-tr="none" style:diagonal-tl-br="none" fo:border-left="0.0138in solid #000000" fo:border-right="0.0138in solid #000000" style:rotation-align="none" fo:border-top="none"/>
    </style:style>
    <style:style style:name="ce133" style:family="table-cell" style:parent-style-name="Excel_20_Built-in_20_Normal">
      <style:table-cell-properties fo:background-color="#ddd9c3" style:diagonal-bl-tr="none" style:diagonal-tl-br="none" fo:border="0.0138in solid #000000" style:rotation-align="none"/>
    </style:style>
    <style:style style:name="ce134" style:family="table-cell" style:parent-style-name="Excel_20_Built-in_20_Normal">
      <style:table-cell-properties fo:background-color="#00ff00" style:diagonal-bl-tr="none" style:diagonal-tl-br="none" fo:border="0.0138in solid #000000" style:rotation-align="none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ff0000" style:text-outline="false" style:text-line-through-style="none" style:text-position="0% 100%" style:font-name="Calibri" fo:font-size="28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3" style:family="text">
      <style:text-properties fo:color="#ff0000" style:text-outline="false" style:text-line-through-style="none" style:text-position="0% 100%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T4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6" style:family="text">
      <style:text-properties fo:color="#ff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7" style:family="text">
      <style:text-properties fo:color="#ff0000" style:text-outline="false" style:text-line-through-style="none" style:text-position="0% 100%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T8" style:family="text">
      <style:text-properties fo:color="#ff0000" style:text-outline="false" style:text-line-through-style="none" style:text-position="0% 100%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T9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0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fo:color="#00b050" style:text-outline="false" style:text-line-through-style="none" style:text-position="0% 100%" style:font-name="Calibri" fo:font-size="28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2" style:family="text">
      <style:text-properties fo:color="#00b05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fo:color="#00b050" style:text-outline="false" style:text-line-through-style="none" style:text-position="0% 100%" style:font-name="Calibri" fo:font-size="16pt" fo:font-style="italic" fo:text-shadow="none" style:text-underline-style="solid" style:text-underline-width="auto" style:text-underline-color="font-color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T14" style:family="text">
      <style:text-properties fo:color="#ff0000" style:text-outline="false" style:text-line-through-style="none" style:text-position="0% 100%" style:font-name="Calibri" fo:font-size="36pt" fo:font-style="italic" fo:text-shadow="none" style:text-underline-style="solid" style:text-underline-width="auto" style:text-underline-color="font-color" fo:font-weight="bold" style:font-size-asian="36pt" style:font-style-asian="italic" style:font-weight-asian="bold" style:font-name-complex="Calibri" style:font-size-complex="36pt" style:font-style-complex="italic" style:font-weight-complex="bold"/>
    </style:style>
    <style:style style:name="T15" style:family="text">
      <style:text-properties fo:color="#002060" style:text-outline="false" style:text-line-through-style="none" style:text-position="0% 100%" style:font-name="Calibri" fo:font-size="36pt" fo:font-style="italic" fo:text-shadow="none" style:text-underline-style="solid" style:text-underline-width="auto" style:text-underline-color="font-color" fo:font-weight="bold" style:font-size-asian="36pt" style:font-style-asian="italic" style:font-weight-asian="bold" style:font-name-complex="Calibri" style:font-size-complex="36pt" style:font-style-complex="italic" style:font-weight-complex="bold"/>
    </style:style>
    <style:style style:name="T16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7" style:family="text">
      <style:text-properties fo:color="#000000" style:text-outline="false" style:text-line-through-style="none" style:text-position="0% 100%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size-complex="11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 Private and General Ins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6" table:default-cell-style-name="Excel_20_Built-in_20_Normal"/>
        <table:table-column table:style-name="co7" table:default-cell-style-name="ce27"/>
        <table:table-column table:style-name="co8" table:default-cell-style-name="Excel_20_Built-in_20_Normal"/>
        <table:table-column table:style-name="co5" table:number-columns-repeated="1020" table:default-cell-style-name="Excel_20_Built-in_20_Normal"/>
        <table:table-row table:style-name="ro3">
          <table:table-cell table:style-name="ce1" office:value-type="string" table:number-columns-spanned="4" table:number-rows-spanned="1">
            <text:p>All Private and General Insurance quotes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2" office:value-type="string">
            <text:p>Question</text:p>
          </table:table-cell>
          <table:table-cell table:style-name="ce10" office:value-type="string">
            <text:p>Answer</text:p>
          </table:table-cell>
          <table:table-cell table:style-name="ce19" office:value-type="string" office:string-value="Price">
            <text:p>Price </text:p>
          </table:table-cell>
          <table:table-cell table:style-name="ce28" office:value-type="string">
            <text:p>Rules/Alert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Answer exactly 1</text:p>
          </table:table-cell>
          <table:table-cell table:style-name="ce11"/>
          <table:table-cell table:style-name="ce20"/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How many lenses does the pt want as Single Vision (SV)?</text:p>
          </table:table-cell>
          <table:table-cell table:style-name="ce12" office:value-type="float" office:value="1">
            <text:p>1</text:p>
          </table:table-cell>
          <table:table-cell table:style-name="ce21" table:formula="of:=IF([.B4]&gt;1; &quot;$90.00&quot;; IF([.B4]&gt;0; &quot;$45.00&quot;; IF([.B4]&gt;-1; &quot;0&quot;; &quot;0&quot;)))" office:value-type="string" office:string-value="$45.00 ">
            <text:p>$45.0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does the pt want as Progressive (No-Line)?</text:p>
          </table:table-cell>
          <table:table-cell table:style-name="ce12" office:value-type="float" office:value="1">
            <text:p>1</text:p>
          </table:table-cell>
          <table:table-cell table:style-name="ce21" table:formula="of:=IF([.B5]&gt;1; &quot;$260.00&quot;; IF([.B5]&gt;0; &quot;$130.00&quot;; IF([.B5]&gt;-1; &quot;0&quot;; &quot;0&quot;)))" office:value-type="string" office:string-value="$130.00 ">
            <text:p>$130.0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as a lined Bifocal 28/Round 24?</text:p>
          </table:table-cell>
          <table:table-cell table:style-name="ce12" office:value-type="float" office:value="1">
            <text:p>1</text:p>
          </table:table-cell>
          <table:table-cell table:style-name="ce21" table:formula="of:=IF([.B6]&gt;1; &quot;$125.00&quot;; IF([.B6]&gt;0; &quot;$62.50&quot;; IF([.B6]&gt;-1; &quot;0&quot;; &quot;0&quot;)))" office:value-type="string" office:string-value="$62.50 ">
            <text:p>$62.50 </text:p>
          </table:table-cell>
          <table:table-cell table:style-name="ce30" office:value-type="string">
            <text:p>Primary Lined Bifocal Is 28, Primary Round Top Is 24.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does the pt want as a lined Bifocal 35?</text:p>
          </table:table-cell>
          <table:table-cell table:style-name="ce12" office:value-type="float" office:value="1">
            <text:p>1</text:p>
          </table:table-cell>
          <table:table-cell table:style-name="ce21" table:formula="of:=IF([.B7]&gt;1; &quot;$150.00&quot;; IF([.B7]&gt;0; &quot;$75.00&quot;; IF([.B7]&gt;-1; &quot;0&quot;; &quot;0&quot;)))" office:value-type="string" office:string-value="$75.00 ">
            <text:p>$75.0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does the pt want as a Trifocal?</text:p>
          </table:table-cell>
          <table:table-cell table:style-name="ce12" office:value-type="float" office:value="1">
            <text:p>1</text:p>
          </table:table-cell>
          <table:table-cell table:style-name="ce21" table:formula="of:=IF([.B8]&gt;1; &quot;$160.00&quot;; IF([.B8]&gt;0; &quot;$80.00&quot;; IF([.B8]&gt;-1; &quot;0&quot;; &quot;0&quot;)))" office:value-type="string" office:string-value="$80.00 ">
            <text:p>$80.0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does the pt want as a Shamir Duo PAL?</text:p>
          </table:table-cell>
          <table:table-cell table:style-name="ce12" office:value-type="float" office:value="1">
            <text:p>1</text:p>
          </table:table-cell>
          <table:table-cell table:style-name="ce21" table:formula="of:=IF([.B9]&gt;1; &quot;$175.00&quot;; IF([.B9]&gt;0; &quot;$87.50&quot;; IF([.B9]&gt;-1; &quot;0&quot;; &quot;0&quot;)))" office:value-type="string" office:string-value="$87.50 ">
            <text:p>$87.50 </text:p>
          </table:table-cell>
          <table:table-cell table:style-name="ce30" office:value-type="string">
            <text:p>This lens is good for new presbyope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does the pt want as a Blended Bifocal?</text:p>
          </table:table-cell>
          <table:table-cell table:style-name="ce12" office:value-type="float" office:value="1">
            <text:p>1</text:p>
          </table:table-cell>
          <table:table-cell table:style-name="ce21" table:formula="of:=IF([.B10]&gt;1; &quot;$160.00&quot;; IF([.B10]&gt;0; &quot;$80.00&quot;; IF([.B10]&gt;-1; &quot;0&quot;; &quot;0&quot;)))" office:value-type="string" office:string-value="$80.00 ">
            <text:p>$80.0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5"/>
          <table:table-cell table:style-name="ce13"/>
          <table:table-cell table:style-name="ce21"/>
          <table:table-cell table:style-name="ce30"/>
          <table:table-cell table:number-columns-repeated="1020"/>
        </table:table-row>
        <table:table-row table:style-name="ro4">
          <table:table-cell table:style-name="ce5" office:value-type="string">
            <text:p>Material - <text:span text:style-name="T1">Answer exactly 1</text:span></text:p>
          </table:table-cell>
          <table:table-cell table:style-name="ce13"/>
          <table:table-cell table:style-name="ce21"/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does the pt want made of PLASTIC?</text:p>
          </table:table-cell>
          <table:table-cell table:style-name="ce12" office:value-type="float" office:value="1">
            <text:p>1</text:p>
          </table:table-cell>
          <table:table-cell table:style-name="ce21" table:formula="of:=IF([.B13]&gt;1; &quot;$0.00&quot;; IF([.B13]&gt;0; &quot;$0.00&quot;; IF([.B13]&gt;-1; &quot;0&quot;; &quot;0&quot;)))" office:value-type="string" office:string-value="$0.00 ">
            <text:p>$0.0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does the pt want made of Regular SV GLASS?</text:p>
          </table:table-cell>
          <table:table-cell table:style-name="ce12" office:value-type="float" office:value="1">
            <text:p>1</text:p>
          </table:table-cell>
          <table:table-cell table:style-name="ce21" table:formula="of:=IF([.B14]&gt;1; &quot;$15.00&quot;; IF([.B14]&gt;0; &quot;$7.50&quot;; IF([.B14]&gt;-1; &quot;0&quot;; &quot;0&quot;)))" office:value-type="string" office:string-value="$7.50 ">
            <text:p>$7.50 </text:p>
          </table:table-cell>
          <table:table-cell table:style-name="ce31" office:value-type="string">
            <text:p>***This is for Single Vision Glass Only***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does the pt want made of POLYCARB?</text:p>
          </table:table-cell>
          <table:table-cell table:style-name="ce12" office:value-type="float" office:value="1">
            <text:p>1</text:p>
          </table:table-cell>
          <table:table-cell table:style-name="ce21" table:formula="of:=IF([.B15]&gt;1; &quot;$55.00&quot;; IF([.B15]&gt;0; &quot;$27.50&quot;; IF([.B15]&gt;-1; &quot;0&quot;; &quot;0&quot;)))" office:value-type="string" office:string-value="$27.50 ">
            <text:p>$27.5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made of TRIVEX?</text:p>
          </table:table-cell>
          <table:table-cell table:style-name="ce12" office:value-type="float" office:value="1">
            <text:p>1</text:p>
          </table:table-cell>
          <table:table-cell table:style-name="ce21" table:formula="of:=IF([.B16]&gt;1; &quot;$75.00&quot;; IF([.B16]&gt;0; &quot;$37.50&quot;; IF([.B16]&gt;-1; &quot;0&quot;; &quot;0&quot;)))" office:value-type="string" office:string-value="$37.50 ">
            <text:p>$37.5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made of HI INDEX GLASS/GLASS PAL?</text:p>
          </table:table-cell>
          <table:table-cell table:style-name="ce12" office:value-type="float" office:value="1">
            <text:p>1</text:p>
          </table:table-cell>
          <table:table-cell table:style-name="ce21" table:formula="of:=IF([.B17]&gt;1; &quot;$75.00&quot;; IF([.B17]&gt;0; &quot;$37.50&quot;; IF([.B17]&gt;-1; &quot;0&quot;; &quot;0&quot;)))" office:value-type="string" office:string-value="$37.50 ">
            <text:p>$37.5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made of 1.67 HI Index Plastic?</text:p>
          </table:table-cell>
          <table:table-cell table:style-name="ce12" office:value-type="float" office:value="1">
            <text:p>1</text:p>
          </table:table-cell>
          <table:table-cell table:style-name="ce21" table:formula="of:=IF([.B18]&gt;1; &quot;$90.00&quot;; IF([.B18]&gt;0; &quot;$45.00&quot;; IF([.B18]&gt;-1; &quot;0&quot;; &quot;0&quot;)))" office:value-type="string" office:string-value="$45.00 ">
            <text:p>$45.0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made of 1.70 HI Index Plastic?</text:p>
          </table:table-cell>
          <table:table-cell table:style-name="ce12" office:value-type="float" office:value="1">
            <text:p>1</text:p>
          </table:table-cell>
          <table:table-cell table:style-name="ce21" table:formula="of:=IF([.B19]&gt;1; &quot;$110.00&quot;; IF([.B19]&gt;0; &quot;$55.00&quot;; IF([.B19]&gt;-1; &quot;0&quot;; &quot;0&quot;)))" office:value-type="string" office:string-value="$55.00 ">
            <text:p>$55.0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21"/>
          <table:table-cell table:style-name="ce30"/>
          <table:table-cell table:number-columns-repeated="1020"/>
        </table:table-row>
        <table:table-row table:style-name="ro4">
          <table:table-cell table:style-name="ce5" office:value-type="string">
            <text:p>Tints - <text:span text:style-name="T1">Answer Exactly 1</text:span></text:p>
          </table:table-cell>
          <table:table-cell table:style-name="ce13"/>
          <table:table-cell table:style-name="ce21"/>
          <table:table-cell table:style-name="ce30"/>
          <table:table-cell table:number-columns-repeated="1020"/>
        </table:table-row>
        <table:table-row table:style-name="ro2">
          <table:table-cell table:style-name="ce6" office:value-type="string">
            <text:p>How many lenses does the pt want clear?</text:p>
          </table:table-cell>
          <table:table-cell table:style-name="ce14" office:value-type="float" office:value="1">
            <text:p>1</text:p>
          </table:table-cell>
          <table:table-cell table:style-name="ce21" table:formula="of:=IF([.B22]&gt;1; &quot;$0.00&quot;; IF([.B22]&gt;0; &quot;$0.00&quot;; IF([.B22]&gt;-1; &quot;0&quot;; &quot;0&quot;)))" office:value-type="string" office:string-value="$0.00 ">
            <text:p>$0.0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does the pt want with Transitions</text:p>
          </table:table-cell>
          <table:table-cell table:style-name="ce12" office:value-type="float" office:value="1">
            <text:p>1</text:p>
          </table:table-cell>
          <table:table-cell table:style-name="ce21" table:formula="of:=IF([.B23]&gt;1; &quot;$105.00&quot;; IF([.B23]&gt;0; &quot;$52.50&quot;; IF([.B23]&gt;-1; &quot;0&quot;; &quot;0&quot;)))" office:value-type="string" office:string-value="$52.50 ">
            <text:p>$52.50 </text:p>
          </table:table-cell>
          <table:table-cell table:style-name="ce32" office:value-type="string">
            <text:p>***This is NOT for any glass materials***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with PhotoGrey Thin&amp;Dark?</text:p>
          </table:table-cell>
          <table:table-cell table:style-name="ce12" office:value-type="float" office:value="1">
            <text:p>1</text:p>
          </table:table-cell>
          <table:table-cell table:style-name="ce21" table:formula="of:=IF([.B24]&gt;1; &quot;$70.00&quot;; IF([.B24]&gt;0; &quot;$35.00&quot;; IF([.B24]&gt;-1; &quot;0&quot;; &quot;0&quot;)))" office:value-type="string" office:string-value="$35.00 ">
            <text:p>$35.00 </text:p>
          </table:table-cell>
          <table:table-cell table:style-name="ce32" office:value-type="string">
            <text:p>***This is for GLASS ONLY***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with PhotoGrey Extra?</text:p>
          </table:table-cell>
          <table:table-cell table:style-name="ce12" office:value-type="float" office:value="1">
            <text:p>1</text:p>
          </table:table-cell>
          <table:table-cell table:style-name="ce21" table:formula="of:=IF([.B25]&gt;1; &quot;$60.00&quot;; IF([.B25]&gt;0; &quot;$30.00&quot;; IF([.B25]&gt;-1; &quot;0&quot;; &quot;0&quot;)))" office:value-type="string" office:string-value="$30.00 ">
            <text:p>$30.00 </text:p>
          </table:table-cell>
          <table:table-cell table:style-name="ce32" office:value-type="string">
            <text:p>***This is for GLASS ONLY***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with Polarized Tint?</text:p>
          </table:table-cell>
          <table:table-cell table:style-name="ce12" office:value-type="float" office:value="1">
            <text:p>1</text:p>
          </table:table-cell>
          <table:table-cell table:style-name="ce21" table:formula="of:=IF([.B26]&gt;1; &quot;$75.00&quot;; IF([.B26]&gt;0; &quot;$37.50&quot;; IF([.B26]&gt;-1; &quot;0&quot;; &quot;0&quot;)))" office:value-type="string" office:string-value="$37.50 ">
            <text:p>$37.50 </text:p>
          </table:table-cell>
          <table:table-cell table:style-name="ce32" office:value-type="string">
            <text:p>***This is for NON-GLASS ONLY***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with a SOLID MIRROR TINT (GLASS)?</text:p>
          </table:table-cell>
          <table:table-cell table:style-name="ce12" office:value-type="float" office:value="1">
            <text:p>1</text:p>
          </table:table-cell>
          <table:table-cell table:style-name="ce21" table:formula="of:=IF([.B27]&gt;1; &quot;$100.00&quot;; IF([.B27]&gt;0; &quot;$50.00&quot;; IF([.B27]&gt;-1; &quot;0&quot;; &quot;0&quot;)))" office:value-type="string" office:string-value="$50.00 ">
            <text:p>$50.00 </text:p>
          </table:table-cell>
          <table:table-cell table:style-name="ce32" office:value-type="string">
            <text:p>***This is for GLASS ONLY***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with a GRADIENT MIRROR TINT (GLASS)?</text:p>
          </table:table-cell>
          <table:table-cell table:style-name="ce12" office:value-type="float" office:value="1">
            <text:p>1</text:p>
          </table:table-cell>
          <table:table-cell table:style-name="ce21" table:formula="of:=IF([.B28]&gt;1; &quot;$120.00&quot;; IF([.B28]&gt;0; &quot;$60.00&quot;; IF([.B28]&gt;-1; &quot;0&quot;; &quot;0&quot;)))" office:value-type="string" office:string-value="$60.00 ">
            <text:p>$60.00 </text:p>
          </table:table-cell>
          <table:table-cell table:style-name="ce32" office:value-type="string">
            <text:p>***This is for GLASS ONLY***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with a SOLID MIRROR TINT (PLASTIC)?</text:p>
          </table:table-cell>
          <table:table-cell table:style-name="ce12" office:value-type="float" office:value="1">
            <text:p>1</text:p>
          </table:table-cell>
          <table:table-cell table:style-name="ce21" table:formula="of:=IF([.B29]&gt;1; &quot;$60.00&quot;; IF([.B29]&gt;0; &quot;$30.00&quot;; IF([.B29]&gt;-1; &quot;0&quot;; &quot;0&quot;)))" office:value-type="string" office:string-value="$30.00 ">
            <text:p>$30.00 </text:p>
          </table:table-cell>
          <table:table-cell table:style-name="ce32" office:value-type="string">
            <text:p>***This is for PLASTIC ONLY***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with a GRADIENT MIRROR TINT (PLASTIC)?</text:p>
          </table:table-cell>
          <table:table-cell table:style-name="ce12" office:value-type="float" office:value="1">
            <text:p>1</text:p>
          </table:table-cell>
          <table:table-cell table:style-name="ce21" table:formula="of:=IF([.B30]&gt;1; &quot;$60.00&quot;; IF([.B30]&gt;0; &quot;$30.00&quot;; IF([.B30]&gt;-1; &quot;0&quot;; &quot;0&quot;)))" office:value-type="string" office:string-value="$30.00 ">
            <text:p>$30.00 </text:p>
          </table:table-cell>
          <table:table-cell table:style-name="ce32" office:value-type="string">
            <text:p>***This is for PLASTIC ONLY***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with a Regular TINT (PLASTIC)?</text:p>
          </table:table-cell>
          <table:table-cell table:style-name="ce12" office:value-type="float" office:value="1">
            <text:p>1</text:p>
          </table:table-cell>
          <table:table-cell table:style-name="ce21" table:formula="of:=IF([.B31]&gt;1; &quot;$30.00&quot;; IF([.B31]&gt;0; &quot;$15.00&quot;; IF([.B31]&gt;-1; &quot;0&quot;; &quot;0&quot;)))" office:value-type="string" office:string-value="$15.00 ">
            <text:p>$15.00 </text:p>
          </table:table-cell>
          <table:table-cell table:style-name="ce32" office:value-type="string">
            <text:p>***This is for PLASTIC ONLY***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21"/>
          <table:table-cell table:style-name="ce30"/>
          <table:table-cell table:number-columns-repeated="1020"/>
        </table:table-row>
        <table:table-row table:style-name="ro4">
          <table:table-cell table:style-name="ce5" office:value-type="string">
            <text:p>Coatings - <text:span text:style-name="T1">Answer Exactly 1</text:span></text:p>
          </table:table-cell>
          <table:table-cell table:style-name="ce13"/>
          <table:table-cell table:style-name="ce21"/>
          <table:table-cell table:style-name="ce30"/>
          <table:table-cell table:number-columns-repeated="1020"/>
        </table:table-row>
        <table:table-row table:style-name="ro4">
          <table:table-cell table:style-name="ce6" office:value-type="string">
            <text:p>How many lenses does the pt want withOUT any coatings?</text:p>
          </table:table-cell>
          <table:table-cell table:style-name="ce14" office:value-type="float" office:value="1">
            <text:p>1</text:p>
          </table:table-cell>
          <table:table-cell table:style-name="ce21" table:formula="of:=IF([.B34]&gt;1; &quot;$0.00&quot;; IF([.B34]&gt;0; &quot;$0.00&quot;; IF([.B34]&gt;-1; &quot;0&quot;; &quot;0&quot;)))" office:value-type="string" office:string-value="$0.00 ">
            <text:p>$0.0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does the pt want with Standard AR coat?</text:p>
          </table:table-cell>
          <table:table-cell table:style-name="ce12" office:value-type="float" office:value="1">
            <text:p>1</text:p>
          </table:table-cell>
          <table:table-cell table:style-name="ce21" table:formula="of:=IF([.B35]&gt;1; &quot;$65.00&quot;; IF([.B35]&gt;0; &quot;$32.50&quot;; IF([.B35]&gt;-1; &quot;0&quot;; &quot;0&quot;)))" office:value-type="string" office:string-value="$32.50 ">
            <text:p>$32.50 </text:p>
          </table:table-cell>
          <table:table-cell table:style-name="ce30" office:value-type="string">
            <text:p>This is the only AR for all materials (including glass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does the pt want with Level B AR coat?</text:p>
          </table:table-cell>
          <table:table-cell table:style-name="ce12" office:value-type="float" office:value="1">
            <text:p>1</text:p>
          </table:table-cell>
          <table:table-cell table:style-name="ce21" table:formula="of:=IF([.B36]&gt;1; &quot;$75.00&quot;; IF([.B36]&gt;0; &quot;$37.50&quot;; IF([.B36]&gt;-1; &quot;0&quot;; &quot;0&quot;)))" office:value-type="string" office:string-value="$37.50 ">
            <text:p>$37.50 </text:p>
          </table:table-cell>
          <table:table-cell table:style-name="ce30" office:value-type="string">
            <text:p>Example: Pentax ECP. NOT for glass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How many lenses does the pt want with Level C AR coat?</text:p>
          </table:table-cell>
          <table:table-cell table:style-name="ce12" office:value-type="float" office:value="1">
            <text:p>1</text:p>
          </table:table-cell>
          <table:table-cell table:style-name="ce21" table:formula="of:=IF([.B37]&gt;1; &quot;$95.00&quot;; IF([.B37]&gt;0; &quot;$47.50&quot;; IF([.B37]&gt;-1; &quot;0&quot;; &quot;0&quot;)))" office:value-type="string" office:string-value="$47.50 ">
            <text:p>$47.50 </text:p>
          </table:table-cell>
          <table:table-cell table:style-name="ce30" office:value-type="string">
            <text:p>Example: Alize. NOT for glass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How many lenses does the pt want with Level D AR coat?</text:p>
          </table:table-cell>
          <table:table-cell table:style-name="ce12" office:value-type="float" office:value="1">
            <text:p>1</text:p>
          </table:table-cell>
          <table:table-cell table:style-name="ce21" table:formula="of:=IF([.B38]&gt;1; &quot;$105.00&quot;; IF([.B38]&gt;0; &quot;$52.50&quot;; IF([.B38]&gt;-1; &quot;0&quot;; &quot;0&quot;)))" office:value-type="string" office:string-value="$52.50 ">
            <text:p>$52.50 </text:p>
          </table:table-cell>
          <table:table-cell table:style-name="ce30" office:value-type="string">
            <text:p>Example: Avance. NOT for glas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does the pt want with a Scratch Coat?</text:p>
          </table:table-cell>
          <table:table-cell table:style-name="ce12" office:value-type="float" office:value="1">
            <text:p>1</text:p>
          </table:table-cell>
          <table:table-cell table:style-name="ce22" table:formula="of:=IF(OR([.B5]&gt;0;[.B9]&gt;0;[.B14]&gt;0;[.B15]&gt;0;[.B16]&gt;0;[.B17]&gt;0;[.B23]&gt;0;[.B26]&gt;0;[.B35]&gt;0;[.B36]&gt;0;[.B37]&gt;0;[.B38]&gt;0;[.B39]&lt;1;[.B18]&gt;0;[.B19]&gt;0);&quot;0&quot;;IF(([.B39]&gt;1);&quot;$30.00&quot;;IF(([.B39]&gt;0);&quot;$15.00&quot;;&quot;0&quot;)))" office:value-type="string" office:string-value="0 ">
            <text:p>0 </text:p>
          </table:table-cell>
          <table:table-cell table:style-name="ce33" table:formula="of:=IF(OR([.B5]&gt;0;[.B9]&gt;0;[.B14]&gt;0;[.B15]&gt;0;[.B16]&gt;0;[.B17]&gt;0;[.B23]&gt;0;[.B26]&gt;0;[.B35]&gt;0;[.B36]&gt;0;[.B37]&gt;0;[.B38]&gt;0);&quot;***This is included***&quot;;&quot;***Scratch Coat NOT Included***&quot;)" office:value-type="string" office:string-value="***This is included***">
            <text:p>***This is included***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does the pt want with UV Protection?</text:p>
          </table:table-cell>
          <table:table-cell table:style-name="ce12" office:value-type="float" office:value="1">
            <text:p>1</text:p>
          </table:table-cell>
          <table:table-cell table:style-name="ce21" table:formula="of:=IF([.B40]&gt;1; &quot;$105.00&quot;; IF([.B40]&gt;0; &quot;$52.50&quot;; IF([.B40]&gt;-1; &quot;0&quot;; &quot;0&quot;)))" office:value-type="string" office:string-value="$52.50 ">
            <text:p>$52.5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21"/>
          <table:table-cell table:style-name="ce30"/>
          <table:table-cell table:number-columns-repeated="1020"/>
        </table:table-row>
        <table:table-row table:style-name="ro4">
          <table:table-cell table:style-name="ce5" office:value-type="string">
            <text:p>Edge Treatments - <text:span text:style-name="T1">Answer Exactly 1</text:span></text:p>
          </table:table-cell>
          <table:table-cell table:style-name="ce13"/>
          <table:table-cell table:style-name="ce21"/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does the pt want Roll&amp;Pollished?</text:p>
          </table:table-cell>
          <table:table-cell table:style-name="ce12" office:value-type="float" office:value="1">
            <text:p>1</text:p>
          </table:table-cell>
          <table:table-cell table:style-name="ce21" table:formula="of:=IF([.B43]&gt;1; &quot;$30.00&quot;; IF([.B43]&gt;0; &quot;$15.00&quot;; IF([.B43]&gt;-1; &quot;0&quot;; &quot;0&quot;)))" office:value-type="string" office:string-value="$15.00 ">
            <text:p>$15.0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does the pt want with an Edge Tint?</text:p>
          </table:table-cell>
          <table:table-cell table:style-name="ce12" office:value-type="float" office:value="1">
            <text:p>1</text:p>
          </table:table-cell>
          <table:table-cell table:style-name="ce21" table:formula="of:=IF([.B44]&gt;1; &quot;$40.00&quot;; IF([.B44]&gt;0; &quot;$20.00&quot;; IF([.B44]&gt;-1; &quot;0&quot;; &quot;0&quot;)))" office:value-type="string" office:string-value="$20.00 ">
            <text:p>$20.0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does the pt want with a Shelf Bevel?</text:p>
          </table:table-cell>
          <table:table-cell table:style-name="ce12" office:value-type="float" office:value="1">
            <text:p>1</text:p>
          </table:table-cell>
          <table:table-cell table:style-name="ce21" table:formula="of:=IF([.B45]&gt;1; &quot;$75.00&quot;; IF([.B45]&gt;0; &quot;$37.50&quot;; IF([.B45]&gt;-1; &quot;0&quot;; &quot;0&quot;)))" office:value-type="string" office:string-value="$37.50 ">
            <text:p>$37.5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does the pt want withOUT any Edge Txs?</text:p>
          </table:table-cell>
          <table:table-cell table:style-name="ce14" office:value-type="float" office:value="1">
            <text:p>1</text:p>
          </table:table-cell>
          <table:table-cell table:style-name="ce21" table:formula="of:=IF([.B46]&gt;1; &quot;$0.00&quot;; IF([.B46]&gt;0; &quot;$0.00&quot;; IF([.B46]&gt;-1; &quot;0&quot;; &quot;0&quot;)))" office:value-type="string" office:string-value="$0.00 ">
            <text:p>$0.0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21"/>
          <table:table-cell table:style-name="ce30"/>
          <table:table-cell table:number-columns-repeated="1020"/>
        </table:table-row>
        <table:table-row table:style-name="ro2">
          <table:table-cell table:style-name="ce7" office:value-type="string">
            <text:p>Answer ALL 3 of these</text:p>
          </table:table-cell>
          <table:table-cell table:style-name="ce13"/>
          <table:table-cell table:style-name="ce21"/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If the pt is buying a new frame, what is it's Retail Cost?</text:p>
          </table:table-cell>
          <table:table-cell table:style-name="ce12" office:value-type="float" office:value="160">
            <text:p>160</text:p>
          </table:table-cell>
          <table:table-cell table:style-name="ce21" table:formula="of:=[.B49]" office:value-type="float" office:value="160">
            <text:p><text:s/>$160.00 </text:p>
          </table:table-cell>
          <table:table-cell table:style-name="ce30" office:value-type="string">
            <text:p>Frame Subtotal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f the pt has any copayments, what are they?</text:p>
          </table:table-cell>
          <table:table-cell table:style-name="ce12" office:value-type="float" office:value="25">
            <text:p>25</text:p>
          </table:table-cell>
          <table:table-cell table:style-name="ce23" table:formula="of:=[.B50]" office:value-type="float" office:value="25">
            <text:p><text:s/>$25.0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If the pt has insurance, how much does it cover?</text:p>
          </table:table-cell>
          <table:table-cell table:style-name="ce12" office:value-type="float" office:value="200">
            <text:p>200</text:p>
          </table:table-cell>
          <table:table-cell table:style-name="ce21" table:formula="of:=-([.B51])" office:value-type="float" office:value="-200">
            <text:p><text:s/>$(200.00)</text:p>
          </table:table-cell>
          <table:table-cell table:style-name="ce34" office:value-type="string">
            <text:p>***This tab is ONLY for NON-VSP and NON-NBN orders**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5"/>
          <table:table-cell table:style-name="ce24" table:formula="of:=IF([.B49]&lt;1;[.C44]+[.C43]+[.C40]+[.C38]+[.C37]+[.C36]+[.C35]+[.C31]+[.C30]+[.C29]+[.C28]+[.C27]+[.C26]+[.C25]+[.C24]+[.C23]+[.C19]+[.C18]+[.C17]+[.C15]+[.C14]+[.C13]+[.C10]+[.C9]+[.C8]+[.C7]+[.C6]+[.C5]+[.C4]+[.C46]+[.C34]+[.C22]+[.C39]+20; [.C44]+[.C43]+[.C40]+[.C38]+[.C37]+[.C36]+[.C35]+[.C31]+[.C30]+[.C29]+[.C28]+[.C27]+[.C26]+[.C25]+[.C24]+[.C23]+[.C19]+[.C18]+[.C17]+[.C15]+[.C14]+[.C13]+[.C10]+[.C9]+[.C8]+[.C7]+[.C6]+[.C5]+[.C4]+[.C46]+[.C34]+[.C22]+[.C39]+[.C45])" office:value-type="float" office:value="0">
            <text:p>#VALUE!</text:p>
          </table:table-cell>
          <table:table-cell table:style-name="ce35" office:value-type="string">
            <text:p>Extras Subtotal (Disp Fee is included when there is no frame)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16" office:value-type="string">
            <text:p>Total:</text:p>
          </table:table-cell>
          <table:table-cell table:style-name="ce20" table:formula="of:=[.C52]+[.C49]+[.C51]+[.C50]" office:value-type="float" office:value="0">
            <text:p>#VALUE!</text:p>
          </table:table-cell>
          <table:table-cell table:style-name="ce29" office:value-type="string">
            <text:p>This is before any discount</text:p>
          </table:table-cell>
          <table:table-cell table:number-columns-repeated="1020"/>
        </table:table-row>
        <table:table-row table:style-name="ro2">
          <table:table-cell table:style-name="ce8" office:value-type="string">
            <text:p>Discounts?</text:p>
          </table:table-cell>
          <table:table-cell table:style-name="ce17" office:value-type="percentage" office:value="0.2">
            <text:p>20%</text:p>
          </table:table-cell>
          <table:table-cell table:style-name="ce25" table:formula="of:=[.B54]" office:value-type="percentage" office:value="0.2">
            <text:p>20%</text:p>
          </table:table-cell>
          <table:table-cell table:style-name="ce36" office:value-type="string">
            <text:p>Discounts are only for orders that do NOT include insurance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18" office:value-type="string">
            <text:p>Grand Total:</text:p>
          </table:table-cell>
          <table:table-cell table:style-name="ce26" table:formula="of:=(1-[.C54])*([.C53]-[.C50])+[.C50]" office:value-type="float" office:value="0">
            <text:p>#VALUE!</text:p>
          </table:table-cell>
          <table:table-cell table:style-name="ce37"/>
          <table:table-cell table:number-columns-repeated="102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SP Only" table:style-name="ta3" table:print="false"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ce84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5" table:default-cell-style-name="Excel_20_Built-in_20_Normal"/>
        <table:table-column table:style-name="co16" table:default-cell-style-name="Excel_20_Built-in_20_Normal"/>
        <table:table-column table:style-name="co5" table:number-columns-repeated="1015" table:default-cell-style-name="Excel_20_Built-in_20_Normal"/>
        <table:table-row table:style-name="ro5">
          <table:table-cell table:style-name="ce38" office:value-type="string" table:number-columns-spanned="4" table:number-rows-spanned="1">
            <text:p><text:span text:style-name="T2">SIGNATURE ONLY</text:span><text:span text:style-name="T3"> </text:span><text:span text:style-name="T4">-</text:span><text:span text:style-name="T5"> </text:span><text:span text:style-name="T6">Only fill in answers if pt is </text:span><text:span text:style-name="T7">NOT FULLY </text:span><text:span text:style-name="T8">COVERED</text:span><text:span text:style-name="T6"> for a specific item</text:span></text:p>
          </table:table-cell>
          <table:covered-table-cell table:number-columns-repeated="2" table:style-name="ce58"/>
          <table:covered-table-cell table:style-name="ce69"/>
          <table:table-cell table:style-name="ce76"/>
          <table:table-cell table:style-name="ce85" office:value-type="string" table:number-columns-spanned="4" table:number-rows-spanned="1">
            <text:p><text:span text:style-name="T11">CHOICE ONLY</text:span><text:span text:style-name="T10"> </text:span><text:span text:style-name="T12">- Only fill in answeres if the pt is </text:span><text:span text:style-name="T13">NOT FULLY COVERED</text:span><text:span text:style-name="T12"> for a specific item</text:span></text:p>
          </table:table-cell>
          <table:covered-table-cell table:number-columns-repeated="3" table:style-name="ce96"/>
          <table:table-cell table:number-columns-repeated="1015"/>
        </table:table-row>
        <table:table-row table:style-name="ro2">
          <table:table-cell table:style-name="ce39" office:value-type="string">
            <text:p>Single Vision Questions</text:p>
          </table:table-cell>
          <table:table-cell table:style-name="ce59" office:value-type="string">
            <text:p>Answer</text:p>
          </table:table-cell>
          <table:table-cell table:style-name="ce66" office:value-type="string" office:string-value="Price">
            <text:p>Price </text:p>
          </table:table-cell>
          <table:table-cell table:style-name="ce70" office:value-type="string">
            <text:p>Rules/Alerts</text:p>
          </table:table-cell>
          <table:table-cell table:style-name="ce77"/>
          <table:table-cell table:style-name="ce86" office:value-type="string">
            <text:p>Single Vision Questions</text:p>
          </table:table-cell>
          <table:table-cell table:style-name="ce97" office:value-type="string">
            <text:p>Answer</text:p>
          </table:table-cell>
          <table:table-cell table:style-name="ce100" office:value-type="string" office:string-value="Price">
            <text:p>Price </text:p>
          </table:table-cell>
          <table:table-cell table:style-name="ce105" office:value-type="string">
            <text:p>Rules/Alerts</text:p>
          </table:table-cell>
          <table:table-cell table:number-columns-repeated="1015"/>
        </table:table-row>
        <table:table-row table:style-name="ro2">
          <table:table-cell table:style-name="ce40"/>
          <table:table-cell table:style-name="ce11"/>
          <table:table-cell table:style-name="ce20"/>
          <table:table-cell table:style-name="ce71"/>
          <table:table-cell table:style-name="ce78"/>
          <table:table-cell table:style-name="ce87"/>
          <table:table-cell table:style-name="ce11"/>
          <table:table-cell table:style-name="ce101"/>
          <table:table-cell table:style-name="ce106"/>
          <table:table-cell table:number-columns-repeated="1015"/>
        </table:table-row>
        <table:table-row table:style-name="ro6">
          <table:table-cell table:style-name="ce41" office:value-type="string">
            <text:p>Single Vision - ONLY</text:p>
          </table:table-cell>
          <table:table-cell table:style-name="ce11"/>
          <table:table-cell table:style-name="ce20"/>
          <table:table-cell table:style-name="ce71"/>
          <table:table-cell table:style-name="ce78"/>
          <table:table-cell table:style-name="ce88" office:value-type="string">
            <text:p>Single Vision - ONLY</text:p>
          </table:table-cell>
          <table:table-cell table:style-name="ce11"/>
          <table:table-cell table:style-name="ce101"/>
          <table:table-cell table:style-name="ce107"/>
          <table:table-cell table:number-columns-repeated="1015"/>
        </table:table-row>
        <table:table-row table:style-name="ro7">
          <table:table-cell table:style-name="ce42" office:value-type="string">
            <text:p>SV Material - <text:span text:style-name="T1">Needs Exactly 1 answeredSV Material - Needs Exactly 1 answeredSV Material - Needs Exactly 1 answeredSV Material - Needs Exactly 1 answeredSV Material - Needs Exactly 1 answeredSV Material - Needs Exactly 1 answered</text:span></text:p>
          </table:table-cell>
          <table:table-cell table:style-name="ce11"/>
          <table:table-cell table:style-name="ce20"/>
          <table:table-cell table:style-name="ce71"/>
          <table:table-cell table:style-name="ce78"/>
          <table:table-cell table:style-name="ce89" office:value-type="string">
            <text:p>SV Material - <text:span text:style-name="T1">Needs Exactly 1 answeredSV Material - Needs Exactly 1 answeredSV Material - Needs Exactly 1 answeredSV Material - Needs Exactly 1 answeredSV Material - Needs Exactly 1 answeredSV Material - Needs Exactly 1 answered</text:span></text:p>
          </table:table-cell>
          <table:table-cell table:style-name="ce11"/>
          <table:table-cell table:style-name="ce101"/>
          <table:table-cell table:style-name="ce107"/>
          <table:table-cell table:number-columns-repeated="1015"/>
        </table:table-row>
        <table:table-row table:style-name="ro2">
          <table:table-cell table:style-name="ce43" office:value-type="string">
            <text:p>How many lenses does the pt want as SV Plastic?</text:p>
          </table:table-cell>
          <table:table-cell table:style-name="ce12" office:value-type="float" office:value="0">
            <text:p>0</text:p>
          </table:table-cell>
          <table:table-cell table:style-name="ce21" table:formula="of:=IF([.B6]&gt;1; &quot;$0.00&quot;; IF([.B6]&gt;0; &quot;$0.00&quot;; IF([.B6]&gt;-1; &quot;0&quot;; &quot;0&quot;)))" office:value-type="string" office:string-value="0 ">
            <text:p>0 </text:p>
          </table:table-cell>
          <table:table-cell table:style-name="ce72"/>
          <table:table-cell table:style-name="ce79"/>
          <table:table-cell table:style-name="ce90" office:value-type="string">
            <text:p>How many lenses does the pt want as SV Plastic?</text:p>
          </table:table-cell>
          <table:table-cell table:style-name="ce12" office:value-type="float" office:value="0">
            <text:p>0</text:p>
          </table:table-cell>
          <table:table-cell table:style-name="ce102" table:formula="of:=IF([.G6]&gt;1; &quot;$0.00&quot;; IF([.G6]&gt;0; &quot;$0.00&quot;; IF([.G6]&gt;-1; &quot;0&quot;; &quot;0&quot;)))" office:value-type="string" office:string-value="0 ">
            <text:p>0 </text:p>
          </table:table-cell>
          <table:table-cell table:style-name="ce107"/>
          <table:table-cell table:number-columns-repeated="1015"/>
        </table:table-row>
        <table:table-row table:style-name="ro2">
          <table:table-cell table:style-name="ce43" office:value-type="string">
            <text:p>How many lenses does the pt want as SV Trivex?</text:p>
          </table:table-cell>
          <table:table-cell table:style-name="ce12" office:value-type="float" office:value="0">
            <text:p>0</text:p>
          </table:table-cell>
          <table:table-cell table:style-name="ce21" table:formula="of:=IF([.B7]&gt;1; &quot;$90.00&quot;; IF([.B7]&gt;0; &quot;$90.00&quot;; IF([.B7]&gt;-1; &quot;0&quot;; &quot;0&quot;)))" office:value-type="string" office:string-value="0 ">
            <text:p>0 </text:p>
          </table:table-cell>
          <table:table-cell table:style-name="ce72"/>
          <table:table-cell table:style-name="ce79"/>
          <table:table-cell table:style-name="ce90" office:value-type="string">
            <text:p>How many lenses does the pt want as SV Trivex?</text:p>
          </table:table-cell>
          <table:table-cell table:style-name="ce12" office:value-type="float" office:value="0">
            <text:p>0</text:p>
          </table:table-cell>
          <table:table-cell table:style-name="ce102" table:formula="of:=IF([.G7]&gt;1; &quot;$60.00&quot;; IF([.G7]&gt;0; &quot;$60.00&quot;; IF([.G7]&gt;-1; &quot;0&quot;; &quot;0&quot;)))" office:value-type="string" office:string-value="0 ">
            <text:p>0 </text:p>
          </table:table-cell>
          <table:table-cell table:style-name="ce107"/>
          <table:table-cell table:number-columns-repeated="1015"/>
        </table:table-row>
        <table:table-row table:style-name="ro2">
          <table:table-cell table:style-name="ce43" office:value-type="string">
            <text:p>How many lenses does the pt want as SV Hi Index 1.67 Plastic?</text:p>
          </table:table-cell>
          <table:table-cell table:style-name="ce12" office:value-type="float" office:value="0">
            <text:p>0</text:p>
          </table:table-cell>
          <table:table-cell table:style-name="ce21" table:formula="of:=IF([.B8]&gt;1; &quot;$51.00&quot;; IF([.B8]&gt;0; &quot;$51.00&quot;; IF([.B8]&gt;-1; &quot;0&quot;; &quot;0&quot;)))" office:value-type="string" office:string-value="0 ">
            <text:p>0 </text:p>
          </table:table-cell>
          <table:table-cell table:style-name="ce72"/>
          <table:table-cell table:style-name="ce79"/>
          <table:table-cell table:style-name="ce90" office:value-type="string">
            <text:p>How many lenses does the pt want as SV Hi Index 1.67 Plastic?</text:p>
          </table:table-cell>
          <table:table-cell table:style-name="ce12" office:value-type="float" office:value="0">
            <text:p>0</text:p>
          </table:table-cell>
          <table:table-cell table:style-name="ce102" table:formula="of:=IF([.G8]&gt;1; &quot;$76.00&quot;; IF([.G8]&gt;0; &quot;$76.00&quot;; IF([.G8]&gt;-1; &quot;0&quot;; &quot;0&quot;)))" office:value-type="string" office:string-value="0 ">
            <text:p>0 </text:p>
          </table:table-cell>
          <table:table-cell table:style-name="ce107"/>
          <table:table-cell table:number-columns-repeated="1015"/>
        </table:table-row>
        <table:table-row table:style-name="ro2">
          <table:table-cell table:style-name="ce43" office:value-type="string">
            <text:p>How many lenses does the pt want as SV Hi Index 1.70 Plastic?</text:p>
          </table:table-cell>
          <table:table-cell table:style-name="ce12" office:value-type="float" office:value="0">
            <text:p>0</text:p>
          </table:table-cell>
          <table:table-cell table:style-name="ce21" table:formula="of:=IF([.B9]&gt;1; &quot;$102.00&quot;; IF([.B9]&gt;0; &quot;$102.00&quot;; IF([.B9]&gt;-1; &quot;0&quot;; &quot;0&quot;)))" office:value-type="string" office:string-value="0 ">
            <text:p>0 </text:p>
          </table:table-cell>
          <table:table-cell table:style-name="ce72"/>
          <table:table-cell table:style-name="ce79"/>
          <table:table-cell table:style-name="ce90" office:value-type="string">
            <text:p>How many lenses does the pt want as SV Hi Index 1.70 Plastic?</text:p>
          </table:table-cell>
          <table:table-cell table:style-name="ce12" office:value-type="float" office:value="0">
            <text:p>0</text:p>
          </table:table-cell>
          <table:table-cell table:style-name="ce102" table:formula="of:=IF([.G9]&gt;1; &quot;$84.00&quot;; IF([.G9]&gt;0; &quot;$84.00&quot;; IF([.G9]&gt;-1; &quot;0&quot;; &quot;0&quot;)))" office:value-type="string" office:string-value="0 ">
            <text:p>0 </text:p>
          </table:table-cell>
          <table:table-cell table:style-name="ce107"/>
          <table:table-cell table:number-columns-repeated="1015"/>
        </table:table-row>
        <table:table-row table:style-name="ro2">
          <table:table-cell table:style-name="ce43" office:value-type="string">
            <text:p>How many lenses does the pt want as SV Polycarbonate?</text:p>
          </table:table-cell>
          <table:table-cell table:style-name="ce12" office:value-type="float" office:value="0">
            <text:p>0</text:p>
          </table:table-cell>
          <table:table-cell table:style-name="ce21" table:formula="of:=IF([.B10]&gt;1; &quot;$33.00&quot;; IF([.B10]&gt;0; &quot;$33.00&quot;; IF([.B10]&gt;-1; &quot;0&quot;; &quot;0&quot;)))" office:value-type="string" office:string-value="0 ">
            <text:p>0 </text:p>
          </table:table-cell>
          <table:table-cell table:style-name="ce72" office:value-type="string">
            <text:p>This is a Digital Aspheric Lens</text:p>
          </table:table-cell>
          <table:table-cell table:style-name="ce79"/>
          <table:table-cell table:style-name="ce90" office:value-type="string">
            <text:p>How many lenses does the pt want as SV Polycarbonate?</text:p>
          </table:table-cell>
          <table:table-cell table:style-name="ce12" office:value-type="float" office:value="0">
            <text:p>0</text:p>
          </table:table-cell>
          <table:table-cell table:style-name="ce102" table:formula="of:=IF([.G10]&gt;1; &quot;$39.00&quot;; IF([.G10]&gt;0; &quot;$39.00&quot;; IF([.G10]&gt;-1; &quot;0&quot;; &quot;0&quot;)))" office:value-type="string" office:string-value="0 ">
            <text:p>0 </text:p>
          </table:table-cell>
          <table:table-cell table:style-name="ce107" office:value-type="string">
            <text:p>This is a Digital Aspheric Lens</text:p>
          </table:table-cell>
          <table:table-cell table:number-columns-repeated="1015"/>
        </table:table-row>
        <table:table-row table:style-name="ro2">
          <table:table-cell table:style-name="ce43" office:value-type="string">
            <text:p>How many lenses does the pt want as SV Hi Index Glass?</text:p>
          </table:table-cell>
          <table:table-cell table:style-name="ce12" office:value-type="float" office:value="0">
            <text:p>0</text:p>
          </table:table-cell>
          <table:table-cell table:style-name="ce21" table:formula="of:=IF([.B11]&gt;1; &quot;$55.00&quot;; IF([.B11]&gt;0; &quot;$55.00&quot;; IF([.B11]&gt;-1; &quot;0&quot;; &quot;0&quot;)))" office:value-type="string" office:string-value="0 ">
            <text:p>0 </text:p>
          </table:table-cell>
          <table:table-cell table:style-name="ce72"/>
          <table:table-cell table:style-name="ce79"/>
          <table:table-cell table:style-name="ce90" office:value-type="string">
            <text:p>How many lenses does the pt want as SV Hi Index Glass?</text:p>
          </table:table-cell>
          <table:table-cell table:style-name="ce12" office:value-type="float" office:value="0">
            <text:p>0</text:p>
          </table:table-cell>
          <table:table-cell table:style-name="ce102" table:formula="of:=IF([.G11]&gt;1; &quot;$60.00&quot;; IF([.G11]&gt;0; &quot;$60.00&quot;; IF([.G11]&gt;-1; &quot;0&quot;; &quot;0&quot;)))" office:value-type="string" office:string-value="0 ">
            <text:p>0 </text:p>
          </table:table-cell>
          <table:table-cell table:style-name="ce107"/>
          <table:table-cell table:number-columns-repeated="1015"/>
        </table:table-row>
        <table:table-row table:style-name="ro4">
          <table:table-cell table:style-name="ce42" office:value-type="string">
            <text:p>SV Polarized - <text:span text:style-name="T1">Needs 0 or 1 answeredSV Polarized - Needs 0 or 1 answeredSV Polarized - Needs 0 or 1 answeredSV Polarized - Needs 0 or 1 answeredSV Polarized - Needs 0 or 1 answeredSV Polarized - Needs 0 or 1 answered</text:span></text:p>
          </table:table-cell>
          <table:table-cell table:style-name="ce13"/>
          <table:table-cell table:style-name="ce21"/>
          <table:table-cell table:style-name="ce72"/>
          <table:table-cell table:style-name="ce79"/>
          <table:table-cell table:style-name="ce89" office:value-type="string">
            <text:p>SV Tints - <text:span text:style-name="T1">Needs 0 or 1 answeredSV Tints - Needs 0 or 1 answeredSV Tints - Needs 0 or 1 answeredSV Tints - Needs 0 or 1 answeredSV Tints - Needs 0 or 1 answeredSV Tints - Needs 0 or 1 answered</text:span></text:p>
          </table:table-cell>
          <table:table-cell table:style-name="ce13"/>
          <table:table-cell table:style-name="ce102"/>
          <table:table-cell table:style-name="ce107"/>
          <table:table-cell table:number-columns-repeated="1015"/>
        </table:table-row>
        <table:table-row table:style-name="ro2">
          <table:table-cell table:style-name="ce43" office:value-type="string">
            <text:p>How many lenses does the pt want as SV Polarized PLASTIC?</text:p>
          </table:table-cell>
          <table:table-cell table:style-name="ce12" office:value-type="float" office:value="0">
            <text:p>0</text:p>
          </table:table-cell>
          <table:table-cell table:style-name="ce21" table:formula="of:=IF([.B13]&gt;1; &quot;$53.00&quot;; IF([.B13]&gt;0; &quot;$53.00&quot;; IF([.B13]&gt;-1; &quot;0&quot;; &quot;0&quot;)))" office:value-type="string" office:string-value="0 ">
            <text:p>0 </text:p>
          </table:table-cell>
          <table:table-cell table:style-name="ce72"/>
          <table:table-cell table:style-name="ce79"/>
          <table:table-cell table:style-name="ce90" office:value-type="string">
            <text:p>How many lenses does the pt want as SV Polarized?</text:p>
          </table:table-cell>
          <table:table-cell table:style-name="ce12" office:value-type="float" office:value="0">
            <text:p>0</text:p>
          </table:table-cell>
          <table:table-cell table:style-name="ce102" table:formula="of:=IF([.G13]&gt;1; &quot;$60.00&quot;; IF([.G13]&gt;0; &quot;$60.00&quot;; IF([.G13]&gt;-1; &quot;0&quot;; &quot;0&quot;)))" office:value-type="string" office:string-value="0 ">
            <text:p>0 </text:p>
          </table:table-cell>
          <table:table-cell table:style-name="ce73" office:value-type="string">
            <text:p>***This is NOT for glass***</text:p>
          </table:table-cell>
          <table:table-cell table:number-columns-repeated="1015"/>
        </table:table-row>
        <table:table-row table:style-name="ro2">
          <table:table-cell table:style-name="ce43" office:value-type="string">
            <text:p>How many lenses does the pt want as SV Polarized TRIVEX?</text:p>
          </table:table-cell>
          <table:table-cell table:style-name="ce12" office:value-type="float" office:value="0">
            <text:p>0</text:p>
          </table:table-cell>
          <table:table-cell table:style-name="ce21" table:formula="of:=IF([.B14]&gt;1; &quot;$72.00&quot;; IF([.B14]&gt;0; &quot;$72.00&quot;; IF([.B14]&gt;-1; &quot;0&quot;; &quot;0&quot;)))" office:value-type="string" office:string-value="0 ">
            <text:p>0 </text:p>
          </table:table-cell>
          <table:table-cell table:style-name="ce72"/>
          <table:table-cell table:style-name="ce79"/>
          <table:table-cell table:style-name="ce90" office:value-type="string">
            <text:p>How many lenses does the pt want with Transitions (PLASTIC)?</text:p>
          </table:table-cell>
          <table:table-cell table:style-name="ce14" office:value-type="float" office:value="0">
            <text:p>0</text:p>
          </table:table-cell>
          <table:table-cell table:style-name="ce102" table:formula="of:=IF([.G14]&gt;1; &quot;$70.00&quot;; IF([.G14]&gt;0; &quot;$70.00&quot;; IF([.G14]&gt;-1; &quot;0&quot;; &quot;0&quot;)))" office:value-type="string" office:string-value="0 ">
            <text:p>0 </text:p>
          </table:table-cell>
          <table:table-cell table:style-name="ce73" office:value-type="string">
            <text:p>***PLASTIC ONLY***</text:p>
          </table:table-cell>
          <table:table-cell table:number-columns-repeated="1015"/>
        </table:table-row>
        <table:table-row table:style-name="ro2">
          <table:table-cell table:style-name="ce43" office:value-type="string">
            <text:p>How many lenses does the pt want as SV Polarized 1.67 PLASTIC?</text:p>
          </table:table-cell>
          <table:table-cell table:style-name="ce12" office:value-type="float" office:value="0">
            <text:p>0</text:p>
          </table:table-cell>
          <table:table-cell table:style-name="ce21" table:formula="of:=IF([.B15]&gt;1; &quot;$59.00&quot;; IF([.B15]&gt;0; &quot;$59.00&quot;; IF([.B15]&gt;-1; &quot;0&quot;; &quot;0&quot;)))" office:value-type="string" office:string-value="0 ">
            <text:p>0 </text:p>
          </table:table-cell>
          <table:table-cell table:style-name="ce72"/>
          <table:table-cell table:style-name="ce79"/>
          <table:table-cell table:style-name="ce90" office:value-type="string">
            <text:p>How many lenses does the pt want with Transitions (GLASS)?</text:p>
          </table:table-cell>
          <table:table-cell table:style-name="ce14" office:value-type="float" office:value="0">
            <text:p>0</text:p>
          </table:table-cell>
          <table:table-cell table:style-name="ce102" table:formula="of:=IF([.G15]&gt;1; &quot;$33.00&quot;; IF([.G15]&gt;0; &quot;$33.00&quot;; IF([.G15]&gt;-1; &quot;0&quot;; &quot;0&quot;)))" office:value-type="string" office:string-value="0 ">
            <text:p>0 </text:p>
          </table:table-cell>
          <table:table-cell table:style-name="ce73" office:value-type="string">
            <text:p>***GLASS ONLY***</text:p>
          </table:table-cell>
          <table:table-cell table:number-columns-repeated="1015"/>
        </table:table-row>
        <table:table-row table:style-name="ro2">
          <table:table-cell table:style-name="ce43" office:value-type="string">
            <text:p>How many lenses does the pt want as SV Polarized POLYCARB?</text:p>
          </table:table-cell>
          <table:table-cell table:style-name="ce12" office:value-type="float" office:value="0">
            <text:p>0</text:p>
          </table:table-cell>
          <table:table-cell table:style-name="ce21" table:formula="of:=IF([.B16]&gt;1; &quot;$47.00&quot;; IF([.B16]&gt;0; &quot;$47.00&quot;; IF([.B16]&gt;-1; &quot;0&quot;; &quot;0&quot;)))" office:value-type="string" office:string-value="0 ">
            <text:p>0 </text:p>
          </table:table-cell>
          <table:table-cell table:style-name="ce72"/>
          <table:table-cell table:style-name="ce79"/>
          <table:table-cell table:style-name="ce90" office:value-type="string">
            <text:p>How many lenses does the pt want with Solid Tint (PLASTIC)?</text:p>
          </table:table-cell>
          <table:table-cell table:style-name="ce14" office:value-type="float" office:value="0">
            <text:p>0</text:p>
          </table:table-cell>
          <table:table-cell table:style-name="ce102" table:formula="of:=IF([.G16]&gt;1; &quot;$15.00&quot;; IF([.G16]&gt;0; &quot;$15.00&quot;; IF([.G16]&gt;-1; &quot;0&quot;; &quot;0&quot;)))" office:value-type="string" office:string-value="0 ">
            <text:p>0 </text:p>
          </table:table-cell>
          <table:table-cell table:style-name="ce73" office:value-type="string">
            <text:p>***PLASTIC ONLY***</text:p>
          </table:table-cell>
          <table:table-cell table:number-columns-repeated="1015"/>
        </table:table-row>
        <table:table-row table:style-name="ro4">
          <table:table-cell table:style-name="ce42" office:value-type="string">
            <text:p>SV Tints - <text:span text:style-name="T1">Needs 0 or 1 answeredSV Tints - Needs 0 or 1 answeredSV Tints - Needs 0 or 1 answeredSV Tints - Needs 0 or 1 answeredSV Tints - Needs 0 or 1 answeredSV Tints - Needs 0 or 1 answered</text:span></text:p>
          </table:table-cell>
          <table:table-cell table:style-name="ce13"/>
          <table:table-cell table:style-name="ce21"/>
          <table:table-cell table:style-name="ce72"/>
          <table:table-cell table:style-name="ce79"/>
          <table:table-cell table:style-name="ce90" office:value-type="string">
            <text:p>How many lenses does the pt want with Gradient Tint (PLASTIC)?</text:p>
          </table:table-cell>
          <table:table-cell table:style-name="ce14" office:value-type="float" office:value="0">
            <text:p>0</text:p>
          </table:table-cell>
          <table:table-cell table:style-name="ce102" table:formula="of:=IF([.G17]&gt;1; &quot;$17.00&quot;; IF([.G17]&gt;0; &quot;$17.00&quot;; IF([.G17]&gt;-1; &quot;0&quot;; &quot;0&quot;)))" office:value-type="string" office:string-value="0 ">
            <text:p>0 </text:p>
          </table:table-cell>
          <table:table-cell table:style-name="ce73" office:value-type="string">
            <text:p>***PLASTIC ONLY***</text:p>
          </table:table-cell>
          <table:table-cell table:number-columns-repeated="1015"/>
        </table:table-row>
        <table:table-row table:style-name="ro2">
          <table:table-cell table:style-name="ce43" office:value-type="string">
            <text:p>How many lenses does the pt want with Transitions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B18]&gt;1; &quot;$62.00&quot;; IF([.B18]&gt;0; &quot;$62.00&quot;; IF([.B18]&gt;-1; &quot;0&quot;; &quot;0&quot;)))" office:value-type="string" office:string-value="0 ">
            <text:p>0 </text:p>
          </table:table-cell>
          <table:table-cell table:style-name="ce73" office:value-type="string">
            <text:p>***PLASTIC ONLY***</text:p>
          </table:table-cell>
          <table:table-cell table:style-name="ce79"/>
          <table:table-cell table:style-name="ce90" office:value-type="string">
            <text:p>How many lenses does the pt want with Solid Tint (GLASS)?</text:p>
          </table:table-cell>
          <table:table-cell table:style-name="ce14" office:value-type="float" office:value="0">
            <text:p>0</text:p>
          </table:table-cell>
          <table:table-cell table:style-name="ce102" table:formula="of:=IF([.G18]&gt;1; &quot;$80.00&quot;; IF([.G18]&gt;0; &quot;$80.00&quot;; IF([.G18]&gt;-1; &quot;0&quot;; &quot;0&quot;)))" office:value-type="string" office:string-value="0 ">
            <text:p>0 </text:p>
          </table:table-cell>
          <table:table-cell table:style-name="ce73" office:value-type="string">
            <text:p>***GLASS ONLY***</text:p>
          </table:table-cell>
          <table:table-cell table:number-columns-repeated="1015"/>
        </table:table-row>
        <table:table-row table:style-name="ro2">
          <table:table-cell table:style-name="ce43" office:value-type="string">
            <text:p>How many lenses does the pt want with Transitions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B19]&gt;1; &quot;$29.00&quot;; IF([.B19]&gt;0; &quot;$29.00&quot;; IF([.B19]&gt;-1; &quot;0&quot;; &quot;0&quot;)))" office:value-type="string" office:string-value="0 ">
            <text:p>0 </text:p>
          </table:table-cell>
          <table:table-cell table:style-name="ce73" office:value-type="string">
            <text:p>***GLASS ONLY***</text:p>
          </table:table-cell>
          <table:table-cell table:style-name="ce79"/>
          <table:table-cell table:style-name="ce90" office:value-type="string">
            <text:p>How many lenses does the pt want with Gradient Tint (GLASS)?</text:p>
          </table:table-cell>
          <table:table-cell table:style-name="ce14" office:value-type="float" office:value="0">
            <text:p>0</text:p>
          </table:table-cell>
          <table:table-cell table:style-name="ce102" table:formula="of:=IF([.G19]&gt;1; &quot;$96.00&quot;; IF([.G19]&gt;0; &quot;$96.00&quot;; IF([.G19]&gt;-1; &quot;0&quot;; &quot;0&quot;)))" office:value-type="string" office:string-value="0 ">
            <text:p>0 </text:p>
          </table:table-cell>
          <table:table-cell table:style-name="ce73" office:value-type="string">
            <text:p>***GLASS ONLY***</text:p>
          </table:table-cell>
          <table:table-cell table:number-columns-repeated="1015"/>
        </table:table-row>
        <table:table-row table:style-name="ro4">
          <table:table-cell table:style-name="ce43" office:value-type="string">
            <text:p>How many lenses does the pt want with Solid Tint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B20]&gt;1; &quot;$13.00&quot;; IF([.B20]&gt;0; &quot;$13.00&quot;; IF([.B20]&gt;-1; &quot;0&quot;; &quot;0&quot;)))" office:value-type="string" office:string-value="0 ">
            <text:p>0 </text:p>
          </table:table-cell>
          <table:table-cell table:style-name="ce73" office:value-type="string">
            <text:p>***PLASTIC ONLY***</text:p>
          </table:table-cell>
          <table:table-cell table:style-name="ce79"/>
          <table:table-cell table:style-name="ce89" office:value-type="string">
            <text:p>SV Coatings - <text:span text:style-name="T1">Needs 0 or 1 answeredSV Coatings - Needs 0 or 1 answeredSV Coatings - Needs 0 or 1 answeredSV Coatings - Needs 0 or 1 answeredSV Coatings - Needs 0 or 1 answered</text:span></text:p>
          </table:table-cell>
          <table:table-cell table:style-name="ce13"/>
          <table:table-cell table:style-name="ce102"/>
          <table:table-cell table:style-name="ce107"/>
          <table:table-cell table:number-columns-repeated="1015"/>
        </table:table-row>
        <table:table-row table:style-name="ro2">
          <table:table-cell table:style-name="ce43" office:value-type="string">
            <text:p>How many lenses does the pt want with Gradient Tint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B21]&gt;1; &quot;$15.00&quot;; IF([.B21]&gt;0; &quot;$15.00&quot;; IF([.B21]&gt;-1; &quot;0&quot;; &quot;0&quot;)))" office:value-type="string" office:string-value="0 ">
            <text:p>0 </text:p>
          </table:table-cell>
          <table:table-cell table:style-name="ce73" office:value-type="string">
            <text:p>***PLASTIC ONLY***</text:p>
          </table:table-cell>
          <table:table-cell table:style-name="ce79"/>
          <table:table-cell table:style-name="ce91" office:value-type="string">
            <text:p>How many lenses does the pt want w/ SV Anti-Reflection GLASS?</text:p>
          </table:table-cell>
          <table:table-cell table:style-name="ce14" office:value-type="float" office:value="0">
            <text:p>0</text:p>
          </table:table-cell>
          <table:table-cell table:style-name="ce102" table:formula="of:=IF([.G21]&gt;1; &quot;$41.00&quot;; IF([.G21]&gt;0; &quot;$41.00&quot;; IF([.G21]&gt;-1; &quot;0&quot;; &quot;0&quot;)))" office:value-type="string" office:string-value="0 ">
            <text:p>0 </text:p>
          </table:table-cell>
          <table:table-cell table:style-name="ce73" office:value-type="string">
            <text:p>***This AR is for GLASS ONLY***</text:p>
          </table:table-cell>
          <table:table-cell table:number-columns-repeated="1015"/>
        </table:table-row>
        <table:table-row table:style-name="ro2">
          <table:table-cell table:style-name="ce43" office:value-type="string">
            <text:p>How many lenses does the pt want with Solid Tint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B22]&gt;1; &quot;$30.00&quot;; IF([.B22]&gt;0; &quot;$30.00&quot;; IF([.B22]&gt;-1; &quot;0&quot;; &quot;0&quot;)))" office:value-type="string" office:string-value="0 ">
            <text:p>0 </text:p>
          </table:table-cell>
          <table:table-cell table:style-name="ce73" office:value-type="string">
            <text:p>***GLASS ONLY***</text:p>
          </table:table-cell>
          <table:table-cell table:style-name="ce79"/>
          <table:table-cell table:style-name="ce91" office:value-type="string">
            <text:p>How many lenses does the pt want with SV Anti-Reflection?</text:p>
          </table:table-cell>
          <table:table-cell table:style-name="ce14" office:value-type="float" office:value="0">
            <text:p>0</text:p>
          </table:table-cell>
          <table:table-cell table:style-name="ce102" table:formula="of:=IF([.G22]&gt;1; &quot;$58.00&quot;; IF([.G22]&gt;0; &quot;$58.00&quot;; IF([.G22]&gt;-1; &quot;0&quot;; &quot;0&quot;)))" office:value-type="string" office:string-value="0 ">
            <text:p>0 </text:p>
          </table:table-cell>
          <table:table-cell table:style-name="ce73" office:value-type="string">
            <text:p>*Ex: Unity Classic AR. For Poly/Plastic*</text:p>
          </table:table-cell>
          <table:table-cell table:number-columns-repeated="1015"/>
        </table:table-row>
        <table:table-row table:style-name="ro2">
          <table:table-cell table:style-name="ce43" office:value-type="string">
            <text:p>How many lenses does the pt want with Gradient Tint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B23]&gt;1; &quot;$42.00&quot;; IF([.B23]&gt;0; &quot;$42.00&quot;; IF([.B23]&gt;-1; &quot;0&quot;; &quot;0&quot;)))" office:value-type="string" office:string-value="0 ">
            <text:p>0 </text:p>
          </table:table-cell>
          <table:table-cell table:style-name="ce73" office:value-type="string">
            <text:p>***GLASS ONLY***</text:p>
          </table:table-cell>
          <table:table-cell table:style-name="ce79"/>
          <table:table-cell table:style-name="ce91" office:value-type="string">
            <text:p>How many lenses does the pt want with SV Mirror?</text:p>
          </table:table-cell>
          <table:table-cell table:style-name="ce14" office:value-type="float" office:value="0">
            <text:p>0</text:p>
          </table:table-cell>
          <table:table-cell table:style-name="ce102" table:formula="of:=IF([.G23]&gt;1; &quot;$96.00&quot;; IF([.G23]&gt;0; &quot;$96.00&quot;; IF([.G23]&gt;-1; &quot;0&quot;; &quot;0&quot;)))" office:value-type="string" office:string-value="0 ">
            <text:p>0 </text:p>
          </table:table-cell>
          <table:table-cell table:style-name="ce107" office:value-type="string">
            <text:p>This is for a Solid or Single Gradient</text:p>
          </table:table-cell>
          <table:table-cell table:number-columns-repeated="1015"/>
        </table:table-row>
        <table:table-row table:style-name="ro4">
          <table:table-cell table:style-name="ce42" office:value-type="string">
            <text:p>SV Coatings - <text:span text:style-name="T1">Needs 0 or 2 answeredSV Coatings - Needs 0 or 2 answeredSV Coatings - Needs 0 or 2 answeredSV Coatings - Needs 0 or 2 answeredSV Coatings - Needs 0 or 2 answered</text:span></text:p>
          </table:table-cell>
          <table:table-cell table:style-name="ce13"/>
          <table:table-cell table:style-name="ce21"/>
          <table:table-cell table:style-name="ce72"/>
          <table:table-cell table:style-name="ce79"/>
          <table:table-cell table:style-name="ce91" office:value-type="string">
            <text:p>How many lenses does the pt want with SV Scratch Coat?</text:p>
          </table:table-cell>
          <table:table-cell table:style-name="ce14" office:value-type="float" office:value="0">
            <text:p>0</text:p>
          </table:table-cell>
          <table:table-cell table:style-name="ce102" table:formula="of:=IF([.G24]&gt;1; &quot;$17.00&quot;; IF([.G24]&gt;0; &quot;$17.00&quot;; IF([.G24]&gt;-1; &quot;0&quot;; &quot;0&quot;)))" office:value-type="string" office:string-value="0 ">
            <text:p>0 </text:p>
          </table:table-cell>
          <table:table-cell table:style-name="ce107"/>
          <table:table-cell table:number-columns-repeated="1015"/>
        </table:table-row>
        <table:table-row table:style-name="ro4">
          <table:table-cell table:style-name="ce44" office:value-type="string">
            <text:p>How many lenses does the pt want w/ Anti-reflection GLASS SV?</text:p>
          </table:table-cell>
          <table:table-cell table:style-name="ce14" office:value-type="float" office:value="0">
            <text:p>0</text:p>
          </table:table-cell>
          <table:table-cell table:style-name="ce21" table:formula="of:=IF([.B25]&gt;1; &quot;$37.00&quot;; IF([.B25]&gt;0; &quot;$37.00&quot;; IF([.B25]&gt;-1; &quot;0&quot;; &quot;0&quot;)))" office:value-type="string" office:string-value="0 ">
            <text:p>0 </text:p>
          </table:table-cell>
          <table:table-cell table:style-name="ce73" office:value-type="string">
            <text:p>***This AR is for GLASS ONLY***</text:p>
          </table:table-cell>
          <table:table-cell table:style-name="ce79"/>
          <table:table-cell table:style-name="ce89" office:value-type="string">
            <text:p>SV Miscellaneous and Edge Treatments - <text:span text:style-name="T1">Needs 0-3 answeredSV Miscellaneous and Edge Treatments - Needs 0-3 answeredSV Miscellaneous and Edge Treatments - Needs 0-3 answeredSV Miscellaneous and Edge Treatments - Needs 0-3 answeredSV Miscellaneous and Edge Treatments - Needs 0-3 answered</text:span></text:p>
          </table:table-cell>
          <table:table-cell table:style-name="ce13"/>
          <table:table-cell table:style-name="ce102"/>
          <table:table-cell table:style-name="ce107"/>
          <table:table-cell table:number-columns-repeated="1015"/>
        </table:table-row>
        <table:table-row table:style-name="ro2">
          <table:table-cell table:style-name="ce44" office:value-type="string">
            <text:p>How many lenses does the pt want with SV Anti-Reflection?</text:p>
          </table:table-cell>
          <table:table-cell table:style-name="ce14" office:value-type="float" office:value="0">
            <text:p>0</text:p>
          </table:table-cell>
          <table:table-cell table:style-name="ce21" table:formula="of:=IF([.B26]&gt;1; &quot;$51.00&quot;; IF([.B26]&gt;0; &quot;$51.00&quot;; IF([.B26]&gt;-1; &quot;0&quot;; &quot;0&quot;)))" office:value-type="string" office:string-value="0 ">
            <text:p>0 </text:p>
          </table:table-cell>
          <table:table-cell table:style-name="ce73" office:value-type="string">
            <text:p>*Ex: Unity Classic AR. For Poly/Plastic*</text:p>
          </table:table-cell>
          <table:table-cell table:style-name="ce79"/>
          <table:table-cell table:style-name="ce91" office:value-type="string">
            <text:p>How many SV lenses have a 61mm eye size or larger (PLASTIC)?</text:p>
          </table:table-cell>
          <table:table-cell table:style-name="ce14" office:value-type="float" office:value="0">
            <text:p>0</text:p>
          </table:table-cell>
          <table:table-cell table:style-name="ce102" table:formula="of:=IF([.G26]&gt;1; &quot;$11.00&quot;; IF([.G26]&gt;0; &quot;$11.00&quot;; IF([.G26]&gt;-1; &quot;0&quot;; &quot;0&quot;)))" office:value-type="string" office:string-value="0 ">
            <text:p>0 </text:p>
          </table:table-cell>
          <table:table-cell table:style-name="ce73" office:value-type="string">
            <text:p>***PLASTIC ONLY***</text:p>
          </table:table-cell>
          <table:table-cell table:number-columns-repeated="1015"/>
        </table:table-row>
        <table:table-row table:style-name="ro2">
          <table:table-cell table:style-name="ce44" office:value-type="string">
            <text:p>How many lenses does the pt want with SV Mirror?</text:p>
          </table:table-cell>
          <table:table-cell table:style-name="ce14" office:value-type="float" office:value="0">
            <text:p>0</text:p>
          </table:table-cell>
          <table:table-cell table:style-name="ce21" table:formula="of:=IF([.B27]&gt;1; &quot;$44.00&quot;; IF([.B27]&gt;0; &quot;$44.00&quot;; IF([.B27]&gt;-1; &quot;0&quot;; &quot;0&quot;)))" office:value-type="string" office:string-value="0 ">
            <text:p>0 </text:p>
          </table:table-cell>
          <table:table-cell table:style-name="ce72" office:value-type="string">
            <text:p>This is for a Solid or Single Gradient</text:p>
          </table:table-cell>
          <table:table-cell table:style-name="ce79"/>
          <table:table-cell table:style-name="ce91" office:value-type="string">
            <text:p>How many SV lenses have a 61mm eye size or larger (GLASS)?</text:p>
          </table:table-cell>
          <table:table-cell table:style-name="ce14" office:value-type="float" office:value="0">
            <text:p>0</text:p>
          </table:table-cell>
          <table:table-cell table:style-name="ce102" table:formula="of:=IF([.G27]&gt;1; &quot;$13.00&quot;; IF([.G27]&gt;0; &quot;$13.00&quot;; IF([.G27]&gt;-1; &quot;0&quot;; &quot;0&quot;)))" office:value-type="string" office:string-value="0 ">
            <text:p>0 </text:p>
          </table:table-cell>
          <table:table-cell table:style-name="ce73" office:value-type="string">
            <text:p>***GLASS ONLY***</text:p>
          </table:table-cell>
          <table:table-cell table:number-columns-repeated="1015"/>
        </table:table-row>
        <table:table-row table:style-name="ro2">
          <table:table-cell table:style-name="ce44" office:value-type="string">
            <text:p>How many lenses does the pt want with SV Ski Type Coating?</text:p>
          </table:table-cell>
          <table:table-cell table:style-name="ce14" office:value-type="float" office:value="0">
            <text:p>0</text:p>
          </table:table-cell>
          <table:table-cell table:style-name="ce21" table:formula="of:=IF([.B28]&gt;1; &quot;$50.00&quot;; IF([.B28]&gt;0; &quot;$50.00&quot;; IF([.B28]&gt;-1; &quot;0&quot;; &quot;0&quot;)))" office:value-type="string" office:string-value="0 ">
            <text:p>0 </text:p>
          </table:table-cell>
          <table:table-cell table:style-name="ce72" office:value-type="string">
            <text:p>Includes Base Tint and Backside Color</text:p>
          </table:table-cell>
          <table:table-cell table:style-name="ce79"/>
          <table:table-cell table:style-name="ce91" office:value-type="string">
            <text:p>How many lenses are to have an Edge Coating (SV)?</text:p>
          </table:table-cell>
          <table:table-cell table:style-name="ce14" office:value-type="float" office:value="0">
            <text:p>0</text:p>
          </table:table-cell>
          <table:table-cell table:style-name="ce102" table:formula="of:=IF([.G28]&gt;1; &quot;$32.00&quot;; IF([.G28]&gt;0; &quot;$32.00&quot;; IF([.G28]&gt;-1; &quot;0&quot;; &quot;0&quot;)))" office:value-type="string" office:string-value="0 ">
            <text:p>0 </text:p>
          </table:table-cell>
          <table:table-cell table:style-name="ce107"/>
          <table:table-cell table:number-columns-repeated="1015"/>
        </table:table-row>
        <table:table-row table:style-name="ro2">
          <table:table-cell table:style-name="ce44" office:value-type="string">
            <text:p>How many lenses does the pt want with SV Scratch Coat?</text:p>
          </table:table-cell>
          <table:table-cell table:style-name="ce14" office:value-type="float" office:value="0">
            <text:p>0</text:p>
          </table:table-cell>
          <table:table-cell table:style-name="ce21" table:formula="of:=IF([.B29]&gt;1; &quot;$15.00&quot;; IF([.B29]&gt;0; &quot;$15.00&quot;; IF([.B29]&gt;-1; &quot;0&quot;; &quot;0&quot;)))" office:value-type="string" office:string-value="0 ">
            <text:p>0 </text:p>
          </table:table-cell>
          <table:table-cell table:style-name="ce72"/>
          <table:table-cell table:style-name="ce79"/>
          <table:table-cell table:style-name="ce91" office:value-type="string">
            <text:p>How many lenses are to have a SV Roll&amp;Pollish?</text:p>
          </table:table-cell>
          <table:table-cell table:style-name="ce14" office:value-type="float" office:value="0">
            <text:p>0</text:p>
          </table:table-cell>
          <table:table-cell table:style-name="ce102" table:formula="of:=IF([.G29]&gt;1; &quot;$24.00&quot;; IF([.G29]&gt;0; &quot;$24.00&quot;; IF([.G29]&gt;-1; &quot;0&quot;; &quot;0&quot;)))" office:value-type="string" office:string-value="0 ">
            <text:p>0 </text:p>
          </table:table-cell>
          <table:table-cell table:style-name="ce107"/>
          <table:table-cell table:number-columns-repeated="1015"/>
        </table:table-row>
        <table:table-row table:style-name="ro4">
          <table:table-cell table:style-name="ce42" office:value-type="string">
            <text:p>SV Miscellaneous and Edge Treatments - <text:span text:style-name="T1">Needs 0-3 answeredSV Miscellaneous and Edge Treatments - Needs 0-3 answeredSV Miscellaneous and Edge Treatments - Needs 0-3 answeredSV Miscellaneous and Edge Treatments - Needs 0-3 answeredSV Miscellaneous and Edge Treatments - Needs 0-3 answered</text:span></text:p>
          </table:table-cell>
          <table:table-cell table:style-name="ce13"/>
          <table:table-cell table:style-name="ce21"/>
          <table:table-cell table:style-name="ce72"/>
          <table:table-cell table:style-name="ce79"/>
          <table:table-cell table:style-name="ce91" office:value-type="string">
            <text:p>How many lenses <text:s/>are to have SV UV protection on the backside?</text:p>
          </table:table-cell>
          <table:table-cell table:style-name="ce14" office:value-type="float" office:value="0">
            <text:p>0</text:p>
          </table:table-cell>
          <table:table-cell table:style-name="ce102" table:formula="of:=IF([.G30]&gt;1; &quot;$10.00&quot;; IF([.G30]&gt;0; &quot;$10.00&quot;; IF([.G30]&gt;-1; &quot;0&quot;; &quot;0&quot;)))" office:value-type="string" office:string-value="0 ">
            <text:p>0 </text:p>
          </table:table-cell>
          <table:table-cell table:style-name="ce107"/>
          <table:table-cell table:number-columns-repeated="1015"/>
        </table:table-row>
        <table:table-row table:style-name="ro4">
          <table:table-cell table:style-name="ce44" office:value-type="string">
            <text:p>How many SV lenses have a 61mm eye size or larger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B31]&gt;1; &quot;$10.00&quot;; IF([.B31]&gt;0; &quot;$10.00&quot;; IF([.B31]&gt;-1; &quot;0&quot;; &quot;0&quot;)))" office:value-type="string" office:string-value="0 ">
            <text:p>0 </text:p>
          </table:table-cell>
          <table:table-cell table:style-name="ce73" office:value-type="string">
            <text:p>***PLASTIC ONLY***</text:p>
          </table:table-cell>
          <table:table-cell table:style-name="ce79"/>
          <table:table-cell table:style-name="ce89" office:value-type="string">
            <text:p>SV Frame - <text:span text:style-name="T1">Answer all 3 if pt is ordering a new frameSV Frame - Answer all 3 if pt is ordering a new frameSV Frame - Answer all 3 if pt is ordering a new frameSV Frame - Answer all 3 if pt is ordering a new frameSV Frame - Answer all 3 if pt is ordering a new frame</text:span></text:p>
          </table:table-cell>
          <table:table-cell table:style-name="ce13"/>
          <table:table-cell table:style-name="ce102"/>
          <table:table-cell table:style-name="ce107"/>
          <table:table-cell table:number-columns-repeated="1015"/>
        </table:table-row>
        <table:table-row table:style-name="ro2">
          <table:table-cell table:style-name="ce44" office:value-type="string">
            <text:p>How many SV lenses have a 61mm eye size or larger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B32]&gt;1; &quot;$12.00&quot;; IF([.B32]&gt;0; &quot;$12.00&quot;; IF([.B32]&gt;-1; &quot;0&quot;; &quot;0&quot;)))" office:value-type="string" office:string-value="0 ">
            <text:p>0 </text:p>
          </table:table-cell>
          <table:table-cell table:style-name="ce73" office:value-type="string">
            <text:p>***GLASS ONLY***</text:p>
          </table:table-cell>
          <table:table-cell table:style-name="ce79"/>
          <table:table-cell table:style-name="ce91" office:value-type="string">
            <text:p>How many frames is the pt eligible for?</text:p>
          </table:table-cell>
          <table:table-cell table:style-name="ce14" office:value-type="float" office:value="0">
            <text:p>0</text:p>
          </table:table-cell>
          <table:table-cell table:style-name="ce102"/>
          <table:table-cell table:style-name="ce107"/>
          <table:table-cell table:number-columns-repeated="1015"/>
        </table:table-row>
        <table:table-row table:style-name="ro2">
          <table:table-cell table:style-name="ce44" office:value-type="string">
            <text:p>How many lenses are to have an Edge Coating (SV)?</text:p>
          </table:table-cell>
          <table:table-cell table:style-name="ce14" office:value-type="float" office:value="0">
            <text:p>0</text:p>
          </table:table-cell>
          <table:table-cell table:style-name="ce21" table:formula="of:=IF([.B33]&gt;1; &quot;$32.00&quot;; IF([.B33]&gt;0; &quot;$32.00&quot;; IF([.B33]&gt;-1; &quot;0&quot;; &quot;0&quot;)))" office:value-type="string" office:string-value="0 ">
            <text:p>0 </text:p>
          </table:table-cell>
          <table:table-cell table:style-name="ce72"/>
          <table:table-cell table:style-name="ce79"/>
          <table:table-cell table:style-name="ce91" office:value-type="string">
            <text:p>What is the Retail Cost of the Frame?</text:p>
          </table:table-cell>
          <table:table-cell table:style-name="ce14" office:value-type="float" office:value="0">
            <text:p>0</text:p>
          </table:table-cell>
          <table:table-cell table:style-name="ce102"/>
          <table:table-cell table:style-name="ce73" office:value-type="string">
            <text:p>***This is for SV ONLY lenses***</text:p>
          </table:table-cell>
          <table:table-cell table:number-columns-repeated="1015"/>
        </table:table-row>
        <table:table-row table:style-name="ro2">
          <table:table-cell table:style-name="ce44" office:value-type="string">
            <text:p>How many lenses are to have a SV Roll&amp;Pollish?</text:p>
          </table:table-cell>
          <table:table-cell table:style-name="ce14" office:value-type="float" office:value="0">
            <text:p>0</text:p>
          </table:table-cell>
          <table:table-cell table:style-name="ce21" table:formula="of:=IF([.B34]&gt;1; &quot;$14.00&quot;; IF([.B34]&gt;0; &quot;$14.00&quot;; IF([.B34]&gt;-1; &quot;0&quot;; &quot;0&quot;)))" office:value-type="string" office:string-value="0 ">
            <text:p>0 </text:p>
          </table:table-cell>
          <table:table-cell table:style-name="ce72"/>
          <table:table-cell table:style-name="ce79"/>
          <table:table-cell table:style-name="ce91" office:value-type="string">
            <text:p>What is the Pt Allowance towards that Frame?</text:p>
          </table:table-cell>
          <table:table-cell table:style-name="ce14" office:value-type="float" office:value="0">
            <text:p>0</text:p>
          </table:table-cell>
          <table:table-cell table:style-name="ce102" table:formula="of:=IF(AND((([.G33]-[.G34])*0.8)&gt;0;[.G32]&gt;0);(([.G33]-[.G34])*0.8);IF(AND([.G32]&gt;0;(([.G33]-[.B34])*0.8)&lt;0.01);&quot;0&quot;;IF([.G32]&lt;1;[.G33]*0.8;&quot;0&quot;)))" office:value-type="float" office:value="0">
            <text:p><text:s/>$- </text:p>
          </table:table-cell>
          <table:table-cell table:style-name="ce73" office:value-type="string">
            <text:p>***This is for SV ONLY lenses***</text:p>
          </table:table-cell>
          <table:table-cell table:number-columns-repeated="1015"/>
        </table:table-row>
        <table:table-row table:style-name="ro2">
          <table:table-cell table:style-name="ce44" office:value-type="string">
            <text:p>How many lenses <text:s/>are to have SV UV protection on the backside?</text:p>
          </table:table-cell>
          <table:table-cell table:style-name="ce14" office:value-type="float" office:value="0">
            <text:p>0</text:p>
          </table:table-cell>
          <table:table-cell table:style-name="ce21" table:formula="of:=IF([.B35]&gt;1; &quot;$10.00&quot;; IF([.B35]&gt;0; &quot;$10.00&quot;; IF([.B35]&gt;-1; &quot;0&quot;; &quot;0&quot;)))" office:value-type="string" office:string-value="0 ">
            <text:p>0 </text:p>
          </table:table-cell>
          <table:table-cell table:style-name="ce72"/>
          <table:table-cell table:style-name="ce79"/>
          <table:table-cell table:style-name="ce89" office:value-type="string">
            <text:p>Copayments</text:p>
          </table:table-cell>
          <table:table-cell table:style-name="ce13"/>
          <table:table-cell table:style-name="ce102"/>
          <table:table-cell table:style-name="ce107"/>
          <table:table-cell table:number-columns-repeated="1015"/>
        </table:table-row>
        <table:table-row table:style-name="ro4">
          <table:table-cell table:style-name="ce42" office:value-type="string">
            <text:p>SV Frame - <text:span text:style-name="T1">Answer all 3 if pt is ordering a new frameSV Frame - Answer all 3 if pt is ordering a new frameSV Frame - Answer all 3 if pt is ordering a new frameSV Frame - Answer all 3 if pt is ordering a new frame</text:span></text:p>
          </table:table-cell>
          <table:table-cell table:style-name="ce13"/>
          <table:table-cell table:style-name="ce21"/>
          <table:table-cell table:style-name="ce72"/>
          <table:table-cell table:style-name="ce79"/>
          <table:table-cell table:style-name="ce91" office:value-type="string">
            <text:p>If the pt had an exam, what is their Exam Copay?</text:p>
          </table:table-cell>
          <table:table-cell table:style-name="ce14" office:value-type="float" office:value="0">
            <text:p>0</text:p>
          </table:table-cell>
          <table:table-cell table:style-name="ce102" table:formula="of:=[.G36]" office:value-type="float" office:value="0">
            <text:p><text:s/>$- </text:p>
          </table:table-cell>
          <table:table-cell table:style-name="ce107"/>
          <table:table-cell table:number-columns-repeated="1015"/>
        </table:table-row>
        <table:table-row table:style-name="ro2">
          <table:table-cell table:style-name="ce44" office:value-type="string">
            <text:p>How many frames is the pt eligible for?</text:p>
          </table:table-cell>
          <table:table-cell table:style-name="ce14" office:value-type="float" office:value="0">
            <text:p>0</text:p>
          </table:table-cell>
          <table:table-cell table:style-name="ce21"/>
          <table:table-cell table:style-name="ce72"/>
          <table:table-cell table:style-name="ce79"/>
          <table:table-cell table:style-name="ce91" office:value-type="string">
            <text:p>What is the Pt's Material Copay?</text:p>
          </table:table-cell>
          <table:table-cell table:style-name="ce14" office:value-type="float" office:value="0">
            <text:p>0</text:p>
          </table:table-cell>
          <table:table-cell table:style-name="ce102" table:formula="of:=[.G37]" office:value-type="float" office:value="0">
            <text:p><text:s/>$- </text:p>
          </table:table-cell>
          <table:table-cell table:style-name="ce107"/>
          <table:table-cell table:number-columns-repeated="1015"/>
        </table:table-row>
        <table:table-row table:style-name="ro2">
          <table:table-cell table:style-name="ce44" office:value-type="string">
            <text:p>What is the Retail Cost of the Frame?</text:p>
          </table:table-cell>
          <table:table-cell table:style-name="ce60" office:value-type="float" office:value="0">
            <text:p><text:s/>$- </text:p>
          </table:table-cell>
          <table:table-cell table:style-name="ce21"/>
          <table:table-cell table:style-name="ce73" office:value-type="string">
            <text:p>***This is for SV ONLY lenses***</text:p>
          </table:table-cell>
          <table:table-cell table:style-name="ce79"/>
          <table:table-cell table:style-name="ce92"/>
          <table:table-cell table:style-name="ce61"/>
          <table:table-cell table:style-name="ce103"/>
          <table:table-cell table:style-name="ce108"/>
          <table:table-cell table:number-columns-repeated="1015"/>
        </table:table-row>
        <table:table-row table:style-name="ro2">
          <table:table-cell table:style-name="ce44" office:value-type="string">
            <text:p>What is the Pt Allowance towards that Frame?</text:p>
          </table:table-cell>
          <table:table-cell table:style-name="ce60" office:value-type="float" office:value="0">
            <text:p><text:s/>$- </text:p>
          </table:table-cell>
          <table:table-cell table:style-name="ce21" table:formula="of:=IF(AND((([.B38]-[.B39])*0.8)&gt;0;[.B37]&gt;0);(([.B38]-[.B39])*0.8);IF(AND([.B37]&gt;0;(([.B38]-[.B39])*0.8)&lt;0.01);&quot;0&quot;;IF([.B37]&lt;1;[.B38]*0.8;&quot;0&quot;)))" office:value-type="float" office:value="0">
            <text:p><text:s/>$- </text:p>
          </table:table-cell>
          <table:table-cell table:style-name="ce73" office:value-type="string">
            <text:p>***This is for SV ONLY lenses***</text:p>
          </table:table-cell>
          <table:table-cell table:style-name="ce79"/>
          <table:table-cell table:style-name="ce93"/>
          <table:table-cell table:style-name="ce98" office:value-type="string">
            <text:p>Balance:</text:p>
          </table:table-cell>
          <table:table-cell table:style-name="ce101" table:formula="of:=[.H6]+[.H7]+[.H8]+[.H9]+[.H10]+[.H11]+[.H13]+[.H14]+[.H15]+[.H16]+[.H17]+[.H18]+[.H19]+[.H22]+[.H23]+[.H24]+[.H26]+[.H27]+[.H28]+[.H29]+[.H30]+[.H34]+[.H36]+[.H37]" office:value-type="float" office:value="0">
            <text:p><text:s/>$- </text:p>
          </table:table-cell>
          <table:table-cell table:style-name="ce106"/>
          <table:table-cell table:number-columns-repeated="1015"/>
        </table:table-row>
        <table:table-row table:style-name="ro2">
          <table:table-cell table:style-name="ce42" office:value-type="string">
            <text:p>Copayments</text:p>
          </table:table-cell>
          <table:table-cell table:style-name="ce13"/>
          <table:table-cell table:style-name="ce21"/>
          <table:table-cell table:style-name="ce72"/>
          <table:table-cell table:style-name="ce79"/>
          <table:table-cell table:style-name="ce94"/>
          <table:table-cell table:style-name="ce99"/>
          <table:table-cell table:style-name="ce104"/>
          <table:table-cell table:style-name="ce109"/>
          <table:table-cell table:number-columns-repeated="1015"/>
        </table:table-row>
        <table:table-row table:style-name="ro4">
          <table:table-cell table:style-name="ce44" office:value-type="string">
            <text:p>If the pt had an exam, what is their Exam Copay?</text:p>
          </table:table-cell>
          <table:table-cell table:style-name="ce14" office:value-type="float" office:value="0">
            <text:p>0</text:p>
          </table:table-cell>
          <table:table-cell table:style-name="ce21" table:formula="of:=[.B41]" office:value-type="float" office:value="0">
            <text:p><text:s/>$- </text:p>
          </table:table-cell>
          <table:table-cell table:style-name="ce72"/>
          <table:table-cell table:style-name="ce79"/>
          <table:table-cell table:style-name="ce48" office:value-type="string">
            <text:p><text:span text:style-name="T1">CHOICE</text:span><text:span text:style-name="T9"> Multifocal Questions</text:span><text:span text:style-name="T1">CHOICE</text:span><text:span text:style-name="T9"> Multifocal Questions</text:span><text:span text:style-name="T1">CHOICE</text:span><text:span text:style-name="T9"> Multifocal Questions</text:span><text:span text:style-name="T1">CHOICE</text:span><text:span text:style-name="T9"> Multifocal Questions</text:span></text:p>
          </table:table-cell>
          <table:table-cell table:style-name="ce59" office:value-type="string">
            <text:p>Answer</text:p>
          </table:table-cell>
          <table:table-cell table:style-name="ce66" office:value-type="string" office:string-value="Price">
            <text:p>Price </text:p>
          </table:table-cell>
          <table:table-cell table:style-name="ce70" office:value-type="string">
            <text:p>Rules/Alerts</text:p>
          </table:table-cell>
          <table:table-cell table:number-columns-repeated="1015"/>
        </table:table-row>
        <table:table-row table:style-name="ro2">
          <table:table-cell table:style-name="ce44" office:value-type="string">
            <text:p>What is the Pt's Material Copay?</text:p>
          </table:table-cell>
          <table:table-cell table:style-name="ce14" office:value-type="float" office:value="0">
            <text:p>0</text:p>
          </table:table-cell>
          <table:table-cell table:style-name="ce21" table:formula="of:=[.B42]" office:value-type="float" office:value="0">
            <text:p><text:s/>$- </text:p>
          </table:table-cell>
          <table:table-cell table:style-name="ce72"/>
          <table:table-cell table:style-name="ce80"/>
          <table:table-cell table:style-name="ce49"/>
          <table:table-cell table:style-name="ce11"/>
          <table:table-cell table:style-name="ce20"/>
          <table:table-cell table:style-name="ce71"/>
          <table:table-cell table:number-columns-repeated="1015"/>
        </table:table-row>
        <table:table-row table:style-name="ro8">
          <table:table-cell table:style-name="ce45"/>
          <table:table-cell table:style-name="ce61"/>
          <table:table-cell table:style-name="ce67"/>
          <table:table-cell table:style-name="ce74"/>
          <table:table-cell table:style-name="ce78"/>
          <table:table-cell table:style-name="ce50" office:value-type="string">
            <text:p>CHOICE MULTIFOCAL ONLY</text:p>
          </table:table-cell>
          <table:table-cell table:style-name="ce11"/>
          <table:table-cell table:style-name="ce20"/>
          <table:table-cell table:style-name="ce72"/>
          <table:table-cell table:number-columns-repeated="1015"/>
        </table:table-row>
        <table:table-row table:style-name="ro4">
          <table:table-cell table:style-name="ce46"/>
          <table:table-cell table:style-name="ce62" office:value-type="string">
            <text:p>Balance:</text:p>
          </table:table-cell>
          <table:table-cell table:style-name="ce20" table:formula="of:=[.C6]+[.C7]+[.C8]+[.C9]+[.C10]+[.C11]+[.C13]+[.C14]+[.C15]+[.C16]+[.C18]+[.C19]+[.C20]+[.C21]+[.C22]+[.C23]+[.C26]+[.C27]+[.C28]+[.C29]+[.C31]+[.C32]+[.C33]+[.C34]+[.C35]+[.C39]+[.C41]+[.C42]" office:value-type="float" office:value="0">
            <text:p><text:s/>$- </text:p>
          </table:table-cell>
          <table:table-cell table:style-name="ce71"/>
          <table:table-cell table:style-name="ce81"/>
          <table:table-cell table:style-name="ce51" office:value-type="string">
            <text:p>Multifocal Type - <text:span text:style-name="T1">Needs exactly 1 answeredMultifocal Type - Needs exactly 1 answeredMultifocal Type - Needs exactly 1 answeredMultifocal Type - Needs exactly 1 answered</text:span></text:p>
          </table:table-cell>
          <table:table-cell table:style-name="ce11"/>
          <table:table-cell table:style-name="ce20"/>
          <table:table-cell table:style-name="ce72"/>
          <table:table-cell table:number-columns-repeated="1015"/>
        </table:table-row>
        <table:table-row table:style-name="ro2">
          <table:table-cell table:style-name="ce47"/>
          <table:table-cell table:style-name="ce63"/>
          <table:table-cell table:style-name="ce68"/>
          <table:table-cell table:style-name="ce75"/>
          <table:table-cell table:style-name="ce78"/>
          <table:table-cell table:style-name="ce52" office:value-type="string">
            <text:p>How many lenses does the pt want with Trivex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G45]&gt;1; &quot;$165.00&quot;; IF([.G45]&gt;0; &quot;$165.00&quot;; IF([.G45]&gt;-1; &quot;0&quot;; &quot;0&quot;)))" office:value-type="string" office:string-value="0 ">
            <text:p>0 </text:p>
          </table:table-cell>
          <table:table-cell table:style-name="ce72" office:value-type="string">
            <text:p>Example: Unity PLx</text:p>
          </table:table-cell>
          <table:table-cell table:number-columns-repeated="1015"/>
        </table:table-row>
        <table:table-row table:style-name="ro4">
          <table:table-cell table:style-name="ce48" office:value-type="string">
            <text:p><text:span text:style-name="T1">SIGNATURE</text:span><text:span text:style-name="T9"> Multifocal Questions</text:span><text:span text:style-name="T1">SIGNATURE</text:span><text:span text:style-name="T9"> Multifocal Questions</text:span><text:span text:style-name="T1">SIGNATURE</text:span><text:span text:style-name="T9"> Multifocal Questions</text:span><text:span text:style-name="T1">SIGNATURE</text:span><text:span text:style-name="T9"> Multifocal Questions</text:span></text:p>
          </table:table-cell>
          <table:table-cell table:style-name="ce59" office:value-type="string">
            <text:p>Answer</text:p>
          </table:table-cell>
          <table:table-cell table:style-name="ce66" office:value-type="string" office:string-value="Price">
            <text:p>Price </text:p>
          </table:table-cell>
          <table:table-cell table:style-name="ce70" office:value-type="string">
            <text:p>Rules/Alerts</text:p>
          </table:table-cell>
          <table:table-cell table:style-name="ce82"/>
          <table:table-cell table:style-name="ce52" office:value-type="string">
            <text:p>How many lenses does the pt want with PLASTIC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G46]&gt;1; &quot;$105.00&quot;; IF([.G46]&gt;0; &quot;$105.00&quot;; IF([.G46]&gt;-1; &quot;0&quot;; &quot;0&quot;)))" office:value-type="string" office:string-value="0 ">
            <text:p>0 </text:p>
          </table:table-cell>
          <table:table-cell table:style-name="ce72" office:value-type="string">
            <text:p>Example: Unity PLx</text:p>
          </table:table-cell>
          <table:table-cell table:number-columns-repeated="1015"/>
        </table:table-row>
        <table:table-row table:style-name="ro2">
          <table:table-cell table:style-name="ce49"/>
          <table:table-cell table:style-name="ce11"/>
          <table:table-cell table:style-name="ce20"/>
          <table:table-cell table:style-name="ce71"/>
          <table:table-cell table:style-name="ce83"/>
          <table:table-cell table:style-name="ce52" office:value-type="string">
            <text:p>How many lenses does the pt want with 1.67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G47]&gt;1; &quot;$181.00&quot;; IF([.G47]&gt;0; &quot;$181.00&quot;; IF([.G47]&gt;-1; &quot;0&quot;; &quot;0&quot;)))" office:value-type="string" office:string-value="0 ">
            <text:p>0 </text:p>
          </table:table-cell>
          <table:table-cell table:style-name="ce72" office:value-type="string">
            <text:p>Example: Unity PLx</text:p>
          </table:table-cell>
          <table:table-cell table:number-columns-repeated="1015"/>
        </table:table-row>
        <table:table-row table:style-name="ro8">
          <table:table-cell table:style-name="ce50" office:value-type="string">
            <text:p>SIGNATURE MULTIFOCAL ONLY</text:p>
          </table:table-cell>
          <table:table-cell table:style-name="ce11"/>
          <table:table-cell table:style-name="ce20"/>
          <table:table-cell table:style-name="ce71"/>
          <table:table-cell table:style-name="ce83"/>
          <table:table-cell table:style-name="ce52" office:value-type="string">
            <text:p>How many lenses does the pt want with 1.70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G48]&gt;1; &quot;$189.00&quot;; IF([.G48]&gt;0; &quot;$189.00&quot;; IF([.G48]&gt;-1; &quot;0&quot;; &quot;0&quot;)))" office:value-type="string" office:string-value="0 ">
            <text:p>0 </text:p>
          </table:table-cell>
          <table:table-cell table:style-name="ce72" office:value-type="string">
            <text:p>Example: Unity PLx</text:p>
          </table:table-cell>
          <table:table-cell table:number-columns-repeated="1015"/>
        </table:table-row>
        <table:table-row table:style-name="ro4">
          <table:table-cell table:style-name="ce51" office:value-type="string">
            <text:p>Multifocal Type - <text:span text:style-name="T1">Needs exactly 1 answeredMultifocal Type - Needs exactly 1 answeredMultifocal Type - Needs exactly 1 answeredMultifocal Type - Needs exactly 1 answered</text:span></text:p>
          </table:table-cell>
          <table:table-cell table:style-name="ce11"/>
          <table:table-cell table:style-name="ce20"/>
          <table:table-cell table:style-name="ce71"/>
          <table:table-cell table:style-name="ce83"/>
          <table:table-cell table:style-name="ce52" office:value-type="string">
            <text:p>How many lenses does the pt want with POLY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G49]&gt;1; &quot;$140.00&quot;; IF([.G49]&gt;0; &quot;$140.00&quot;; IF([.G49]&gt;-1; &quot;0&quot;; &quot;0&quot;)))" office:value-type="string" office:string-value="0 ">
            <text:p>0 </text:p>
          </table:table-cell>
          <table:table-cell table:style-name="ce72" office:value-type="string">
            <text:p>Example: Unity PLx</text:p>
          </table:table-cell>
          <table:table-cell table:number-columns-repeated="1015"/>
        </table:table-row>
        <table:table-row table:style-name="ro2">
          <table:table-cell table:style-name="ce52" office:value-type="string">
            <text:p>How many lenses does the pt want with Trivex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B50]&gt;1; &quot;$132.00&quot;; IF([.B50]&gt;0; &quot;$132.00&quot;; IF([.B50]&gt;-1; &quot;0&quot;; &quot;0&quot;)))" office:value-type="string" office:string-value="0 ">
            <text:p>0 </text:p>
          </table:table-cell>
          <table:table-cell table:style-name="ce71" office:value-type="string">
            <text:p>Example: Unity PLx</text:p>
          </table:table-cell>
          <table:table-cell table:style-name="ce83"/>
          <table:table-cell table:style-name="ce52" office:value-type="string">
            <text:p>How many lenses with HI INDEX GLASS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G50]&gt;1; &quot;$110.00&quot;; IF([.G50]&gt;0; &quot;$110.00&quot;; IF([.G50]&gt;-1; &quot;0&quot;; &quot;0&quot;)))" office:value-type="string" office:string-value="0 ">
            <text:p>0 </text:p>
          </table:table-cell>
          <table:table-cell table:style-name="ce72" office:value-type="string">
            <text:p>Example: Unity PLx</text:p>
          </table:table-cell>
          <table:table-cell table:number-columns-repeated="1015"/>
        </table:table-row>
        <table:table-row table:style-name="ro2">
          <table:table-cell table:style-name="ce52" office:value-type="string">
            <text:p>How many lenses does the pt want with PLASTIC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B51]&gt;1; &quot;$90.00&quot;; IF([.B51]&gt;0; &quot;$90.00&quot;; IF([.B51]&gt;-1; &quot;0&quot;; &quot;0&quot;)))" office:value-type="string" office:string-value="0 ">
            <text:p>0 </text:p>
          </table:table-cell>
          <table:table-cell table:style-name="ce71" office:value-type="string">
            <text:p>Example: Unity PLx</text:p>
          </table:table-cell>
          <table:table-cell table:style-name="ce83"/>
          <table:table-cell table:style-name="ce52" office:value-type="string">
            <text:p>How many lenses with a Lined Bifocal/Trifocal PLASTIC?</text:p>
          </table:table-cell>
          <table:table-cell table:style-name="ce64" office:value-type="float" office:value="0">
            <text:p>0</text:p>
          </table:table-cell>
          <table:table-cell table:style-name="ce21" table:formula="of:=IF([.G51]&gt;1; &quot;$0.00&quot;; IF([.G51]&gt;0; &quot;$0.00&quot;; IF([.G51]&gt;-1; &quot;0&quot;; &quot;0&quot;)))" office:value-type="string" office:string-value="0 ">
            <text:p>0 </text:p>
          </table:table-cell>
          <table:table-cell table:style-name="ce72"/>
          <table:table-cell table:number-columns-repeated="1015"/>
        </table:table-row>
        <table:table-row table:style-name="ro2">
          <table:table-cell table:style-name="ce52" office:value-type="string">
            <text:p>How many lenses does the pt want with 1.67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B52]&gt;1; &quot;$162.00&quot;; IF([.B52]&gt;0; &quot;$162.00&quot;; IF([.B52]&gt;-1; &quot;0&quot;; &quot;0&quot;)))" office:value-type="string" office:string-value="0 ">
            <text:p>0 </text:p>
          </table:table-cell>
          <table:table-cell table:style-name="ce71" office:value-type="string">
            <text:p>Example: Unity PLx</text:p>
          </table:table-cell>
          <table:table-cell table:style-name="ce83"/>
          <table:table-cell table:style-name="ce52" office:value-type="string">
            <text:p>How many lenses with a Lined Bifocal/Trifocal TRIVEX?</text:p>
          </table:table-cell>
          <table:table-cell table:style-name="ce64" office:value-type="float" office:value="0">
            <text:p>0</text:p>
          </table:table-cell>
          <table:table-cell table:style-name="ce21" table:formula="of:=IF([.G52]&gt;1; &quot;$60.00&quot;; IF([.G52]&gt;0; &quot;$60.00&quot;; IF([.G52]&gt;-1; &quot;0&quot;; &quot;0&quot;)))" office:value-type="string" office:string-value="0 ">
            <text:p>0 </text:p>
          </table:table-cell>
          <table:table-cell table:style-name="ce72"/>
          <table:table-cell table:number-columns-repeated="1015"/>
        </table:table-row>
        <table:table-row table:style-name="ro2">
          <table:table-cell table:style-name="ce52" office:value-type="string">
            <text:p>How many lenses does the pt want with 1.70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B53]&gt;1; &quot;$205.00&quot;; IF([.B53]&gt;0; &quot;$205.00&quot;; IF([.B53]&gt;-1; &quot;0&quot;; &quot;0&quot;)))" office:value-type="string" office:string-value="0 ">
            <text:p>0 </text:p>
          </table:table-cell>
          <table:table-cell table:style-name="ce71" office:value-type="string">
            <text:p>Example: Unity PLx</text:p>
          </table:table-cell>
          <table:table-cell table:style-name="ce83"/>
          <table:table-cell table:style-name="ce52" office:value-type="string">
            <text:p>How many lenses with a Lined Bifocal/Trifocal 1.67 PLASTIC?</text:p>
          </table:table-cell>
          <table:table-cell table:style-name="ce64" office:value-type="float" office:value="0">
            <text:p>0</text:p>
          </table:table-cell>
          <table:table-cell table:style-name="ce21" table:formula="of:=IF([.G53]&gt;1; &quot;$76.00&quot;; IF([.G53]&gt;0; &quot;$76.00&quot;; IF([.G53]&gt;-1; &quot;0&quot;; &quot;0&quot;)))" office:value-type="string" office:string-value="0 ">
            <text:p>0 </text:p>
          </table:table-cell>
          <table:table-cell table:style-name="ce72"/>
          <table:table-cell table:number-columns-repeated="1015"/>
        </table:table-row>
        <table:table-row table:style-name="ro2">
          <table:table-cell table:style-name="ce52" office:value-type="string">
            <text:p>How many lenses does the pt want with POLY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B54]&gt;1; &quot;$120.00&quot;; IF([.B54]&gt;0; &quot;$120.00&quot;; IF([.B54]&gt;-1; &quot;0&quot;; &quot;0&quot;)))" office:value-type="string" office:string-value="0 ">
            <text:p>0 </text:p>
          </table:table-cell>
          <table:table-cell table:style-name="ce71" office:value-type="string">
            <text:p>Example: Unity PLx</text:p>
          </table:table-cell>
          <table:table-cell table:style-name="ce83"/>
          <table:table-cell table:style-name="ce52" office:value-type="string">
            <text:p>How many lenses with a Lined Bifocal/Trifocal POLYCARB?</text:p>
          </table:table-cell>
          <table:table-cell table:style-name="ce64" office:value-type="float" office:value="0">
            <text:p>0</text:p>
          </table:table-cell>
          <table:table-cell table:style-name="ce21" table:formula="of:=IF([.G54]&gt;1; &quot;$35.00&quot;; IF([.G54]&gt;0; &quot;$35.00&quot;; IF([.G54]&gt;-1; &quot;0&quot;; &quot;0&quot;)))" office:value-type="string" office:string-value="0 ">
            <text:p>0 </text:p>
          </table:table-cell>
          <table:table-cell table:style-name="ce72"/>
          <table:table-cell table:number-columns-repeated="1015"/>
        </table:table-row>
        <table:table-row table:style-name="ro2">
          <table:table-cell table:style-name="ce52" office:value-type="string">
            <text:p>How many lenses with HI INDEX GLASS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B55]&gt;1; &quot;$95.00&quot;; IF([.B55]&gt;0; &quot;$95.00&quot;; IF([.B55]&gt;-1; &quot;0&quot;; &quot;0&quot;)))" office:value-type="string" office:string-value="0 ">
            <text:p>0 </text:p>
          </table:table-cell>
          <table:table-cell table:style-name="ce71" office:value-type="string">
            <text:p>Example: Unity PLx</text:p>
          </table:table-cell>
          <table:table-cell table:style-name="ce83"/>
          <table:table-cell table:style-name="ce52" office:value-type="string">
            <text:p>How many lenses with a Lined Bifocal/Trifocal HI INDEX GLASS?</text:p>
          </table:table-cell>
          <table:table-cell table:style-name="ce64" office:value-type="float" office:value="0">
            <text:p>0</text:p>
          </table:table-cell>
          <table:table-cell table:style-name="ce21" table:formula="of:=IF([.G55]&gt;1; &quot;$144.00&quot;; IF([.G55]&gt;0; &quot;$144.00&quot;; IF([.G55]&gt;-1; &quot;0&quot;; &quot;0&quot;)))" office:value-type="string" office:string-value="0 ">
            <text:p>0 </text:p>
          </table:table-cell>
          <table:table-cell table:style-name="ce72"/>
          <table:table-cell table:number-columns-repeated="1015"/>
        </table:table-row>
        <table:table-row table:style-name="ro4">
          <table:table-cell table:style-name="ce52" office:value-type="string">
            <text:p>How many lenses with a Lined Bifocal/Trifocal PLASTIC?</text:p>
          </table:table-cell>
          <table:table-cell table:style-name="ce64" office:value-type="float" office:value="0">
            <text:p>0</text:p>
          </table:table-cell>
          <table:table-cell table:style-name="ce21" table:formula="of:=IF([.B56]&gt;1; &quot;$0.00&quot;; IF([.B56]&gt;0; &quot;$0.00&quot;; IF([.B56]&gt;-1; &quot;0&quot;; &quot;0&quot;)))" office:value-type="string" office:string-value="0 ">
            <text:p>0 </text:p>
          </table:table-cell>
          <table:table-cell table:style-name="ce71"/>
          <table:table-cell table:style-name="ce83"/>
          <table:table-cell table:style-name="ce53" office:value-type="string">
            <text:p>MF Tints - <text:span text:style-name="T1">Needs 0 or 1 answeredMF Tints - Needs 0 or 1 answeredMF Tints - Needs 0 or 1 answered</text:span></text:p>
          </table:table-cell>
          <table:table-cell table:style-name="ce13"/>
          <table:table-cell table:style-name="ce21"/>
          <table:table-cell table:style-name="ce72"/>
          <table:table-cell table:number-columns-repeated="1015"/>
        </table:table-row>
        <table:table-row table:style-name="ro2">
          <table:table-cell table:style-name="ce52" office:value-type="string">
            <text:p>How many lenses with a Lined Bifocal/Trifocal TRIVEX?</text:p>
          </table:table-cell>
          <table:table-cell table:style-name="ce64" office:value-type="float" office:value="0">
            <text:p>0</text:p>
          </table:table-cell>
          <table:table-cell table:style-name="ce21" table:formula="of:=IF([.B57]&gt;1; &quot;$55.00&quot;; IF([.B57]&gt;0; &quot;$55.00&quot;; IF([.B57]&gt;-1; &quot;0&quot;; &quot;0&quot;)))" office:value-type="string" office:string-value="0 ">
            <text:p>0 </text:p>
          </table:table-cell>
          <table:table-cell table:style-name="ce71"/>
          <table:table-cell table:style-name="ce83"/>
          <table:table-cell table:style-name="ce54" office:value-type="string">
            <text:p>How many lenses does the pt want Polarized?</text:p>
          </table:table-cell>
          <table:table-cell table:style-name="ce12" office:value-type="float" office:value="0">
            <text:p>0</text:p>
          </table:table-cell>
          <table:table-cell table:style-name="ce21" table:formula="of:=IF([.G57]&gt;1; &quot;$60.00&quot;; IF([.G57]&gt;0; &quot;$60.00&quot;; IF([.G57]&gt;-1; &quot;0&quot;; &quot;0&quot;)))" office:value-type="string" office:string-value="0 ">
            <text:p>0 </text:p>
          </table:table-cell>
          <table:table-cell table:style-name="ce73" office:value-type="string">
            <text:p>**This is for NON-GLASS materials**</text:p>
          </table:table-cell>
          <table:table-cell table:number-columns-repeated="1015"/>
        </table:table-row>
        <table:table-row table:style-name="ro2">
          <table:table-cell table:style-name="ce52" office:value-type="string">
            <text:p>How many lenses with a Lined Bifocal/Trifocal 1.67 PLASTIC?</text:p>
          </table:table-cell>
          <table:table-cell table:style-name="ce64" office:value-type="float" office:value="0">
            <text:p>0</text:p>
          </table:table-cell>
          <table:table-cell table:style-name="ce21" table:formula="of:=IF([.B58]&gt;1; &quot;$90.00&quot;; IF([.B58]&gt;0; &quot;$90.00&quot;; IF([.B58]&gt;-1; &quot;0&quot;; &quot;0&quot;)))" office:value-type="string" office:string-value="0 ">
            <text:p>0 </text:p>
          </table:table-cell>
          <table:table-cell table:style-name="ce71"/>
          <table:table-cell table:style-name="ce83"/>
          <table:table-cell table:style-name="ce54" office:value-type="string">
            <text:p>How many lenses does the pt want with Transitions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G58]&gt;1; &quot;$82.00&quot;; IF([.G58]&gt;0; &quot;$82.00&quot;; IF([.G58]&gt;-1; &quot;0&quot;; &quot;0&quot;)))" office:value-type="string" office:string-value="0 ">
            <text:p>0 </text:p>
          </table:table-cell>
          <table:table-cell table:style-name="ce73" office:value-type="string">
            <text:p>***PLASTIC ONLY***</text:p>
          </table:table-cell>
          <table:table-cell table:number-columns-repeated="1015"/>
        </table:table-row>
        <table:table-row table:style-name="ro2">
          <table:table-cell table:style-name="ce52" office:value-type="string">
            <text:p>How many lenses with a Lined Bifocal/Trifocal POLYCARB?</text:p>
          </table:table-cell>
          <table:table-cell table:style-name="ce64" office:value-type="float" office:value="0">
            <text:p>0</text:p>
          </table:table-cell>
          <table:table-cell table:style-name="ce21" table:formula="of:=IF([.B59]&gt;1; &quot;$28.00&quot;; IF([.B59]&gt;0; &quot;$28.00&quot;; IF([.B59]&gt;-1; &quot;0&quot;; &quot;0&quot;)))" office:value-type="string" office:string-value="0 ">
            <text:p>0 </text:p>
          </table:table-cell>
          <table:table-cell table:style-name="ce71"/>
          <table:table-cell table:style-name="ce83"/>
          <table:table-cell table:style-name="ce54" office:value-type="string">
            <text:p>How many lenses does the pt want with Transitions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G59]&gt;1; &quot;$41.00&quot;; IF([.G59]&gt;0; &quot;$41.00&quot;; IF([.G59]&gt;-1; &quot;0&quot;; &quot;0&quot;)))" office:value-type="string" office:string-value="0 ">
            <text:p>0 </text:p>
          </table:table-cell>
          <table:table-cell table:style-name="ce73" office:value-type="string">
            <text:p>***GLASS ONLY***</text:p>
          </table:table-cell>
          <table:table-cell table:number-columns-repeated="1015"/>
        </table:table-row>
        <table:table-row table:style-name="ro2">
          <table:table-cell table:style-name="ce52" office:value-type="string">
            <text:p>How many lenses with a Lined Bifocal/Trifocal HI INDEX GLASS?</text:p>
          </table:table-cell>
          <table:table-cell table:style-name="ce64" office:value-type="float" office:value="0">
            <text:p>0</text:p>
          </table:table-cell>
          <table:table-cell table:style-name="ce21" table:formula="of:=IF([.B60]&gt;1; &quot;$127.00&quot;; IF([.B60]&gt;0; &quot;$127.00&quot;; IF([.B60]&gt;-1; &quot;0&quot;; &quot;0&quot;)))" office:value-type="string" office:string-value="0 ">
            <text:p>0 </text:p>
          </table:table-cell>
          <table:table-cell table:style-name="ce71"/>
          <table:table-cell table:style-name="ce83"/>
          <table:table-cell table:style-name="ce54" office:value-type="string">
            <text:p>How many lenses does the pt want with Solid Tint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G60]&gt;1; &quot;$15.00&quot;; IF([.G60]&gt;0; &quot;$15.00&quot;; IF([.G60]&gt;-1; &quot;0&quot;; &quot;0&quot;)))" office:value-type="string" office:string-value="0 ">
            <text:p>0 </text:p>
          </table:table-cell>
          <table:table-cell table:style-name="ce73" office:value-type="string">
            <text:p>***PLASTIC ONLY***</text:p>
          </table:table-cell>
          <table:table-cell table:number-columns-repeated="1015"/>
        </table:table-row>
        <table:table-row table:style-name="ro4">
          <table:table-cell table:style-name="ce53" office:value-type="string">
            <text:p>MF Polarized Lenses - <text:span text:style-name="T1">Needs 0 or 1 answeredMF Polarized Lenses - Needs 0 or 1 answeredMF Polarized Lenses - Needs 0 or 1 answered</text:span></text:p>
          </table:table-cell>
          <table:table-cell table:style-name="ce13"/>
          <table:table-cell table:style-name="ce21"/>
          <table:table-cell table:style-name="ce72"/>
          <table:table-cell table:style-name="ce83"/>
          <table:table-cell table:style-name="ce54" office:value-type="string">
            <text:p>How many lenses does the pt want with Gradient Tint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G61]&gt;1; &quot;$17.00&quot;; IF([.G61]&gt;0; &quot;$17.00&quot;; IF([.G61]&gt;-1; &quot;0&quot;; &quot;0&quot;)))" office:value-type="string" office:string-value="0 ">
            <text:p>0 </text:p>
          </table:table-cell>
          <table:table-cell table:style-name="ce73" office:value-type="string">
            <text:p>***PLASTIC ONLY***</text:p>
          </table:table-cell>
          <table:table-cell table:number-columns-repeated="1015"/>
        </table:table-row>
        <table:table-row table:style-name="ro2">
          <table:table-cell table:style-name="ce54" office:value-type="string">
            <text:p>How many lenses does the pt want as BF/TF Polarized PLASTIC?</text:p>
          </table:table-cell>
          <table:table-cell table:style-name="ce12" office:value-type="float" office:value="0">
            <text:p>0</text:p>
          </table:table-cell>
          <table:table-cell table:style-name="ce21" table:formula="of:=IF([.B62]&gt;1; &quot;$71.00&quot;; IF([.B62]&gt;0; &quot;$71.00&quot;; IF([.B62]&gt;-1; &quot;0&quot;; &quot;0&quot;)))" office:value-type="string" office:string-value="0 ">
            <text:p>0 </text:p>
          </table:table-cell>
          <table:table-cell table:style-name="ce73" office:value-type="string">
            <text:p>*This is BIFOCAL &amp; TRIFOCAL only*</text:p>
          </table:table-cell>
          <table:table-cell table:style-name="ce83"/>
          <table:table-cell table:style-name="ce54" office:value-type="string">
            <text:p>How many lenses does the pt want with Solid Tint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G62]&gt;1; &quot;$44.00&quot;; IF([.G62]&gt;0; &quot;$44.00&quot;; IF([.G62]&gt;-1; &quot;0&quot;; &quot;0&quot;)))" office:value-type="string" office:string-value="0 ">
            <text:p>0 </text:p>
          </table:table-cell>
          <table:table-cell table:style-name="ce73" office:value-type="string">
            <text:p>***GLASS ONLY***</text:p>
          </table:table-cell>
          <table:table-cell table:number-columns-repeated="1015"/>
        </table:table-row>
        <table:table-row table:style-name="ro2">
          <table:table-cell table:style-name="ce54" office:value-type="string">
            <text:p>How many lenses does the pt want as BF/TF Polarized TRIVEX?</text:p>
          </table:table-cell>
          <table:table-cell table:style-name="ce12" office:value-type="float" office:value="0">
            <text:p>0</text:p>
          </table:table-cell>
          <table:table-cell table:style-name="ce21" table:formula="of:=IF([.B63]&gt;1; &quot;$104.00&quot;; IF([.B63]&gt;0; &quot;$104.00&quot;; IF([.B63]&gt;-1; &quot;0&quot;; &quot;0&quot;)))" office:value-type="string" office:string-value="0 ">
            <text:p>0 </text:p>
          </table:table-cell>
          <table:table-cell table:style-name="ce73" office:value-type="string">
            <text:p>*This is BIFOCAL &amp; TRIFOCAL only*</text:p>
          </table:table-cell>
          <table:table-cell table:style-name="ce83"/>
          <table:table-cell table:style-name="ce54" office:value-type="string">
            <text:p>How many lenses does the pt want with Gradient Tint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G63]&gt;1; &quot;$96.00&quot;; IF([.G63]&gt;0; &quot;$96.00&quot;; IF([.G63]&gt;-1; &quot;0&quot;; &quot;0&quot;)))" office:value-type="string" office:string-value="0 ">
            <text:p>0 </text:p>
          </table:table-cell>
          <table:table-cell table:style-name="ce73" office:value-type="string">
            <text:p>***GLASS ONLY***</text:p>
          </table:table-cell>
          <table:table-cell table:number-columns-repeated="1015"/>
        </table:table-row>
        <table:table-row table:style-name="ro4">
          <table:table-cell table:style-name="ce54" office:value-type="string">
            <text:p>How many lenses as a BF/TF Polarized 1.67 Plastic?</text:p>
          </table:table-cell>
          <table:table-cell table:style-name="ce12" office:value-type="float" office:value="0">
            <text:p>0</text:p>
          </table:table-cell>
          <table:table-cell table:style-name="ce21" table:formula="of:=IF([.B64]&gt;1; &quot;$59.00&quot;; IF([.B64]&gt;0; &quot;$59.00&quot;; IF([.B64]&gt;-1; &quot;0&quot;; &quot;0&quot;)))" office:value-type="string" office:string-value="0 ">
            <text:p>0 </text:p>
          </table:table-cell>
          <table:table-cell table:style-name="ce73" office:value-type="string">
            <text:p>*This is BIFOCAL &amp; TRIFOCAL only*</text:p>
          </table:table-cell>
          <table:table-cell table:style-name="ce83"/>
          <table:table-cell table:style-name="ce53" office:value-type="string">
            <text:p>MF Coatings - <text:span text:style-name="T1">Needs 0 to 2 answeredMF Coatings - Needs 0 to 2 answeredMF Coatings - Needs 0 to 2 answered</text:span></text:p>
          </table:table-cell>
          <table:table-cell table:style-name="ce13"/>
          <table:table-cell table:style-name="ce21"/>
          <table:table-cell table:style-name="ce72"/>
          <table:table-cell table:number-columns-repeated="1015"/>
        </table:table-row>
        <table:table-row table:style-name="ro2">
          <table:table-cell table:style-name="ce54" office:value-type="string">
            <text:p>How many lenses does the pt want as BF/TF Polarized Poly?</text:p>
          </table:table-cell>
          <table:table-cell table:style-name="ce12" office:value-type="float" office:value="0">
            <text:p>0</text:p>
          </table:table-cell>
          <table:table-cell table:style-name="ce21" table:formula="of:=IF([.B65]&gt;1; &quot;$70.00&quot;; IF([.B65]&gt;0; &quot;$70.00&quot;; IF([.B65]&gt;-1; &quot;0&quot;; &quot;0&quot;)))" office:value-type="string" office:string-value="0 ">
            <text:p>0 </text:p>
          </table:table-cell>
          <table:table-cell table:style-name="ce73" office:value-type="string">
            <text:p>*This is BIFOCAL &amp; TRIFOCAL only*</text:p>
          </table:table-cell>
          <table:table-cell table:style-name="ce83"/>
          <table:table-cell table:style-name="ce55" office:value-type="string">
            <text:p>How many lenses does the pt want with MF AR Glass?</text:p>
          </table:table-cell>
          <table:table-cell table:style-name="ce14" office:value-type="float" office:value="0">
            <text:p>0</text:p>
          </table:table-cell>
          <table:table-cell table:style-name="ce21" table:formula="of:=IF([.G65]&gt;1; &quot;$41.00&quot;; IF([.G65]&gt;0; &quot;$41.00&quot;; IF([.G65]&gt;-1; &quot;0&quot;; &quot;0&quot;)))" office:value-type="string" office:string-value="0 ">
            <text:p>0 </text:p>
          </table:table-cell>
          <table:table-cell table:style-name="ce72"/>
          <table:table-cell table:number-columns-repeated="1015"/>
        </table:table-row>
        <table:table-row table:style-name="ro4">
          <table:table-cell table:style-name="ce54" office:value-type="string">
            <text:p>How many lenses does the pt want as <text:span text:style-name="T9">PAL</text:span><text:span text:style-name="T10"> Polarized?How many lenses does the pt want as </text:span><text:span text:style-name="T9">PAL</text:span><text:span text:style-name="T10"> Polarized?How many lenses does the pt want as </text:span><text:span text:style-name="T9">PAL</text:span><text:span text:style-name="T10"> Polarized?</text:span></text:p>
          </table:table-cell>
          <table:table-cell table:style-name="ce12" office:value-type="float" office:value="0">
            <text:p>0</text:p>
          </table:table-cell>
          <table:table-cell table:style-name="ce21" table:formula="of:=IF([.B66]&gt;1; &quot;$76.00&quot;; IF([.B66]&gt;0; &quot;$76.00&quot;; IF([.B66]&gt;-1; &quot;0&quot;; &quot;0&quot;)))" office:value-type="string" office:string-value="0 ">
            <text:p>0 </text:p>
          </table:table-cell>
          <table:table-cell table:style-name="ce73" office:value-type="string">
            <text:p>*This is PAL only*</text:p>
          </table:table-cell>
          <table:table-cell table:style-name="ce83"/>
          <table:table-cell table:style-name="ce55" office:value-type="string">
            <text:p>How many lenses does the pt want with MF Anti-Reflection?</text:p>
          </table:table-cell>
          <table:table-cell table:style-name="ce14" office:value-type="float" office:value="0">
            <text:p>0</text:p>
          </table:table-cell>
          <table:table-cell table:style-name="ce21" table:formula="of:=IF([.G66]&gt;1; &quot;$58.00&quot;; IF([.G66]&gt;0; &quot;$58.00&quot;; IF([.G66]&gt;-1; &quot;0&quot;; &quot;0&quot;)))" office:value-type="string" office:string-value="0 ">
            <text:p>0 </text:p>
          </table:table-cell>
          <table:table-cell table:style-name="ce73" office:value-type="string">
            <text:p>*Ex: Unity Classic AR. For Poly/Plastic*</text:p>
          </table:table-cell>
          <table:table-cell table:number-columns-repeated="1015"/>
        </table:table-row>
        <table:table-row table:style-name="ro4">
          <table:table-cell table:style-name="ce53" office:value-type="string">
            <text:p>MF Tints - <text:span text:style-name="T1">Needs 0 or 1 answeredMF Tints - Needs 0 or 1 answeredMF Tints - Needs 0 or 1 answered</text:span></text:p>
          </table:table-cell>
          <table:table-cell table:style-name="ce13"/>
          <table:table-cell table:style-name="ce21"/>
          <table:table-cell table:style-name="ce72"/>
          <table:table-cell table:style-name="ce83"/>
          <table:table-cell table:style-name="ce55" office:value-type="string">
            <text:p>How many lenses does the pt want with MF Mirror?</text:p>
          </table:table-cell>
          <table:table-cell table:style-name="ce14" office:value-type="float" office:value="0">
            <text:p>0</text:p>
          </table:table-cell>
          <table:table-cell table:style-name="ce21" table:formula="of:=IF([.G67]&gt;1; &quot;$40.00&quot;; IF([.G67]&gt;0; &quot;$40.00&quot;; IF([.G67]&gt;-1; &quot;0&quot;; &quot;0&quot;)))" office:value-type="string" office:string-value="0 ">
            <text:p>0 </text:p>
          </table:table-cell>
          <table:table-cell table:style-name="ce72" office:value-type="string">
            <text:p>This is for a Solid or Single Gradient Mirror Coat</text:p>
          </table:table-cell>
          <table:table-cell table:number-columns-repeated="1015"/>
        </table:table-row>
        <table:table-row table:style-name="ro2">
          <table:table-cell table:style-name="ce54" office:value-type="string">
            <text:p>How many lenses does the pt want with Transitions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B68]&gt;1; &quot;$76.00&quot;; IF([.B68]&gt;0; &quot;$76.00&quot;; IF([.B68]&gt;-1; &quot;0&quot;; &quot;0&quot;)))" office:value-type="string" office:string-value="0 ">
            <text:p>0 </text:p>
          </table:table-cell>
          <table:table-cell table:style-name="ce73" office:value-type="string">
            <text:p>***PLASTIC ONLY***</text:p>
          </table:table-cell>
          <table:table-cell table:style-name="ce83"/>
          <table:table-cell table:style-name="ce55" office:value-type="string">
            <text:p>How many lenses does the pt want with MF Ski Type Coating?</text:p>
          </table:table-cell>
          <table:table-cell table:style-name="ce14" office:value-type="float" office:value="0">
            <text:p>0</text:p>
          </table:table-cell>
          <table:table-cell table:style-name="ce21" table:formula="of:=IF([.G68]&gt;1; &quot;$40.00&quot;; IF([.G68]&gt;0; &quot;$40.00&quot;; IF([.G68]&gt;-1; &quot;0&quot;; &quot;0&quot;)))" office:value-type="string" office:string-value="0 ">
            <text:p>0 </text:p>
          </table:table-cell>
          <table:table-cell table:style-name="ce72" office:value-type="string">
            <text:p>Includes Base Tint and Backside Color</text:p>
          </table:table-cell>
          <table:table-cell table:number-columns-repeated="1015"/>
        </table:table-row>
        <table:table-row table:style-name="ro2">
          <table:table-cell table:style-name="ce54" office:value-type="string">
            <text:p>How many lenses does the pt want with Transitions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B69]&gt;1; &quot;$37.00&quot;; IF([.B69]&gt;0; &quot;$37.00&quot;; IF([.B69]&gt;-1; &quot;0&quot;; &quot;0&quot;)))" office:value-type="string" office:string-value="0 ">
            <text:p>0 </text:p>
          </table:table-cell>
          <table:table-cell table:style-name="ce73" office:value-type="string">
            <text:p>***GLASS ONLY***</text:p>
          </table:table-cell>
          <table:table-cell table:style-name="ce83"/>
          <table:table-cell table:style-name="ce55" office:value-type="string">
            <text:p>How many lenses does the pt want with MF Scratch Coat?</text:p>
          </table:table-cell>
          <table:table-cell table:style-name="ce14" office:value-type="float" office:value="0">
            <text:p>0</text:p>
          </table:table-cell>
          <table:table-cell table:style-name="ce21" table:formula="of:=IF([.G69]&gt;1; &quot;$17.00&quot;; IF([.G69]&gt;0; &quot;$17.00&quot;; IF([.G69]&gt;-1; &quot;0&quot;; &quot;0&quot;)))" office:value-type="string" office:string-value="0 ">
            <text:p>0 </text:p>
          </table:table-cell>
          <table:table-cell table:style-name="ce72"/>
          <table:table-cell table:number-columns-repeated="1015"/>
        </table:table-row>
        <table:table-row table:style-name="ro4">
          <table:table-cell table:style-name="ce54" office:value-type="string">
            <text:p>How many lenses does the pt want with Solid Tint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B70]&gt;1; &quot;$13.00&quot;; IF([.B70]&gt;0; &quot;$13.00&quot;; IF([.B70]&gt;-1; &quot;0&quot;; &quot;0&quot;)))" office:value-type="string" office:string-value="0 ">
            <text:p>0 </text:p>
          </table:table-cell>
          <table:table-cell table:style-name="ce73" office:value-type="string">
            <text:p>***PLASTIC ONLY***</text:p>
          </table:table-cell>
          <table:table-cell table:style-name="ce83"/>
          <table:table-cell table:style-name="ce53" office:value-type="string">
            <text:p>MF Miscellaneous and Edge Treatments - <text:span text:style-name="T1">Needs 0 to 3 answeredMF Miscellaneous and Edge Treatments - Needs 0 to 3 answered</text:span></text:p>
          </table:table-cell>
          <table:table-cell table:style-name="ce13"/>
          <table:table-cell table:style-name="ce21"/>
          <table:table-cell table:style-name="ce72"/>
          <table:table-cell table:number-columns-repeated="1015"/>
        </table:table-row>
        <table:table-row table:style-name="ro2">
          <table:table-cell table:style-name="ce54" office:value-type="string">
            <text:p>How many lenses does the pt want with Gradient Tint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B71]&gt;1; &quot;$15.00&quot;; IF([.B71]&gt;0; &quot;$15.00&quot;; IF([.B71]&gt;-1; &quot;0&quot;; &quot;0&quot;)))" office:value-type="string" office:string-value="0 ">
            <text:p>0 </text:p>
          </table:table-cell>
          <table:table-cell table:style-name="ce73" office:value-type="string">
            <text:p>***PLASTIC ONLY***</text:p>
          </table:table-cell>
          <table:table-cell table:style-name="ce83"/>
          <table:table-cell table:style-name="ce55" office:value-type="string">
            <text:p>How many MF lenses have a 61mm eye size or larger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G71]&gt;1; &quot;$14.00&quot;; IF([.G71]&gt;0; &quot;$14.00&quot;; IF([.G71]&gt;-1; &quot;0&quot;; &quot;0&quot;)))" office:value-type="string" office:string-value="0 ">
            <text:p>0 </text:p>
          </table:table-cell>
          <table:table-cell table:style-name="ce73" office:value-type="string">
            <text:p>***PLASTIC ONLY***</text:p>
          </table:table-cell>
          <table:table-cell table:number-columns-repeated="1015"/>
        </table:table-row>
        <table:table-row table:style-name="ro2">
          <table:table-cell table:style-name="ce54" office:value-type="string">
            <text:p>How many lenses does the pt want with Solid Tint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B72]&gt;1; &quot;$30.00&quot;; IF([.B72]&gt;0; &quot;$30.00&quot;; IF([.B72]&gt;-1; &quot;0&quot;; &quot;0&quot;)))" office:value-type="string" office:string-value="0 ">
            <text:p>0 </text:p>
          </table:table-cell>
          <table:table-cell table:style-name="ce73" office:value-type="string">
            <text:p>***GLASS ONLY***</text:p>
          </table:table-cell>
          <table:table-cell table:style-name="ce83"/>
          <table:table-cell table:style-name="ce55" office:value-type="string">
            <text:p>How many MF lenses have a 61mm eye size or larger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G72]&gt;1; &quot;$18.00&quot;; IF([.G72]&gt;0; &quot;$18.00&quot;; IF([.G72]&gt;-1; &quot;0&quot;; &quot;0&quot;)))" office:value-type="string" office:string-value="0 ">
            <text:p>0 </text:p>
          </table:table-cell>
          <table:table-cell table:style-name="ce73" office:value-type="string">
            <text:p>***GLASS ONLY***</text:p>
          </table:table-cell>
          <table:table-cell table:number-columns-repeated="1015"/>
        </table:table-row>
        <table:table-row table:style-name="ro2">
          <table:table-cell table:style-name="ce54" office:value-type="string">
            <text:p>How many lenses does the pt want with Gradient Tint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B73]&gt;1; &quot;$42.00&quot;; IF([.B73]&gt;0; &quot;$42.00&quot;; IF([.B73]&gt;-1; &quot;0&quot;; &quot;0&quot;)))" office:value-type="string" office:string-value="0 ">
            <text:p>0 </text:p>
          </table:table-cell>
          <table:table-cell table:style-name="ce73" office:value-type="string">
            <text:p>***GLASS ONLY***</text:p>
          </table:table-cell>
          <table:table-cell table:style-name="ce83"/>
          <table:table-cell table:style-name="ce55" office:value-type="string">
            <text:p>How many lenses are to have an Edge Coating (MF)?</text:p>
          </table:table-cell>
          <table:table-cell table:style-name="ce14" office:value-type="float" office:value="0">
            <text:p>0</text:p>
          </table:table-cell>
          <table:table-cell table:style-name="ce21" table:formula="of:=IF([.G73]&gt;1; &quot;$24.00&quot;; IF([.G73]&gt;0; &quot;$24.00&quot;; IF([.G73]&gt;-1; &quot;0&quot;; &quot;0&quot;)))" office:value-type="string" office:string-value="0 ">
            <text:p>0 </text:p>
          </table:table-cell>
          <table:table-cell table:style-name="ce73" office:value-type="string">
            <text:p>*Do not answer if B82 is answered*</text:p>
          </table:table-cell>
          <table:table-cell table:number-columns-repeated="1015"/>
        </table:table-row>
        <table:table-row table:style-name="ro4">
          <table:table-cell table:style-name="ce53" office:value-type="string">
            <text:p>MF Coatings - <text:span text:style-name="T1">Needs 0 to 2 answeredMF Coatings - Needs 0 to 2 answered</text:span></text:p>
          </table:table-cell>
          <table:table-cell table:style-name="ce13"/>
          <table:table-cell table:style-name="ce21"/>
          <table:table-cell table:style-name="ce72"/>
          <table:table-cell table:style-name="ce83"/>
          <table:table-cell table:style-name="ce55" office:value-type="string">
            <text:p>How many lenses are to have a MF Roll&amp;Pollish?</text:p>
          </table:table-cell>
          <table:table-cell table:style-name="ce14" office:value-type="float" office:value="0">
            <text:p>0</text:p>
          </table:table-cell>
          <table:table-cell table:style-name="ce21" table:formula="of:=IF([.G74]&gt;1; &quot;$24.00&quot;; IF([.G74]&gt;0; &quot;$24.00&quot;; IF([.G74]&gt;-1; &quot;0&quot;; &quot;0&quot;)))" office:value-type="string" office:string-value="0 ">
            <text:p>0 </text:p>
          </table:table-cell>
          <table:table-cell table:style-name="ce73" office:value-type="string">
            <text:p>*Do not answer if B81 is answered*</text:p>
          </table:table-cell>
          <table:table-cell table:number-columns-repeated="1015"/>
        </table:table-row>
        <table:table-row table:style-name="ro2">
          <table:table-cell table:style-name="ce55" office:value-type="string">
            <text:p>How many lenses does the pt want with MF AR GLASS?</text:p>
          </table:table-cell>
          <table:table-cell table:style-name="ce14" office:value-type="float" office:value="0">
            <text:p>0</text:p>
          </table:table-cell>
          <table:table-cell table:style-name="ce21" table:formula="of:=IF([.B75]&gt;1; &quot;$37.00&quot;; IF([.B75]&gt;0; &quot;$37.00&quot;; IF([.B75]&gt;-1; &quot;0&quot;; &quot;0&quot;)))" office:value-type="string" office:string-value="0 ">
            <text:p>0 </text:p>
          </table:table-cell>
          <table:table-cell table:style-name="ce73" office:value-type="string">
            <text:p>***This AR is for GLASS ONLY***</text:p>
          </table:table-cell>
          <table:table-cell table:style-name="ce83"/>
          <table:table-cell table:style-name="ce55" office:value-type="string">
            <text:p>How many lenses <text:s/>will have MF UV protection on the backside?</text:p>
          </table:table-cell>
          <table:table-cell table:style-name="ce14" office:value-type="float" office:value="0">
            <text:p>0</text:p>
          </table:table-cell>
          <table:table-cell table:style-name="ce21" table:formula="of:=IF([.G75]&gt;1; &quot;$10.00&quot;; IF([.G75]&gt;0; &quot;$10.00&quot;; IF([.G75]&gt;-1; &quot;0&quot;; &quot;0&quot;)))" office:value-type="string" office:string-value="0 ">
            <text:p>0 </text:p>
          </table:table-cell>
          <table:table-cell table:style-name="ce72"/>
          <table:table-cell table:number-columns-repeated="1015"/>
        </table:table-row>
        <table:table-row table:style-name="ro4">
          <table:table-cell table:style-name="ce55" office:value-type="string">
            <text:p>How many lenses does the pt want with MF Anti-Reflection?</text:p>
          </table:table-cell>
          <table:table-cell table:style-name="ce14" office:value-type="float" office:value="0">
            <text:p>0</text:p>
          </table:table-cell>
          <table:table-cell table:style-name="ce21" table:formula="of:=IF([.B76]&gt;1; &quot;$51.00&quot;; IF([.B76]&gt;0; &quot;$51.00&quot;; IF([.B76]&gt;-1; &quot;0&quot;; &quot;0&quot;)))" office:value-type="string" office:string-value="0 ">
            <text:p>0 </text:p>
          </table:table-cell>
          <table:table-cell table:style-name="ce73" office:value-type="string">
            <text:p>*Ex: Unity Classic AR. For Poly/Plastic*</text:p>
          </table:table-cell>
          <table:table-cell table:style-name="ce83"/>
          <table:table-cell table:style-name="ce53" office:value-type="string">
            <text:p>MF Frame - <text:span text:style-name="T1">Answer all 3 if pt is ordering a new frameMF Frame - Answer all 3 if pt is ordering a new frame</text:span></text:p>
          </table:table-cell>
          <table:table-cell table:style-name="ce13"/>
          <table:table-cell table:style-name="ce21"/>
          <table:table-cell table:style-name="ce72"/>
          <table:table-cell table:number-columns-repeated="1015"/>
        </table:table-row>
        <table:table-row table:style-name="ro2">
          <table:table-cell table:style-name="ce55" office:value-type="string">
            <text:p>How many lenses does the pt want with MF Mirror?</text:p>
          </table:table-cell>
          <table:table-cell table:style-name="ce14" office:value-type="float" office:value="0">
            <text:p>0</text:p>
          </table:table-cell>
          <table:table-cell table:style-name="ce21" table:formula="of:=IF([.B77]&gt;1; &quot;$44.00&quot;; IF([.B77]&gt;0; &quot;$44.00&quot;; IF([.B77]&gt;-1; &quot;0&quot;; &quot;0&quot;)))" office:value-type="string" office:string-value="0 ">
            <text:p>0 </text:p>
          </table:table-cell>
          <table:table-cell table:style-name="ce72" office:value-type="string">
            <text:p>This is for a Solid or Single Gradient Mirror Coat</text:p>
          </table:table-cell>
          <table:table-cell table:style-name="ce83"/>
          <table:table-cell table:style-name="ce95" office:value-type="string">
            <text:p>How many frames is the pt eligible for?</text:p>
          </table:table-cell>
          <table:table-cell table:style-name="ce14"/>
          <table:table-cell table:style-name="ce21"/>
          <table:table-cell table:style-name="ce72"/>
          <table:table-cell table:number-columns-repeated="1015"/>
        </table:table-row>
        <table:table-row table:style-name="ro2">
          <table:table-cell table:style-name="ce55" office:value-type="string">
            <text:p>How many lenses does the pt want with MF Ski Type Coating?</text:p>
          </table:table-cell>
          <table:table-cell table:style-name="ce14" office:value-type="float" office:value="0">
            <text:p>0</text:p>
          </table:table-cell>
          <table:table-cell table:style-name="ce21" table:formula="of:=IF([.B78]&gt;1; &quot;$50.00&quot;; IF([.B78]&gt;0; &quot;$50.00&quot;; IF([.B78]&gt;-1; &quot;0&quot;; &quot;0&quot;)))" office:value-type="string" office:string-value="0 ">
            <text:p>0 </text:p>
          </table:table-cell>
          <table:table-cell table:style-name="ce72" office:value-type="string">
            <text:p>Includes Base Tint and Backside Color</text:p>
          </table:table-cell>
          <table:table-cell table:style-name="ce83"/>
          <table:table-cell table:style-name="ce55" office:value-type="string">
            <text:p>What is the Retail Cost of the Frame?</text:p>
          </table:table-cell>
          <table:table-cell table:style-name="ce14" office:value-type="float" office:value="160">
            <text:p>160</text:p>
          </table:table-cell>
          <table:table-cell table:style-name="ce21"/>
          <table:table-cell table:style-name="ce73" office:value-type="string">
            <text:p>***This is for MF ONLY lenses***</text:p>
          </table:table-cell>
          <table:table-cell table:number-columns-repeated="1015"/>
        </table:table-row>
        <table:table-row table:style-name="ro2">
          <table:table-cell table:style-name="ce55" office:value-type="string">
            <text:p>How many lenses does the pt want with MF Scratch Coat?</text:p>
          </table:table-cell>
          <table:table-cell table:style-name="ce14" office:value-type="float" office:value="0">
            <text:p>0</text:p>
          </table:table-cell>
          <table:table-cell table:style-name="ce21" table:formula="of:=IF([.B79]&gt;1; &quot;$15.00&quot;; IF([.B79]&gt;0; &quot;$15.00&quot;; IF([.B79]&gt;-1; &quot;0&quot;; &quot;0&quot;)))" office:value-type="string" office:string-value="0 ">
            <text:p>0 </text:p>
          </table:table-cell>
          <table:table-cell table:style-name="ce72"/>
          <table:table-cell table:style-name="ce83"/>
          <table:table-cell table:style-name="ce55" office:value-type="string">
            <text:p>What is the Pt Allowance towards that Frame?</text:p>
          </table:table-cell>
          <table:table-cell table:style-name="ce14" office:value-type="float" office:value="170">
            <text:p>170</text:p>
          </table:table-cell>
          <table:table-cell table:style-name="ce21" table:formula="of:=IF(AND((([.G78]-[.G79])*0.8)&gt;0;[.G77]&gt;0);(([.G78]-[.G79])*0.8);IF(AND([.G77]&gt;0;(([.G78]-[.B79])*0.8)&lt;0.01);&quot;0&quot;;IF([.G77]&lt;1;[.G78]*0.8;&quot;0&quot;)))" office:value-type="float" office:value="128">
            <text:p><text:s/>$128.00 </text:p>
          </table:table-cell>
          <table:table-cell table:style-name="ce73" office:value-type="string">
            <text:p>***This is for MF ONLY lenses***</text:p>
          </table:table-cell>
          <table:table-cell table:number-columns-repeated="1015"/>
        </table:table-row>
        <table:table-row table:style-name="ro4">
          <table:table-cell table:style-name="ce53" office:value-type="string">
            <text:p>MF Miscellaneous and Edge Treatments - <text:span text:style-name="T1">Needs 0 to 3 answeredMF Miscellaneous and Edge Treatments - Needs 0 to 3 answered</text:span></text:p>
          </table:table-cell>
          <table:table-cell table:style-name="ce13"/>
          <table:table-cell table:style-name="ce21"/>
          <table:table-cell table:style-name="ce72"/>
          <table:table-cell table:style-name="ce83"/>
          <table:table-cell table:style-name="ce53" office:value-type="string">
            <text:p>Copayments</text:p>
          </table:table-cell>
          <table:table-cell table:style-name="ce13"/>
          <table:table-cell table:style-name="ce21"/>
          <table:table-cell table:style-name="ce72"/>
          <table:table-cell table:number-columns-repeated="1015"/>
        </table:table-row>
        <table:table-row table:style-name="ro2">
          <table:table-cell table:style-name="ce55" office:value-type="string">
            <text:p>How many MF lenses have a 61mm eye size or larger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B81]&gt;1; &quot;$12.00&quot;; IF([.B81]&gt;0; &quot;$12.00&quot;; IF([.B81]&gt;-1; &quot;0&quot;; &quot;0&quot;)))" office:value-type="string" office:string-value="0 ">
            <text:p>0 </text:p>
          </table:table-cell>
          <table:table-cell table:style-name="ce73" office:value-type="string">
            <text:p>***PLASTIC ONLY***</text:p>
          </table:table-cell>
          <table:table-cell table:style-name="ce83"/>
          <table:table-cell table:style-name="ce55" office:value-type="string">
            <text:p>If the pt had an exam, what is their Exam Copay?</text:p>
          </table:table-cell>
          <table:table-cell table:style-name="ce14" office:value-type="float" office:value="0">
            <text:p>0</text:p>
          </table:table-cell>
          <table:table-cell table:style-name="ce21" table:formula="of:=[.G81]" office:value-type="float" office:value="0">
            <text:p><text:s/>$- </text:p>
          </table:table-cell>
          <table:table-cell table:style-name="ce72"/>
          <table:table-cell table:number-columns-repeated="1015"/>
        </table:table-row>
        <table:table-row table:style-name="ro2">
          <table:table-cell table:style-name="ce55" office:value-type="string">
            <text:p>How many MF lenses have a 61mm eye size or larger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B82]&gt;1; &quot;$16.00&quot;; IF([.B82]&gt;0; &quot;$16.00&quot;; IF([.B82]&gt;-1; &quot;0&quot;; &quot;0&quot;)))" office:value-type="string" office:string-value="0 ">
            <text:p>0 </text:p>
          </table:table-cell>
          <table:table-cell table:style-name="ce73" office:value-type="string">
            <text:p>***GLASS ONLY***</text:p>
          </table:table-cell>
          <table:table-cell table:style-name="ce83"/>
          <table:table-cell table:style-name="ce55" office:value-type="string">
            <text:p>What is the Pt's Material Copay?</text:p>
          </table:table-cell>
          <table:table-cell table:style-name="ce14" office:value-type="float" office:value="0">
            <text:p>0</text:p>
          </table:table-cell>
          <table:table-cell table:style-name="ce21" table:formula="of:=[.G82]" office:value-type="float" office:value="0">
            <text:p><text:s/>$- </text:p>
          </table:table-cell>
          <table:table-cell table:style-name="ce72"/>
          <table:table-cell table:number-columns-repeated="1015"/>
        </table:table-row>
        <table:table-row table:style-name="ro2">
          <table:table-cell table:style-name="ce55" office:value-type="string">
            <text:p>How many lenses are to have an Edge Coating (MF)?</text:p>
          </table:table-cell>
          <table:table-cell table:style-name="ce14" office:value-type="float" office:value="0">
            <text:p>0</text:p>
          </table:table-cell>
          <table:table-cell table:style-name="ce21" table:formula="of:=IF([.B83]&gt;1; &quot;$32.00&quot;; IF([.B83]&gt;0; &quot;$32.00&quot;; IF([.B83]&gt;-1; &quot;0&quot;; &quot;0&quot;)))" office:value-type="string" office:string-value="0 ">
            <text:p>0 </text:p>
          </table:table-cell>
          <table:table-cell table:style-name="ce73" office:value-type="string">
            <text:p>*Do not answer if B82 is answered*</text:p>
          </table:table-cell>
          <table:table-cell table:style-name="ce83"/>
          <table:table-cell table:style-name="ce56"/>
          <table:table-cell table:style-name="ce61"/>
          <table:table-cell table:style-name="ce67"/>
          <table:table-cell table:style-name="ce74"/>
          <table:table-cell table:number-columns-repeated="1015"/>
        </table:table-row>
        <table:table-row table:style-name="ro2">
          <table:table-cell table:style-name="ce55" office:value-type="string">
            <text:p>How many lenses are to have a MF Roll&amp;Pollish?</text:p>
          </table:table-cell>
          <table:table-cell table:style-name="ce14" office:value-type="float" office:value="0">
            <text:p>0</text:p>
          </table:table-cell>
          <table:table-cell table:style-name="ce21" table:formula="of:=IF([.B84]&gt;1; &quot;$14.00&quot;; IF([.B84]&gt;0; &quot;$14.00&quot;; IF([.B84]&gt;-1; &quot;0&quot;; &quot;0&quot;)))" office:value-type="string" office:string-value="0 ">
            <text:p>0 </text:p>
          </table:table-cell>
          <table:table-cell table:style-name="ce73" office:value-type="string">
            <text:p>*Do not answer if B81 is answered*</text:p>
          </table:table-cell>
          <table:table-cell table:style-name="ce83"/>
          <table:table-cell table:style-name="ce57"/>
          <table:table-cell table:style-name="ce98" office:value-type="string">
            <text:p>Balance:</text:p>
          </table:table-cell>
          <table:table-cell table:style-name="ce20" table:formula="of:=[.H45]+[.H46]+[.H47]+[.H48]+[.H49]+[.H50]+[.H51]+[.H52]+[.H53]+[.H54]+[.H55]+[.H57]+[.H58]+[.H59]+[.H60]+[.H61]+[.H62]+[.H63]+[.H66]+[.H67]+[.H68]+[.H69]+[.H71]+[.H72]+[.H73]+[.H74]+[.H75]+[.H79]+[.H81]+[.H82]" office:value-type="float" office:value="128">
            <text:p><text:s/>$128.00 </text:p>
          </table:table-cell>
          <table:table-cell table:style-name="ce71"/>
          <table:table-cell table:number-columns-repeated="1015"/>
        </table:table-row>
        <table:table-row table:style-name="ro2">
          <table:table-cell table:style-name="ce55" office:value-type="string">
            <text:p>How many lenses <text:s/>will have MF UV protection on the backside?</text:p>
          </table:table-cell>
          <table:table-cell table:style-name="ce14" office:value-type="float" office:value="0">
            <text:p>0</text:p>
          </table:table-cell>
          <table:table-cell table:style-name="ce21" table:formula="of:=IF([.B85]&gt;1; &quot;$10.00&quot;; IF([.B85]&gt;0; &quot;$10.00&quot;; IF([.B85]&gt;-1; &quot;0&quot;; &quot;0&quot;)))" office:value-type="string" office:string-value="0 ">
            <text:p>0 </text:p>
          </table:table-cell>
          <table:table-cell table:style-name="ce72"/>
          <table:table-cell table:style-name="ce83"/>
          <table:table-cell table:number-columns-repeated="1019"/>
        </table:table-row>
        <table:table-row table:style-name="ro4">
          <table:table-cell table:style-name="ce53" office:value-type="string">
            <text:p>MF Frame - <text:span text:style-name="T1">Answer all 3 if pt is ordering a new frame</text:span></text:p>
          </table:table-cell>
          <table:table-cell table:style-name="ce13"/>
          <table:table-cell table:style-name="ce21"/>
          <table:table-cell table:style-name="ce72"/>
          <table:table-cell table:style-name="ce83"/>
          <table:table-cell table:number-columns-repeated="1019"/>
        </table:table-row>
        <table:table-row table:style-name="ro2">
          <table:table-cell table:style-name="ce55" office:value-type="string">
            <text:p>How many frames is the pt eligible for?</text:p>
          </table:table-cell>
          <table:table-cell table:style-name="ce14" office:value-type="float" office:value="0">
            <text:p>0</text:p>
          </table:table-cell>
          <table:table-cell table:style-name="ce21"/>
          <table:table-cell table:style-name="ce72"/>
          <table:table-cell table:style-name="ce83"/>
          <table:table-cell table:number-columns-repeated="1019"/>
        </table:table-row>
        <table:table-row table:style-name="ro2">
          <table:table-cell table:style-name="ce55" office:value-type="string">
            <text:p>What is the Retail Cost of the Frame?</text:p>
          </table:table-cell>
          <table:table-cell table:style-name="ce14" office:value-type="float" office:value="0">
            <text:p>0</text:p>
          </table:table-cell>
          <table:table-cell table:style-name="ce21"/>
          <table:table-cell table:style-name="ce73" office:value-type="string">
            <text:p>***This is for MF ONLY lenses***</text:p>
          </table:table-cell>
          <table:table-cell table:style-name="ce83"/>
          <table:table-cell table:number-columns-repeated="1019"/>
        </table:table-row>
        <table:table-row table:style-name="ro2">
          <table:table-cell table:style-name="ce55" office:value-type="string">
            <text:p>What is the Pt Allowance towards that Frame?</text:p>
          </table:table-cell>
          <table:table-cell table:style-name="ce14" office:value-type="float" office:value="0">
            <text:p>0</text:p>
          </table:table-cell>
          <table:table-cell table:style-name="ce21" table:formula="of:=IF(AND((([.B88]-[.B89])*0.8)&gt;0;[.B87]&gt;0);(([.B88]-[.B89])*0.8);IF(AND([.B87]&gt;0;(([.B88]-[.B89])*0.8)&lt;0.01);&quot;0&quot;;IF([.B87]&lt;1;[.B88]*0.8;&quot;0&quot;)))" office:value-type="float" office:value="0">
            <text:p><text:s/>$- </text:p>
          </table:table-cell>
          <table:table-cell table:style-name="ce73" office:value-type="string">
            <text:p>***This is for MF ONLY lenses***</text:p>
          </table:table-cell>
          <table:table-cell table:style-name="ce83"/>
          <table:table-cell table:number-columns-repeated="1019"/>
        </table:table-row>
        <table:table-row table:style-name="ro2">
          <table:table-cell table:style-name="ce53" office:value-type="string">
            <text:p>Copayments</text:p>
          </table:table-cell>
          <table:table-cell table:style-name="ce13"/>
          <table:table-cell table:style-name="ce21"/>
          <table:table-cell table:style-name="ce72"/>
          <table:table-cell table:style-name="ce83"/>
          <table:table-cell table:number-columns-repeated="1019"/>
        </table:table-row>
        <table:table-row table:style-name="ro2">
          <table:table-cell table:style-name="ce55" office:value-type="string">
            <text:p>If the pt had an exam, what is their Exam Copay?</text:p>
          </table:table-cell>
          <table:table-cell table:style-name="ce14" office:value-type="float" office:value="0">
            <text:p>0</text:p>
          </table:table-cell>
          <table:table-cell table:style-name="ce21" table:formula="of:=[.B91]" office:value-type="float" office:value="0">
            <text:p><text:s/>$- </text:p>
          </table:table-cell>
          <table:table-cell table:style-name="ce72"/>
          <table:table-cell table:style-name="ce83"/>
          <table:table-cell table:number-columns-repeated="1019"/>
        </table:table-row>
        <table:table-row table:style-name="ro2">
          <table:table-cell table:style-name="ce55" office:value-type="string">
            <text:p>What is the Pt's Material Copay?</text:p>
          </table:table-cell>
          <table:table-cell table:style-name="ce14" office:value-type="float" office:value="0">
            <text:p>0</text:p>
          </table:table-cell>
          <table:table-cell table:style-name="ce21" table:formula="of:=[.B92]" office:value-type="float" office:value="0">
            <text:p><text:s/>$- </text:p>
          </table:table-cell>
          <table:table-cell table:style-name="ce72"/>
          <table:table-cell table:style-name="ce83"/>
          <table:table-cell table:number-columns-repeated="1019"/>
        </table:table-row>
        <table:table-row table:style-name="ro2">
          <table:table-cell table:style-name="ce56"/>
          <table:table-cell table:style-name="ce61"/>
          <table:table-cell table:style-name="ce67"/>
          <table:table-cell table:style-name="ce74"/>
          <table:table-cell table:style-name="ce83"/>
          <table:table-cell table:number-columns-repeated="1019"/>
        </table:table-row>
        <table:table-row table:style-name="ro2">
          <table:table-cell table:style-name="ce57"/>
          <table:table-cell table:style-name="ce65" office:value-type="string">
            <text:p>Balance:</text:p>
          </table:table-cell>
          <table:table-cell table:style-name="ce20" table:formula="of:=[.C50]+[.C51]+[.C52]+[.C53]+[.C54]+[.C55]+[.C56]+[.C57]+[.C58]+[.C59]+[.C60]+[.C62]+[.C63]+[.C64]+[.C65]+[.C66]+[.C68]+[.C69]+[.C70]+[.C71]+[.C72]+[.C73]+[.C76]+[.C77]+[.C78]+[.C79]+[.C81]+[.C82]+[.C83]+[.C84]+[.C85]+[.C89]+[.C91]+[.C92]" office:value-type="float" office:value="0">
            <text:p><text:s/>$- </text:p>
          </table:table-cell>
          <table:table-cell table:style-name="ce71"/>
          <table:table-cell table:style-name="ce83"/>
          <table:table-cell table:number-columns-repeated="1019"/>
        </table:table-row>
        <table:table-row table:style-name="ro2" table:number-rows-repeated="7">
          <table:table-cell table:number-columns-repeated="4"/>
          <table:table-cell table:style-name="ce83"/>
          <table:table-cell table:number-columns-repeated="101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BN Only" table:style-name="ta5" table:print="false">
        <office:forms form:automatic-focus="false" form:apply-design-mode="false"/>
        <table:table-column table:style-name="co17" table:default-cell-style-name="Excel_20_Built-in_20_Normal"/>
        <table:table-column table:style-name="co15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ce84"/>
        <table:table-column table:style-name="co23" table:default-cell-style-name="Excel_20_Built-in_20_Normal"/>
        <table:table-column table:style-name="co15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5" table:number-columns-repeated="1015" table:default-cell-style-name="Excel_20_Built-in_20_Normal"/>
        <table:table-row table:style-name="ro9">
          <table:table-cell table:style-name="ce110" office:value-type="string" table:number-columns-spanned="4" table:number-rows-spanned="1">
            <text:p>NBN GROUP PLAN <text:span text:style-name="T14">12</text:span><text:span text:style-name="T15"> ONLY </text:span></text:p>
          </table:table-cell>
          <table:covered-table-cell table:number-columns-repeated="3" table:style-name="ce110"/>
          <table:table-cell/>
          <table:table-cell table:style-name="ce117" office:value-type="string" table:number-columns-spanned="4" table:number-rows-spanned="1">
            <text:p>NBN GROUP PLAN <text:span text:style-name="T14">YK</text:span><text:span text:style-name="T15"> ONLY </text:span></text:p>
          </table:table-cell>
          <table:covered-table-cell table:number-columns-repeated="3" table:style-name="ce117"/>
          <table:table-cell table:number-columns-repeated="1015"/>
        </table:table-row>
        <table:table-row table:style-name="ro2">
          <table:table-cell table:style-name="ce2" office:value-type="string">
            <text:p>Question</text:p>
          </table:table-cell>
          <table:table-cell table:style-name="ce10" office:value-type="string">
            <text:p>Answer</text:p>
          </table:table-cell>
          <table:table-cell table:style-name="ce19" office:value-type="string" office:string-value="Price">
            <text:p>Price </text:p>
          </table:table-cell>
          <table:table-cell table:style-name="ce28" office:value-type="string">
            <text:p>Rules/Alerts</text:p>
          </table:table-cell>
          <table:table-cell/>
          <table:table-cell table:style-name="ce118" office:value-type="string">
            <text:p>Question</text:p>
          </table:table-cell>
          <table:table-cell table:style-name="ce125" office:value-type="string">
            <text:p>Answer</text:p>
          </table:table-cell>
          <table:table-cell table:style-name="ce127" office:value-type="string" office:string-value="Price">
            <text:p>Price </text:p>
          </table:table-cell>
          <table:table-cell table:style-name="ce10" office:value-type="string">
            <text:p>Rules/Alerts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Answer exactly 1</text:p>
          </table:table-cell>
          <table:table-cell table:style-name="ce11"/>
          <table:table-cell table:style-name="ce20"/>
          <table:table-cell table:style-name="ce29"/>
          <table:table-cell/>
          <table:table-cell table:style-name="ce119" office:value-type="string">
            <text:p>Answer exactly 1</text:p>
          </table:table-cell>
          <table:table-cell table:style-name="ce11"/>
          <table:table-cell table:style-name="ce128"/>
          <table:table-cell table:style-name="ce132"/>
          <table:table-cell table:number-columns-repeated="1015"/>
        </table:table-row>
        <table:table-row table:style-name="ro2">
          <table:table-cell table:style-name="ce4" office:value-type="string">
            <text:p>How many lenses does the pt want as Single Vision (SV)?</text:p>
          </table:table-cell>
          <table:table-cell table:style-name="ce12" office:value-type="float" office:value="1">
            <text:p>1</text:p>
          </table:table-cell>
          <table:table-cell table:style-name="ce21" table:formula="of:=IF([.B4]&gt;1; &quot;$0.00&quot;; IF([.B4]&gt;0; &quot;$0.00&quot;; IF([.B4]&gt;-1; &quot;0&quot;; &quot;0&quot;)))" office:value-type="string" office:string-value="$0.00 ">
            <text:p>$0.00 </text:p>
          </table:table-cell>
          <table:table-cell table:style-name="ce30"/>
          <table:table-cell/>
          <table:table-cell table:style-name="ce120" office:value-type="string">
            <text:p>How many lenses does the pt want as Single Vision (SV)?</text:p>
          </table:table-cell>
          <table:table-cell table:style-name="ce12" office:value-type="float" office:value="1">
            <text:p>1</text:p>
          </table:table-cell>
          <table:table-cell table:style-name="ce129" table:formula="of:=IF([.G4]&gt;1; &quot;$0.00&quot;; IF([.G4]&gt;0; &quot;$0.00&quot;; IF([.G4]&gt;-1; &quot;0&quot;; &quot;0&quot;)))" office:value-type="string" office:string-value="$0.00 ">
            <text:p>$0.0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does the pt want as Progressive (No-Line)?</text:p>
          </table:table-cell>
          <table:table-cell table:style-name="ce12" office:value-type="float" office:value="1">
            <text:p>1</text:p>
          </table:table-cell>
          <table:table-cell table:style-name="ce21" table:formula="of:=IF([.B5]&gt;1; &quot;$0.00&quot;; IF([.B5]&gt;0; &quot;$0.00&quot;; IF([.B5]&gt;-1; &quot;0&quot;; &quot;0&quot;)))" office:value-type="string" office:string-value="$0.00 ">
            <text:p>$0.00 </text:p>
          </table:table-cell>
          <table:table-cell table:style-name="ce30"/>
          <table:table-cell/>
          <table:table-cell table:style-name="ce120" office:value-type="string">
            <text:p>How many lenses does the pt want as Progressive (No-Line)?</text:p>
          </table:table-cell>
          <table:table-cell table:style-name="ce12" office:value-type="float" office:value="1">
            <text:p>1</text:p>
          </table:table-cell>
          <table:table-cell table:style-name="ce129" table:formula="of:=IF([.G5]&gt;1; &quot;$0.00&quot;; IF([.G5]&gt;0; &quot;$0.00&quot;; IF([.G5]&gt;-1; &quot;0&quot;; &quot;0&quot;)))" office:value-type="string" office:string-value="$0.00 ">
            <text:p>$0.00 </text:p>
          </table:table-cell>
          <table:table-cell table:style-name="ce134" office:value-type="string">
            <text:p>*Needs to be Varilux Comfort 2, NOT DRX*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How many lenses does the pt want as a lined Bifocal <text:span text:style-name="T16">28</text:span><text:span text:style-name="T10">?</text:span></text:p>
          </table:table-cell>
          <table:table-cell table:style-name="ce12" office:value-type="float" office:value="1">
            <text:p>1</text:p>
          </table:table-cell>
          <table:table-cell table:style-name="ce21" table:formula="of:=IF([.B6]&gt;1; &quot;$0.00&quot;; IF([.B6]&gt;0; &quot;$0.00&quot;; IF([.B6]&gt;-1; &quot;0&quot;; &quot;0&quot;)))" office:value-type="string" office:string-value="$0.00 ">
            <text:p>$0.00 </text:p>
          </table:table-cell>
          <table:table-cell table:style-name="ce30"/>
          <table:table-cell/>
          <table:table-cell table:style-name="ce120" office:value-type="string">
            <text:p>How many lenses does the pt want as a lined Bifocal <text:span text:style-name="T16">28</text:span><text:span text:style-name="T10">?</text:span></text:p>
          </table:table-cell>
          <table:table-cell table:style-name="ce12" office:value-type="float" office:value="1">
            <text:p>1</text:p>
          </table:table-cell>
          <table:table-cell table:style-name="ce129" table:formula="of:=IF([.G6]&gt;1; &quot;$0.00&quot;; IF([.G6]&gt;0; &quot;$0.00&quot;; IF([.G6]&gt;-1; &quot;0&quot;; &quot;0&quot;)))" office:value-type="string" office:string-value="$0.00 ">
            <text:p>$0.0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does the pt want as a lined Bifocal 35?</text:p>
          </table:table-cell>
          <table:table-cell table:style-name="ce12" office:value-type="float" office:value="1">
            <text:p>1</text:p>
          </table:table-cell>
          <table:table-cell table:style-name="ce21" table:formula="of:=IF([.B7]&gt;1; &quot;$0.00&quot;; IF([.B7]&gt;0; &quot;$0.00&quot;; IF([.B7]&gt;-1; &quot;0&quot;; &quot;0&quot;)))" office:value-type="string" office:string-value="$0.00 ">
            <text:p>$0.00 </text:p>
          </table:table-cell>
          <table:table-cell table:style-name="ce30"/>
          <table:table-cell/>
          <table:table-cell table:style-name="ce120" office:value-type="string">
            <text:p>How many lenses does the pt want as a lined Bifocal 35?</text:p>
          </table:table-cell>
          <table:table-cell table:style-name="ce12" office:value-type="float" office:value="1">
            <text:p>1</text:p>
          </table:table-cell>
          <table:table-cell table:style-name="ce129" table:formula="of:=IF([.G7]&gt;1; &quot;$0.00&quot;; IF([.G7]&gt;0; &quot;$0.00&quot;; IF([.G7]&gt;-1; &quot;0&quot;; &quot;0&quot;)))" office:value-type="string" office:string-value="$0.00 ">
            <text:p>$0.0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does the pt want as a Trifocal?</text:p>
          </table:table-cell>
          <table:table-cell table:style-name="ce12" office:value-type="float" office:value="1">
            <text:p>1</text:p>
          </table:table-cell>
          <table:table-cell table:style-name="ce21" table:formula="of:=IF([.B8]&gt;1; &quot;$0.00&quot;; IF([.B8]&gt;0; &quot;$0.00&quot;; IF([.B8]&gt;-1; &quot;0&quot;; &quot;0&quot;)))" office:value-type="string" office:string-value="$0.00 ">
            <text:p>$0.00 </text:p>
          </table:table-cell>
          <table:table-cell table:style-name="ce30"/>
          <table:table-cell/>
          <table:table-cell table:style-name="ce120" office:value-type="string">
            <text:p>How many lenses does the pt want as a Trifocal?</text:p>
          </table:table-cell>
          <table:table-cell table:style-name="ce12" office:value-type="float" office:value="1">
            <text:p>1</text:p>
          </table:table-cell>
          <table:table-cell table:style-name="ce129" table:formula="of:=IF([.G8]&gt;1; &quot;$0.00&quot;; IF([.G8]&gt;0; &quot;$0.00&quot;; IF([.G8]&gt;-1; &quot;0&quot;; &quot;0&quot;)))" office:value-type="string" office:string-value="$0.00 ">
            <text:p>$0.0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does the pt want as a Shamir First PAL?</text:p>
          </table:table-cell>
          <table:table-cell table:style-name="ce12" office:value-type="float" office:value="1">
            <text:p>1</text:p>
          </table:table-cell>
          <table:table-cell table:style-name="ce21" table:formula="of:=IF([.B9]&gt;1; &quot;$71.50&quot;; IF([.B9]&gt;0; &quot;$71.50&quot;; IF([.B9]&gt;-1; &quot;0&quot;; &quot;0&quot;)))" office:value-type="string" office:string-value="$71.50 ">
            <text:p>$71.50 </text:p>
          </table:table-cell>
          <table:table-cell table:style-name="ce30" office:value-type="string">
            <text:p>This lens is good for new presbyopes</text:p>
          </table:table-cell>
          <table:table-cell/>
          <table:table-cell table:style-name="ce120" office:value-type="string">
            <text:p>How many lenses does the pt want as a Shamir First PAL?</text:p>
          </table:table-cell>
          <table:table-cell table:style-name="ce12" office:value-type="float" office:value="1">
            <text:p>1</text:p>
          </table:table-cell>
          <table:table-cell table:style-name="ce129" table:formula="of:=IF([.G9]&gt;1; &quot;$71.50&quot;; IF([.G9]&gt;0; &quot;$71.50&quot;; IF([.G9]&gt;-1; &quot;0&quot;; &quot;0&quot;)))" office:value-type="string" office:string-value="$71.50 ">
            <text:p>$71.50 </text:p>
          </table:table-cell>
          <table:table-cell table:style-name="ce133" office:value-type="string">
            <text:p>This lens is good for new presbyopes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does the pt want as a Blended Bifocal?</text:p>
          </table:table-cell>
          <table:table-cell table:style-name="ce12" office:value-type="float" office:value="1">
            <text:p>1</text:p>
          </table:table-cell>
          <table:table-cell table:style-name="ce21" table:formula="of:=IF([.B10]&gt;1; &quot;$28.20&quot;; IF([.B10]&gt;0; &quot;$28.20&quot;; IF([.B10]&gt;-1; &quot;0&quot;; &quot;0&quot;)))" office:value-type="string" office:string-value="$28.20 ">
            <text:p>$28.20 </text:p>
          </table:table-cell>
          <table:table-cell table:style-name="ce30"/>
          <table:table-cell/>
          <table:table-cell table:style-name="ce120" office:value-type="string">
            <text:p>How many lenses does the pt want as a Blended Bifocal?</text:p>
          </table:table-cell>
          <table:table-cell table:style-name="ce12" office:value-type="float" office:value="1">
            <text:p>1</text:p>
          </table:table-cell>
          <table:table-cell table:style-name="ce129" table:formula="of:=IF([.G10]&gt;1; &quot;$28.20&quot;; IF([.G10]&gt;0; &quot;$28.20&quot;; IF([.G10]&gt;-1; &quot;0&quot;; &quot;0&quot;)))" office:value-type="string" office:string-value="$28.20 ">
            <text:p>$28.2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5"/>
          <table:table-cell table:style-name="ce13"/>
          <table:table-cell table:style-name="ce21"/>
          <table:table-cell table:style-name="ce30"/>
          <table:table-cell/>
          <table:table-cell table:style-name="ce121"/>
          <table:table-cell table:style-name="ce13"/>
          <table:table-cell table:style-name="ce129"/>
          <table:table-cell table:style-name="ce133"/>
          <table:table-cell table:number-columns-repeated="1015"/>
        </table:table-row>
        <table:table-row table:style-name="ro10">
          <table:table-cell table:style-name="ce7" office:value-type="string">
            <text:p>What is the pt's highest spherical power?</text:p>
          </table:table-cell>
          <table:table-cell table:style-name="ce14" office:value-type="float" office:value="2">
            <text:p>2</text:p>
          </table:table-cell>
          <table:table-cell table:style-name="ce111" table:formula="of:=ABS([.B12])" office:value-type="float" office:value="2">
            <text:p>2.00 </text:p>
          </table:table-cell>
          <table:table-cell table:style-name="ce112" table:formula="of:=IF([.C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/>
          <table:table-cell table:style-name="ce122" office:value-type="string">
            <text:p>What is the pt's highest spherical power?</text:p>
          </table:table-cell>
          <table:table-cell table:style-name="ce14" office:value-type="float" office:value="0">
            <text:p>0</text:p>
          </table:table-cell>
          <table:table-cell table:style-name="ce130" table:formula="of:=ABS([.G12])" office:value-type="float" office:value="0">
            <text:p><text:s/>- </text:p>
          </table:table-cell>
          <table:table-cell table:style-name="ce112" table:formula="of:=IF([.H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 table:number-columns-repeated="1015"/>
        </table:table-row>
        <table:table-row table:style-name="ro2">
          <table:table-cell table:style-name="ce5"/>
          <table:table-cell table:style-name="ce13"/>
          <table:table-cell table:style-name="ce21"/>
          <table:table-cell table:style-name="ce30"/>
          <table:table-cell/>
          <table:table-cell table:style-name="ce121"/>
          <table:table-cell table:style-name="ce13"/>
          <table:table-cell table:style-name="ce129"/>
          <table:table-cell table:style-name="ce133"/>
          <table:table-cell table:number-columns-repeated="1015"/>
        </table:table-row>
        <table:table-row table:style-name="ro4">
          <table:table-cell table:style-name="ce5" office:value-type="string">
            <text:p>Material - <text:span text:style-name="T1">Answer exactly 1Material - Answer exactly 1Material - Answer exactly 1</text:span></text:p>
          </table:table-cell>
          <table:table-cell table:style-name="ce13"/>
          <table:table-cell table:style-name="ce21"/>
          <table:table-cell table:style-name="ce30"/>
          <table:table-cell/>
          <table:table-cell table:style-name="ce121" office:value-type="string">
            <text:p>Material - <text:span text:style-name="T1">Answer exactly 1Material - Answer exactly 1Material - Answer exactly 1</text:span></text:p>
          </table:table-cell>
          <table:table-cell table:style-name="ce13"/>
          <table:table-cell table:style-name="ce129"/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does the pt want made of PLASTIC?</text:p>
          </table:table-cell>
          <table:table-cell table:style-name="ce12" office:value-type="float" office:value="1">
            <text:p>1</text:p>
          </table:table-cell>
          <table:table-cell table:style-name="ce21" table:formula="of:=IF([.B15]&gt;1; &quot;0&quot;; IF([.B15]&gt;0; &quot;0&quot;; IF([.B15]&gt;-1; &quot;0&quot;; &quot;0&quot;)))" office:value-type="string" office:string-value="0 ">
            <text:p>0 </text:p>
          </table:table-cell>
          <table:table-cell table:style-name="ce30"/>
          <table:table-cell/>
          <table:table-cell table:style-name="ce120" office:value-type="string">
            <text:p>How many lenses does the pt want made of PLASTIC?</text:p>
          </table:table-cell>
          <table:table-cell table:style-name="ce12" office:value-type="float" office:value="0">
            <text:p>0</text:p>
          </table:table-cell>
          <table:table-cell table:style-name="ce129" table:formula="of:=IF([.G15]&gt;1; &quot;0&quot;; IF([.G15]&gt;0; &quot;0&quot;; IF([.G15]&gt;-1; &quot;0&quot;; &quot;0&quot;)))" office:value-type="string" office:string-value="0 ">
            <text:p>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does the pt want made of Regular PAL GLASS?</text:p>
          </table:table-cell>
          <table:table-cell table:style-name="ce12" office:value-type="float" office:value="1">
            <text:p>1</text:p>
          </table:table-cell>
          <table:table-cell table:style-name="ce21" table:formula="of:=IF([.B16]&gt;1; &quot;0&quot;; IF([.B16]&gt;0; &quot;0&quot;; IF([.B16]&gt;-1; &quot;0&quot;; &quot;0&quot;)))" office:value-type="string" office:string-value="0 ">
            <text:p>0 </text:p>
          </table:table-cell>
          <table:table-cell table:style-name="ce113" office:value-type="string">
            <text:p>*MUST USE ELEMENT PAL if ordering PAL*</text:p>
          </table:table-cell>
          <table:table-cell/>
          <table:table-cell table:style-name="ce120" office:value-type="string">
            <text:p>How many lenses does the pt want made of Regular PAL GLASS?</text:p>
          </table:table-cell>
          <table:table-cell table:style-name="ce12" office:value-type="float" office:value="0">
            <text:p>0</text:p>
          </table:table-cell>
          <table:table-cell table:style-name="ce129" table:formula="of:=IF([.G16]&gt;1; &quot;0&quot;; IF([.G16]&gt;0; &quot;0&quot;; IF([.G16]&gt;-1; &quot;0&quot;; &quot;0&quot;)))" office:value-type="string" office:string-value="0 ">
            <text:p>0 </text:p>
          </table:table-cell>
          <table:table-cell table:style-name="ce113" office:value-type="string">
            <text:p>*MUST USE ELEMENT PAL if ordering PAL*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does the pt want made of Regular SV GLASS?</text:p>
          </table:table-cell>
          <table:table-cell table:style-name="ce12" office:value-type="float" office:value="1">
            <text:p>1</text:p>
          </table:table-cell>
          <table:table-cell table:style-name="ce21" table:formula="of:=IF([.B17]&gt;1; &quot;0&quot;; IF([.B17]&gt;0; &quot;0&quot;; IF([.B17]&gt;-1; &quot;0&quot;; &quot;0&quot;)))" office:value-type="string" office:string-value="0 ">
            <text:p>0 </text:p>
          </table:table-cell>
          <table:table-cell table:style-name="ce31" office:value-type="string">
            <text:p>***This is for Single Vision Glass Only***</text:p>
          </table:table-cell>
          <table:table-cell/>
          <table:table-cell table:style-name="ce120" office:value-type="string">
            <text:p>How many lenses does the pt want made of Regular SV GLASS?</text:p>
          </table:table-cell>
          <table:table-cell table:style-name="ce12" office:value-type="float" office:value="0">
            <text:p>0</text:p>
          </table:table-cell>
          <table:table-cell table:style-name="ce129" table:formula="of:=IF([.G17]&gt;1; &quot;0&quot;; IF([.G17]&gt;0; &quot;0&quot;; IF([.G17]&gt;-1; &quot;0&quot;; &quot;0&quot;)))" office:value-type="string" office:string-value="0 ">
            <text:p>0 </text:p>
          </table:table-cell>
          <table:table-cell table:style-name="ce31" office:value-type="string">
            <text:p>***This is for Single Vision Glass Only***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does the pt want made of POLYCARB?</text:p>
          </table:table-cell>
          <table:table-cell table:style-name="ce12" office:value-type="float" office:value="1">
            <text:p>1</text:p>
          </table:table-cell>
          <table:table-cell table:style-name="ce21" table:formula="of:=IF([.B18]&gt;1; &quot;0&quot;; IF([.B18]&gt;0; &quot;0&quot;; IF([.B18]&gt;-1; &quot;0&quot;; &quot;0&quot;)))" office:value-type="string" office:string-value="0 ">
            <text:p>0 </text:p>
          </table:table-cell>
          <table:table-cell table:style-name="ce30"/>
          <table:table-cell/>
          <table:table-cell table:style-name="ce120" office:value-type="string">
            <text:p>How many lenses does the pt want made of POLYCARB?</text:p>
          </table:table-cell>
          <table:table-cell table:style-name="ce12" office:value-type="float" office:value="0">
            <text:p>0</text:p>
          </table:table-cell>
          <table:table-cell table:style-name="ce129" table:formula="of:=IF([.G18]&gt;1; &quot;0&quot;; IF([.G18]&gt;0; &quot;0&quot;; IF([.G18]&gt;-1; &quot;0&quot;; &quot;0&quot;)))" office:value-type="string" office:string-value="0 ">
            <text:p>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made of TRIVEX SV?</text:p>
          </table:table-cell>
          <table:table-cell table:style-name="ce12" office:value-type="float" office:value="1">
            <text:p>1</text:p>
          </table:table-cell>
          <table:table-cell table:style-name="ce21" table:formula="of:=IF(AND([.B19]&gt;0;[.C12]&lt;4);&quot;$41.40&quot;;&quot;0&quot;)" office:value-type="string" office:string-value="$41.40 ">
            <text:p>$41.40 </text:p>
          </table:table-cell>
          <table:table-cell table:style-name="ce114" table:formula="of:=IF([.C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/>
          <table:table-cell table:style-name="ce120" office:value-type="string">
            <text:p>How many lenses made of TRIVEX SV?</text:p>
          </table:table-cell>
          <table:table-cell table:style-name="ce12" office:value-type="float" office:value="0">
            <text:p>0</text:p>
          </table:table-cell>
          <table:table-cell table:style-name="ce129" table:formula="of:=IF(AND([.G19]&gt;0;[.H12]&lt;4);&quot;$41.40&quot;;&quot;0&quot;)" office:value-type="string" office:string-value="0 ">
            <text:p>0 </text:p>
          </table:table-cell>
          <table:table-cell table:style-name="ce114" table:formula="of:=IF([.H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made of TRIVEX MF?</text:p>
          </table:table-cell>
          <table:table-cell table:style-name="ce12" office:value-type="float" office:value="1">
            <text:p>1</text:p>
          </table:table-cell>
          <table:table-cell table:style-name="ce21" table:formula="of:=IF(AND([.B20]&gt;0;[.C12]&lt;4);&quot;$46.15&quot;;&quot;0&quot;)" office:value-type="string" office:string-value="$46.15 ">
            <text:p>$46.15 </text:p>
          </table:table-cell>
          <table:table-cell table:style-name="ce114" table:formula="of:=IF([.C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/>
          <table:table-cell table:style-name="ce120" office:value-type="string">
            <text:p>How many lenses made of TRIVEX MF?</text:p>
          </table:table-cell>
          <table:table-cell table:style-name="ce12" office:value-type="float" office:value="0">
            <text:p>0</text:p>
          </table:table-cell>
          <table:table-cell table:style-name="ce129" table:formula="of:=IF(AND([.G20]&gt;0;[.H12]&lt;4);&quot;$46.15&quot;;&quot;0&quot;)" office:value-type="string" office:string-value="0 ">
            <text:p>0 </text:p>
          </table:table-cell>
          <table:table-cell table:style-name="ce114" table:formula="of:=IF([.H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How many lenses made of 1.67 HI Index PLASTIC (<text:span text:style-name="T9">SV</text:span><text:span text:style-name="T10">)?How many lenses made of 1.67 HI Index PLASTIC (</text:span><text:span text:style-name="T9">SV</text:span><text:span text:style-name="T10">)?How many lenses made of 1.67 HI Index PLASTIC (</text:span><text:span text:style-name="T9">SV</text:span><text:span text:style-name="T10">)?</text:span></text:p>
          </table:table-cell>
          <table:table-cell table:style-name="ce12" office:value-type="float" office:value="1">
            <text:p>1</text:p>
          </table:table-cell>
          <table:table-cell table:style-name="ce21" table:formula="of:=IF(AND([.B21]&gt;0;[.C12]&lt;4);&quot;$49.25&quot;;&quot;0&quot;)" office:value-type="string" office:string-value="$49.25 ">
            <text:p>$49.25 </text:p>
          </table:table-cell>
          <table:table-cell table:style-name="ce114" table:formula="of:=IF([.C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/>
          <table:table-cell table:style-name="ce120" office:value-type="string">
            <text:p>How many lenses made of 1.67 HI Index PLASTIC (<text:span text:style-name="T9">SV</text:span><text:span text:style-name="T10">)?How many lenses made of 1.67 HI Index PLASTIC (</text:span><text:span text:style-name="T9">SV</text:span><text:span text:style-name="T10">)?How many lenses made of 1.67 HI Index PLASTIC (</text:span><text:span text:style-name="T9">SV</text:span><text:span text:style-name="T10">)?</text:span></text:p>
          </table:table-cell>
          <table:table-cell table:style-name="ce12" office:value-type="float" office:value="0">
            <text:p>0</text:p>
          </table:table-cell>
          <table:table-cell table:style-name="ce129" table:formula="of:=IF(AND([.G21]&gt;0;[.H12]&lt;4);&quot;$49.25&quot;;&quot;0&quot;)" office:value-type="string" office:string-value="0 ">
            <text:p>0 </text:p>
          </table:table-cell>
          <table:table-cell table:style-name="ce114" table:formula="of:=IF([.H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How many lenses made of 1.67 HI Index PLASTIC (<text:span text:style-name="T9">MF</text:span><text:span text:style-name="T10">)?How many lenses made of 1.67 HI Index PLASTIC (</text:span><text:span text:style-name="T9">MF</text:span><text:span text:style-name="T10">)?How many lenses made of 1.67 HI Index PLASTIC (</text:span><text:span text:style-name="T9">MF</text:span><text:span text:style-name="T10">)?</text:span></text:p>
          </table:table-cell>
          <table:table-cell table:style-name="ce12" office:value-type="float" office:value="1">
            <text:p>1</text:p>
          </table:table-cell>
          <table:table-cell table:style-name="ce21" table:formula="of:=IF(AND([.B22]&gt;0;[.C12]&lt;4);&quot;$59.95&quot;;&quot;0&quot;)" office:value-type="string" office:string-value="$59.95 ">
            <text:p>$59.95 </text:p>
          </table:table-cell>
          <table:table-cell table:style-name="ce114" table:formula="of:=IF([.C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/>
          <table:table-cell table:style-name="ce120" office:value-type="string">
            <text:p>How many lenses made of 1.67 HI Index PLASTIC (<text:span text:style-name="T9">MF</text:span><text:span text:style-name="T10">)?How many lenses made of 1.67 HI Index PLASTIC (</text:span><text:span text:style-name="T9">MF</text:span><text:span text:style-name="T10">)?How many lenses made of 1.67 HI Index PLASTIC (</text:span><text:span text:style-name="T9">MF</text:span><text:span text:style-name="T10">)?</text:span></text:p>
          </table:table-cell>
          <table:table-cell table:style-name="ce12" office:value-type="float" office:value="0">
            <text:p>0</text:p>
          </table:table-cell>
          <table:table-cell table:style-name="ce129" table:formula="of:=IF(AND([.G22]&gt;0;[.H12]&lt;4);&quot;$59.95&quot;;&quot;0&quot;)" office:value-type="string" office:string-value="0 ">
            <text:p>0 </text:p>
          </table:table-cell>
          <table:table-cell table:style-name="ce114" table:formula="of:=IF([.H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How many lenses made of HI Index 1.60-1.69 GLASS (<text:span text:style-name="T9">MF</text:span><text:span text:style-name="T10">)?How many lenses made of HI Index 1.60-1.69 GLASS (</text:span><text:span text:style-name="T9">MF</text:span><text:span text:style-name="T10">)?How many lenses made of HI Index 1.60-1.69 GLASS (</text:span><text:span text:style-name="T9">MF</text:span><text:span text:style-name="T10">)?</text:span></text:p>
          </table:table-cell>
          <table:table-cell table:style-name="ce12" office:value-type="float" office:value="1">
            <text:p>1</text:p>
          </table:table-cell>
          <table:table-cell table:style-name="ce21" table:formula="of:=IF(AND([.B23]&gt;0;[.C12]&lt;4);&quot;$40.50&quot;;&quot;0&quot;)" office:value-type="string" office:string-value="$40.50 ">
            <text:p>$40.50 </text:p>
          </table:table-cell>
          <table:table-cell table:style-name="ce114" table:formula="of:=IF([.C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/>
          <table:table-cell table:style-name="ce120" office:value-type="string">
            <text:p>How many lenses made of 1.70 HI Index PLASTIC (<text:span text:style-name="T9">MF</text:span><text:span text:style-name="T10">)?How many lenses made of 1.70 HI Index PLASTIC (</text:span><text:span text:style-name="T9">MF</text:span><text:span text:style-name="T10">)?How many lenses made of 1.70 HI Index PLASTIC (</text:span><text:span text:style-name="T9">MF</text:span><text:span text:style-name="T10">)?</text:span></text:p>
          </table:table-cell>
          <table:table-cell table:style-name="ce12" office:value-type="float" office:value="0">
            <text:p>0</text:p>
          </table:table-cell>
          <table:table-cell table:style-name="ce129" table:formula="of:=IF([.G23]&gt;0;&quot;$79.90&quot;;&quot;0&quot;)" office:value-type="string" office:string-value="0 ">
            <text:p>0 </text:p>
          </table:table-cell>
          <table:table-cell table:style-name="ce133"/>
          <table:table-cell table:number-columns-repeated="1015"/>
        </table:table-row>
        <table:table-row table:style-name="ro4">
          <table:table-cell table:style-name="ce4" office:value-type="string">
            <text:p>How many lenses made of HI Index 1.60-1.69 GLASS (<text:span text:style-name="T9">SV</text:span><text:span text:style-name="T10">)?How many lenses made of HI Index 1.60-1.69 GLASS (</text:span><text:span text:style-name="T9">SV</text:span><text:span text:style-name="T10">)?How many lenses made of HI Index 1.60-1.69 GLASS (</text:span><text:span text:style-name="T9">SV</text:span><text:span text:style-name="T10">)?</text:span></text:p>
          </table:table-cell>
          <table:table-cell table:style-name="ce12" office:value-type="float" office:value="1">
            <text:p>1</text:p>
          </table:table-cell>
          <table:table-cell table:style-name="ce21" table:formula="of:=IF(AND([.B24]&gt;0;[.C12]&lt;4);&quot;$32.85&quot;;&quot;0&quot;)" office:value-type="string" office:string-value="$32.85 ">
            <text:p>$32.85 </text:p>
          </table:table-cell>
          <table:table-cell table:style-name="ce114" table:formula="of:=IF([.C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/>
          <table:table-cell table:style-name="ce120" office:value-type="string">
            <text:p>How many lenses made of 1.70 HI Index PLASTIC (<text:span text:style-name="T9">SV</text:span><text:span text:style-name="T10">)?How many lenses made of 1.70 HI Index PLASTIC (</text:span><text:span text:style-name="T9">SV</text:span><text:span text:style-name="T10">)?How many lenses made of 1.70 HI Index PLASTIC (</text:span><text:span text:style-name="T9">SV</text:span><text:span text:style-name="T10">)?</text:span></text:p>
          </table:table-cell>
          <table:table-cell table:style-name="ce12" office:value-type="float" office:value="0">
            <text:p>0</text:p>
          </table:table-cell>
          <table:table-cell table:style-name="ce129" table:formula="of:=IF([.G24]&gt;0;&quot;$69.49&quot;;&quot;0&quot;)" office:value-type="string" office:string-value="0 ">
            <text:p>0 </text:p>
          </table:table-cell>
          <table:table-cell table:style-name="ce133"/>
          <table:table-cell table:number-columns-repeated="1015"/>
        </table:table-row>
        <table:table-row table:style-name="ro4">
          <table:table-cell table:style-name="ce4"/>
          <table:table-cell table:style-name="ce13"/>
          <table:table-cell table:style-name="ce21"/>
          <table:table-cell table:style-name="ce30"/>
          <table:table-cell/>
          <table:table-cell table:style-name="ce120" office:value-type="string">
            <text:p>How many lenses made of HI Index 1.60-1.69 GLASS (<text:span text:style-name="T9">MF</text:span><text:span text:style-name="T10">)?How many lenses made of HI Index 1.60-1.69 GLASS (</text:span><text:span text:style-name="T9">MF</text:span><text:span text:style-name="T10">)?How many lenses made of HI Index 1.60-1.69 GLASS (</text:span><text:span text:style-name="T9">MF</text:span><text:span text:style-name="T10">)?</text:span></text:p>
          </table:table-cell>
          <table:table-cell table:style-name="ce12" office:value-type="float" office:value="0">
            <text:p>0</text:p>
          </table:table-cell>
          <table:table-cell table:style-name="ce129" table:formula="of:=IF(AND([.G25]&gt;0;[.H12]&lt;4);&quot;$40.50&quot;;&quot;0&quot;)" office:value-type="string" office:string-value="0 ">
            <text:p>0 </text:p>
          </table:table-cell>
          <table:table-cell table:style-name="ce114" table:formula="of:=IF([.H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Tints - <text:span text:style-name="T1">Answer Exactly 1Tints - Answer Exactly 1Tints - Answer Exactly 1</text:span></text:p>
          </table:table-cell>
          <table:table-cell table:style-name="ce13"/>
          <table:table-cell table:style-name="ce21"/>
          <table:table-cell table:style-name="ce30"/>
          <table:table-cell/>
          <table:table-cell table:style-name="ce120" office:value-type="string">
            <text:p>How many lenses made of HI Index 1.60-1.69 GLASS (<text:span text:style-name="T9">SV</text:span><text:span text:style-name="T10">)?How many lenses made of HI Index 1.60-1.69 GLASS (</text:span><text:span text:style-name="T9">SV</text:span><text:span text:style-name="T10">)?How many lenses made of HI Index 1.60-1.69 GLASS (</text:span><text:span text:style-name="T9">SV</text:span><text:span text:style-name="T10">)?</text:span></text:p>
          </table:table-cell>
          <table:table-cell table:style-name="ce12" office:value-type="float" office:value="0">
            <text:p>0</text:p>
          </table:table-cell>
          <table:table-cell table:style-name="ce129" table:formula="of:=IF(AND([.G26]&gt;0;[.H12]&lt;4);&quot;$32.85&quot;;&quot;0&quot;)" office:value-type="string" office:string-value="0 ">
            <text:p>0 </text:p>
          </table:table-cell>
          <table:table-cell table:style-name="ce114" table:formula="of:=IF([.H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How many lenses does the pt want clear?</text:p>
          </table:table-cell>
          <table:table-cell table:style-name="ce14" office:value-type="float" office:value="1">
            <text:p>1</text:p>
          </table:table-cell>
          <table:table-cell table:style-name="ce21" table:formula="of:=IF([.B27]&gt;1; &quot;$0.00&quot;; IF([.B27]&gt;0; &quot;$0.00&quot;; IF([.B27]&gt;-1; &quot;0&quot;; &quot;0&quot;)))" office:value-type="string" office:string-value="$0.00 ">
            <text:p>$0.00 </text:p>
          </table:table-cell>
          <table:table-cell table:style-name="ce30"/>
          <table:table-cell/>
          <table:table-cell table:style-name="ce120"/>
          <table:table-cell table:style-name="ce13"/>
          <table:table-cell table:style-name="ce129"/>
          <table:table-cell table:style-name="ce133"/>
          <table:table-cell table:number-columns-repeated="1015"/>
        </table:table-row>
        <table:table-row table:style-name="ro4">
          <table:table-cell table:style-name="ce4" office:value-type="string">
            <text:p>How many lenses does the pt want with Transitions</text:p>
          </table:table-cell>
          <table:table-cell table:style-name="ce12" office:value-type="float" office:value="1">
            <text:p>1</text:p>
          </table:table-cell>
          <table:table-cell table:style-name="ce21" table:formula="of:=IF([.B28]&gt;1; &quot;$0.00&quot;; IF([.B28]&gt;0; &quot;$0.00&quot;; IF([.B28]&gt;-1; &quot;0&quot;; &quot;0&quot;)))" office:value-type="string" office:string-value="$0.00 ">
            <text:p>$0.00 </text:p>
          </table:table-cell>
          <table:table-cell table:style-name="ce32" office:value-type="string">
            <text:p>***This is NOT for any glass materials***</text:p>
          </table:table-cell>
          <table:table-cell/>
          <table:table-cell table:style-name="ce121" office:value-type="string">
            <text:p>Tints - <text:span text:style-name="T1">Answer Exactly 1Tints - Answer Exactly 1Tints - Answer Exactly 1</text:span></text:p>
          </table:table-cell>
          <table:table-cell table:style-name="ce13"/>
          <table:table-cell table:style-name="ce129"/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with PhotoGrey Thin&amp;Dark?</text:p>
          </table:table-cell>
          <table:table-cell table:style-name="ce12" office:value-type="float" office:value="1">
            <text:p>1</text:p>
          </table:table-cell>
          <table:table-cell table:style-name="ce21" table:formula="of:=IF([.B29]&gt;1; &quot;$0.00&quot;; IF([.B29]&gt;0; &quot;$0.00&quot;; IF([.B29]&gt;-1; &quot;0&quot;; &quot;0&quot;)))" office:value-type="string" office:string-value="$0.00 ">
            <text:p>$0.00 </text:p>
          </table:table-cell>
          <table:table-cell table:style-name="ce32" office:value-type="string">
            <text:p>***This is for GLASS ONLY***</text:p>
          </table:table-cell>
          <table:table-cell/>
          <table:table-cell table:style-name="ce123" office:value-type="string">
            <text:p>How many lenses does the pt want clear?</text:p>
          </table:table-cell>
          <table:table-cell table:style-name="ce14" office:value-type="float" office:value="0">
            <text:p>0</text:p>
          </table:table-cell>
          <table:table-cell table:style-name="ce129" table:formula="of:=IF([.G29]&gt;1; &quot;$0.00&quot;; IF([.G29]&gt;0; &quot;$0.00&quot;; IF([.G29]&gt;-1; &quot;0&quot;; &quot;0&quot;)))" office:value-type="string" office:string-value="0 ">
            <text:p>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with PhotoGrey Extra?</text:p>
          </table:table-cell>
          <table:table-cell table:style-name="ce12" office:value-type="float" office:value="1">
            <text:p>1</text:p>
          </table:table-cell>
          <table:table-cell table:style-name="ce21" table:formula="of:=IF([.B30]&gt;1; &quot;$0.00&quot;; IF([.B30]&gt;0; &quot;$0.00&quot;; IF([.B30]&gt;-1; &quot;0&quot;; &quot;0&quot;)))" office:value-type="string" office:string-value="$0.00 ">
            <text:p>$0.00 </text:p>
          </table:table-cell>
          <table:table-cell table:style-name="ce32" office:value-type="string">
            <text:p>***This is for GLASS ONLY***</text:p>
          </table:table-cell>
          <table:table-cell/>
          <table:table-cell table:style-name="ce120" office:value-type="string">
            <text:p>How many lenses does the pt want with MF Transitions?</text:p>
          </table:table-cell>
          <table:table-cell table:style-name="ce12" office:value-type="float" office:value="0">
            <text:p>0</text:p>
          </table:table-cell>
          <table:table-cell table:style-name="ce129" table:formula="of:=IF([.G30]&gt;1; &quot;$63.00&quot;; IF([.G30]&gt;0; &quot;$63.00&quot;; IF([.G30]&gt;-1; &quot;0&quot;; &quot;0&quot;)))" office:value-type="string" office:string-value="0 ">
            <text:p>0 </text:p>
          </table:table-cell>
          <table:table-cell table:style-name="ce32" office:value-type="string">
            <text:p>***This is NOT for any glass materials***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with Polarized Tint?</text:p>
          </table:table-cell>
          <table:table-cell table:style-name="ce12" office:value-type="float" office:value="1">
            <text:p>1</text:p>
          </table:table-cell>
          <table:table-cell table:style-name="ce21" table:formula="of:=IF([.B31]&gt;1; &quot;$0.00&quot;; IF([.B31]&gt;0; &quot;$0.00&quot;; IF([.B31]&gt;-1; &quot;0&quot;; &quot;0&quot;)))" office:value-type="string" office:string-value="$0.00 ">
            <text:p>$0.00 </text:p>
          </table:table-cell>
          <table:table-cell table:style-name="ce32" office:value-type="string">
            <text:p>***This is for NON-GLASS ONLY***</text:p>
          </table:table-cell>
          <table:table-cell/>
          <table:table-cell table:style-name="ce120" office:value-type="string">
            <text:p>How many lenses does the pt want with SV Transitions?</text:p>
          </table:table-cell>
          <table:table-cell table:style-name="ce12" office:value-type="float" office:value="0">
            <text:p>0</text:p>
          </table:table-cell>
          <table:table-cell table:style-name="ce129" table:formula="of:=IF([.G31]&gt;1; &quot;$52.00&quot;; IF([.G31]&gt;0; &quot;$52.00&quot;; IF([.G31]&gt;-1; &quot;0&quot;; &quot;0&quot;)))" office:value-type="string" office:string-value="0 ">
            <text:p>0 </text:p>
          </table:table-cell>
          <table:table-cell table:style-name="ce32" office:value-type="string">
            <text:p>***This is NOT for any glass materials***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with a SOLID MIRROR TINT (GLASS)?</text:p>
          </table:table-cell>
          <table:table-cell table:style-name="ce12" office:value-type="float" office:value="1">
            <text:p>1</text:p>
          </table:table-cell>
          <table:table-cell table:style-name="ce21" table:formula="of:=IF([.B32]&gt;1; &quot;$0.00&quot;; IF([.B32]&gt;0; &quot;$0.00&quot;; IF([.B32]&gt;-1; &quot;0&quot;; &quot;0&quot;)))" office:value-type="string" office:string-value="$0.00 ">
            <text:p>$0.00 </text:p>
          </table:table-cell>
          <table:table-cell table:style-name="ce32" office:value-type="string">
            <text:p>***This is for GLASS ONLY***</text:p>
          </table:table-cell>
          <table:table-cell/>
          <table:table-cell table:style-name="ce120" office:value-type="string">
            <text:p>How many lenses with PhotoGrey Thin&amp;Dark SV?</text:p>
          </table:table-cell>
          <table:table-cell table:style-name="ce12" office:value-type="float" office:value="0">
            <text:p>0</text:p>
          </table:table-cell>
          <table:table-cell table:style-name="ce129" table:formula="of:=IF([.G32]&gt;1; &quot;$12.70&quot;; IF([.G32]&gt;0; &quot;$12.70&quot;; IF([.G32]&gt;-1; &quot;0&quot;; &quot;0&quot;)))" office:value-type="string" office:string-value="0 ">
            <text:p>0 </text:p>
          </table:table-cell>
          <table:table-cell table:style-name="ce32" office:value-type="string">
            <text:p>***This is for GLASS ONLY***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with a GRADIENT MIRROR TINT (GLASS)?</text:p>
          </table:table-cell>
          <table:table-cell table:style-name="ce12" office:value-type="float" office:value="1">
            <text:p>1</text:p>
          </table:table-cell>
          <table:table-cell table:style-name="ce21" table:formula="of:=IF([.B33]&gt;1; &quot;$0.00&quot;; IF([.B33]&gt;0; &quot;$0.00&quot;; IF([.B33]&gt;-1; &quot;0&quot;; &quot;0&quot;)))" office:value-type="string" office:string-value="$0.00 ">
            <text:p>$0.00 </text:p>
          </table:table-cell>
          <table:table-cell table:style-name="ce32" office:value-type="string">
            <text:p>***This is for GLASS ONLY***</text:p>
          </table:table-cell>
          <table:table-cell/>
          <table:table-cell table:style-name="ce120" office:value-type="string">
            <text:p>How many lenses with PhotoGrey Thin&amp;Dark MF?</text:p>
          </table:table-cell>
          <table:table-cell table:style-name="ce12" office:value-type="float" office:value="0">
            <text:p>0</text:p>
          </table:table-cell>
          <table:table-cell table:style-name="ce129" table:formula="of:=IF([.G33]&gt;1; &quot;$24.95&quot;; IF([.G33]&gt;0; &quot;$24.95&quot;; IF([.G33]&gt;-1; &quot;0&quot;; &quot;0&quot;)))" office:value-type="string" office:string-value="0 ">
            <text:p>0 </text:p>
          </table:table-cell>
          <table:table-cell table:style-name="ce32" office:value-type="string">
            <text:p>***This is for GLASS ONLY***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with a SOLID MIRROR TINT (PLASTIC)?</text:p>
          </table:table-cell>
          <table:table-cell table:style-name="ce12" office:value-type="float" office:value="1">
            <text:p>1</text:p>
          </table:table-cell>
          <table:table-cell table:style-name="ce21" table:formula="of:=IF([.B34]&gt;1; &quot;$0.00&quot;; IF([.B34]&gt;0; &quot;$0.00&quot;; IF([.B34]&gt;-1; &quot;0&quot;; &quot;0&quot;)))" office:value-type="string" office:string-value="$0.00 ">
            <text:p>$0.00 </text:p>
          </table:table-cell>
          <table:table-cell table:style-name="ce32" office:value-type="string">
            <text:p>***This is for PLASTIC ONLY***</text:p>
          </table:table-cell>
          <table:table-cell/>
          <table:table-cell table:style-name="ce120" office:value-type="string">
            <text:p>How many lenses with PhotoGrey Extra?</text:p>
          </table:table-cell>
          <table:table-cell table:style-name="ce12" office:value-type="float" office:value="0">
            <text:p>0</text:p>
          </table:table-cell>
          <table:table-cell table:style-name="ce129" table:formula="of:=IF([.G34]&gt;1; &quot;$0.00&quot;; IF([.G34]&gt;0; &quot;$0.00&quot;; IF([.G34]&gt;-1; &quot;0&quot;; &quot;0&quot;)))" office:value-type="string" office:string-value="0 ">
            <text:p>0 </text:p>
          </table:table-cell>
          <table:table-cell table:style-name="ce32" office:value-type="string">
            <text:p>***This is for GLASS ONLY***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with a GRADIENT MIRROR TINT (PLASTIC)?</text:p>
          </table:table-cell>
          <table:table-cell table:style-name="ce12" office:value-type="float" office:value="1">
            <text:p>1</text:p>
          </table:table-cell>
          <table:table-cell table:style-name="ce21" table:formula="of:=IF([.B35]&gt;1; &quot;$0.00&quot;; IF([.B35]&gt;0; &quot;$0.00&quot;; IF([.B35]&gt;-1; &quot;0&quot;; &quot;0&quot;)))" office:value-type="string" office:string-value="$0.00 ">
            <text:p>$0.00 </text:p>
          </table:table-cell>
          <table:table-cell table:style-name="ce32" office:value-type="string">
            <text:p>***This is for PLASTIC ONLY***</text:p>
          </table:table-cell>
          <table:table-cell/>
          <table:table-cell table:style-name="ce120" office:value-type="string">
            <text:p>How many lenses with Polarized Tint (MF)?</text:p>
          </table:table-cell>
          <table:table-cell table:style-name="ce12" office:value-type="float" office:value="0">
            <text:p>0</text:p>
          </table:table-cell>
          <table:table-cell table:style-name="ce129" table:formula="of:=IF([.G35]&gt;1; &quot;$51.95&quot;; IF([.G35]&gt;0; &quot;$51.95&quot;; IF([.G35]&gt;-1; &quot;0&quot;; &quot;0&quot;)))" office:value-type="string" office:string-value="0 ">
            <text:p>0 </text:p>
          </table:table-cell>
          <table:table-cell table:style-name="ce32" office:value-type="string">
            <text:p>***This is for NON-GLASS ONLY***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with a Regular TINT (PLASTIC)?</text:p>
          </table:table-cell>
          <table:table-cell table:style-name="ce12" office:value-type="float" office:value="1">
            <text:p>1</text:p>
          </table:table-cell>
          <table:table-cell table:style-name="ce21" table:formula="of:=IF([.B36]&gt;1; &quot;$0.00&quot;; IF([.B36]&gt;0; &quot;$0.00&quot;; IF([.B36]&gt;-1; &quot;0&quot;; &quot;0&quot;)))" office:value-type="string" office:string-value="$0.00 ">
            <text:p>$0.00 </text:p>
          </table:table-cell>
          <table:table-cell table:style-name="ce32" office:value-type="string">
            <text:p>***This is for PLASTIC ONLY***</text:p>
          </table:table-cell>
          <table:table-cell/>
          <table:table-cell table:style-name="ce120" office:value-type="string">
            <text:p>How many lenses with Polarized Tint (SV)?</text:p>
          </table:table-cell>
          <table:table-cell table:style-name="ce12" office:value-type="float" office:value="0">
            <text:p>0</text:p>
          </table:table-cell>
          <table:table-cell table:style-name="ce129" table:formula="of:=IF([.G36]&gt;1; &quot;$43.60&quot;; IF([.G36]&gt;0; &quot;$43.60&quot;; IF([.G36]&gt;-1; &quot;0&quot;; &quot;0&quot;)))" office:value-type="string" office:string-value="0 ">
            <text:p>0 </text:p>
          </table:table-cell>
          <table:table-cell table:style-name="ce32" office:value-type="string">
            <text:p>***This is for NON-GLASS ONLY***</text:p>
          </table:table-cell>
          <table:table-cell table:number-columns-repeated="1015"/>
        </table:table-row>
        <table:table-row table:style-name="ro2">
          <table:table-cell table:style-name="ce4"/>
          <table:table-cell table:style-name="ce13"/>
          <table:table-cell table:style-name="ce21"/>
          <table:table-cell table:style-name="ce30"/>
          <table:table-cell/>
          <table:table-cell table:style-name="ce120" office:value-type="string">
            <text:p>How many lenses with a SOLID MIRROR TINT (GLASS)?</text:p>
          </table:table-cell>
          <table:table-cell table:style-name="ce12" office:value-type="float" office:value="0">
            <text:p>0</text:p>
          </table:table-cell>
          <table:table-cell table:style-name="ce129" table:formula="of:=IF([.G37]&gt;1; &quot;$26.95&quot;; IF([.G37]&gt;0; &quot;$26.95&quot;; IF([.G37]&gt;-1; &quot;0&quot;; &quot;0&quot;)))" office:value-type="string" office:string-value="0 ">
            <text:p>0 </text:p>
          </table:table-cell>
          <table:table-cell table:style-name="ce32" office:value-type="string">
            <text:p>***This is for GLASS ONLY***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Coatings - <text:span text:style-name="T1">Answer Exactly 1Coatings - Answer Exactly 1</text:span></text:p>
          </table:table-cell>
          <table:table-cell table:style-name="ce13"/>
          <table:table-cell table:style-name="ce21"/>
          <table:table-cell table:style-name="ce30"/>
          <table:table-cell/>
          <table:table-cell table:style-name="ce120" office:value-type="string">
            <text:p>How many lenses with a GRADIENT MIRROR TINT (GLASS)?</text:p>
          </table:table-cell>
          <table:table-cell table:style-name="ce12" office:value-type="float" office:value="0">
            <text:p>0</text:p>
          </table:table-cell>
          <table:table-cell table:style-name="ce129" table:formula="of:=IF([.G38]&gt;1; &quot;$26.95&quot;; IF([.G38]&gt;0; &quot;$26.95&quot;; IF([.G38]&gt;-1; &quot;0&quot;; &quot;0&quot;)))" office:value-type="string" office:string-value="0 ">
            <text:p>0 </text:p>
          </table:table-cell>
          <table:table-cell table:style-name="ce32" office:value-type="string">
            <text:p>***This is for GLASS ONLY***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How many lenses does the pt want withOUT any coatings?</text:p>
          </table:table-cell>
          <table:table-cell table:style-name="ce14" office:value-type="float" office:value="1">
            <text:p>1</text:p>
          </table:table-cell>
          <table:table-cell table:style-name="ce21" table:formula="of:=IF([.B39]&gt;1; &quot;0&quot;; IF([.B39]&gt;0; &quot;0&quot;; IF([.B39]&gt;-1; &quot;0&quot;; &quot;0&quot;)))" office:value-type="string" office:string-value="0 ">
            <text:p>0 </text:p>
          </table:table-cell>
          <table:table-cell table:style-name="ce30"/>
          <table:table-cell/>
          <table:table-cell table:style-name="ce120" office:value-type="string">
            <text:p>How many lenses with a SOLID TINT (PLASTIC)?</text:p>
          </table:table-cell>
          <table:table-cell table:style-name="ce12" office:value-type="float" office:value="0">
            <text:p>0</text:p>
          </table:table-cell>
          <table:table-cell table:style-name="ce129" table:formula="of:=IF([.G39]&gt;1; &quot;$16.25&quot;; IF([.G39]&gt;0; &quot;$16.25&quot;; IF([.G39]&gt;-1; &quot;0&quot;; &quot;0&quot;)))" office:value-type="string" office:string-value="0 ">
            <text:p>0 </text:p>
          </table:table-cell>
          <table:table-cell table:style-name="ce32" office:value-type="string">
            <text:p>***This is for PLASTIC ONLY***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does the pt want with Standard AR coat?</text:p>
          </table:table-cell>
          <table:table-cell table:style-name="ce12" office:value-type="float" office:value="1">
            <text:p>1</text:p>
          </table:table-cell>
          <table:table-cell table:style-name="ce21" table:formula="of:=IF([.B40]&gt;1; &quot;0&quot;; IF([.B40]&gt;0; &quot;0&quot;; IF([.B40]&gt;-1; &quot;0&quot;; &quot;0&quot;)))" office:value-type="string" office:string-value="0 ">
            <text:p>0 </text:p>
          </table:table-cell>
          <table:table-cell table:style-name="ce30"/>
          <table:table-cell/>
          <table:table-cell table:style-name="ce120" office:value-type="string">
            <text:p>How many lenses with a GRADIENT TINT (PLASTIC)?</text:p>
          </table:table-cell>
          <table:table-cell table:style-name="ce12" office:value-type="float" office:value="0">
            <text:p>0</text:p>
          </table:table-cell>
          <table:table-cell table:style-name="ce129" table:formula="of:=IF([.G40]&gt;1; &quot;$18.90&quot;; IF([.G40]&gt;0; &quot;$18.90&quot;; IF([.G40]&gt;-1; &quot;0&quot;; &quot;0&quot;)))" office:value-type="string" office:string-value="0 ">
            <text:p>0 </text:p>
          </table:table-cell>
          <table:table-cell table:style-name="ce32" office:value-type="string">
            <text:p>***This is for PLASTIC ONLY***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does the pt want with Premium AR coat?</text:p>
          </table:table-cell>
          <table:table-cell table:style-name="ce12" office:value-type="float" office:value="1">
            <text:p>1</text:p>
          </table:table-cell>
          <table:table-cell table:style-name="ce21" table:formula="of:=IF([.B41]&gt;1; &quot;$67.25&quot;; IF([.B41]&gt;0; &quot;$67.25&quot;; IF([.B41]&gt;-1; &quot;0&quot;; &quot;0&quot;)))" office:value-type="string" office:string-value="$67.25 ">
            <text:p>$67.25 </text:p>
          </table:table-cell>
          <table:table-cell table:style-name="ce30" office:value-type="string">
            <text:p>Example: Avance</text:p>
          </table:table-cell>
          <table:table-cell/>
          <table:table-cell table:style-name="ce120"/>
          <table:table-cell table:style-name="ce13"/>
          <table:table-cell table:style-name="ce129"/>
          <table:table-cell table:style-name="ce133"/>
          <table:table-cell table:number-columns-repeated="1015"/>
        </table:table-row>
        <table:table-row table:style-name="ro4">
          <table:table-cell table:style-name="ce4" office:value-type="string">
            <text:p>How many lenses does the pt want with Scratch Coating?</text:p>
          </table:table-cell>
          <table:table-cell table:style-name="ce12" office:value-type="float" office:value="1">
            <text:p>1</text:p>
          </table:table-cell>
          <table:table-cell table:style-name="ce21" table:formula="of:=IF([.B42]&gt;1; &quot;0&quot;; IF([.B42]&gt;0; &quot;0&quot;; IF([.B42]&gt;-1; &quot;0&quot;; &quot;0&quot;)))" office:value-type="string" office:string-value="0 ">
            <text:p>0 </text:p>
          </table:table-cell>
          <table:table-cell table:style-name="ce30"/>
          <table:table-cell/>
          <table:table-cell table:style-name="ce121" office:value-type="string">
            <text:p>Coatings - <text:span text:style-name="T1">Answer Exactly 1Coatings - Answer Exactly 1</text:span></text:p>
          </table:table-cell>
          <table:table-cell table:style-name="ce13"/>
          <table:table-cell table:style-name="ce129"/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does the pt want with UV Protection?</text:p>
          </table:table-cell>
          <table:table-cell table:style-name="ce12" office:value-type="float" office:value="1">
            <text:p>1</text:p>
          </table:table-cell>
          <table:table-cell table:style-name="ce21" table:formula="of:=IF([.B43]&gt;1; &quot;0&quot;; IF([.B43]&gt;0; &quot;0&quot;; IF([.B43]&gt;-1; &quot;0&quot;; &quot;0&quot;)))" office:value-type="string" office:string-value="0 ">
            <text:p>0 </text:p>
          </table:table-cell>
          <table:table-cell table:style-name="ce30"/>
          <table:table-cell/>
          <table:table-cell table:style-name="ce123" office:value-type="string">
            <text:p>How many lenses does the pt want withOUT any coatings?</text:p>
          </table:table-cell>
          <table:table-cell table:style-name="ce14" office:value-type="float" office:value="0">
            <text:p>0</text:p>
          </table:table-cell>
          <table:table-cell table:style-name="ce129" table:formula="of:=IF([.G43]&gt;1; &quot;0&quot;; IF([.G43]&gt;0; &quot;0&quot;; IF([.G43]&gt;-1; &quot;0&quot;; &quot;0&quot;)))" office:value-type="string" office:string-value="0 ">
            <text:p>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4"/>
          <table:table-cell table:style-name="ce13"/>
          <table:table-cell table:style-name="ce21"/>
          <table:table-cell table:style-name="ce30"/>
          <table:table-cell/>
          <table:table-cell table:style-name="ce120" office:value-type="string">
            <text:p>How many lenses with Standard AR coat (GLASS)?</text:p>
          </table:table-cell>
          <table:table-cell table:style-name="ce12" office:value-type="float" office:value="0">
            <text:p>0</text:p>
          </table:table-cell>
          <table:table-cell table:style-name="ce129" table:formula="of:=IF([.G44]&gt;1; &quot;42.85&quot;; IF([.G44]&gt;0; &quot;42.85&quot;; IF([.G44]&gt;-1; &quot;0&quot;; &quot;0&quot;)))" office:value-type="string" office:string-value="0 ">
            <text:p>0 </text:p>
          </table:table-cell>
          <table:table-cell table:style-name="ce32" office:value-type="string">
            <text:p>***Standard AR Only for GLASS***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Edge Treatments - <text:span text:style-name="T1">Answer Exactly 1Edge Treatments - Answer Exactly 1</text:span></text:p>
          </table:table-cell>
          <table:table-cell table:style-name="ce13"/>
          <table:table-cell table:style-name="ce21"/>
          <table:table-cell table:style-name="ce30"/>
          <table:table-cell/>
          <table:table-cell table:style-name="ce120" office:value-type="string">
            <text:p>How many lenses with Standard AR coat (PLASTIC/POLYCARB)?</text:p>
          </table:table-cell>
          <table:table-cell table:style-name="ce12" office:value-type="float" office:value="0">
            <text:p>0</text:p>
          </table:table-cell>
          <table:table-cell table:style-name="ce129" table:formula="of:=IF([.G45]&gt;1; &quot;42.95&quot;; IF([.G45]&gt;0; &quot;42.95&quot;; IF([.G45]&gt;-1; &quot;0&quot;; &quot;0&quot;)))" office:value-type="string" office:string-value="0 ">
            <text:p>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does the pt want Roll&amp;Pollished?</text:p>
          </table:table-cell>
          <table:table-cell table:style-name="ce12" office:value-type="float" office:value="1">
            <text:p>1</text:p>
          </table:table-cell>
          <table:table-cell table:style-name="ce21" table:formula="of:=IF([.B46]&gt;1; &quot;0&quot;; IF([.B46]&gt;0; &quot;0&quot;; IF([.B46]&gt;-1; &quot;0&quot;; &quot;0&quot;)))" office:value-type="string" office:string-value="0 ">
            <text:p>0 </text:p>
          </table:table-cell>
          <table:table-cell table:style-name="ce30"/>
          <table:table-cell/>
          <table:table-cell table:style-name="ce120" office:value-type="string">
            <text:p>How many lenses does the pt want with Crizal AR coat?</text:p>
          </table:table-cell>
          <table:table-cell table:style-name="ce12" office:value-type="float" office:value="0">
            <text:p>0</text:p>
          </table:table-cell>
          <table:table-cell table:style-name="ce129" table:formula="of:=IF([.G46]&gt;1; &quot;55.15&quot;; IF([.G46]&gt;0; &quot;55.15&quot;; IF([.G46]&gt;-1; &quot;0&quot;; &quot;0&quot;)))" office:value-type="string" office:string-value="0 ">
            <text:p>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does the pt want for a Rimless Frame?</text:p>
          </table:table-cell>
          <table:table-cell table:style-name="ce12" office:value-type="float" office:value="1">
            <text:p>1</text:p>
          </table:table-cell>
          <table:table-cell table:style-name="ce21" table:formula="of:=IF([.B47]&gt;1; &quot;$0&quot;; IF([.B47]&gt;0; &quot;$0&quot;; IF([.B47]&gt;-1; &quot;0&quot;; &quot;0&quot;)))" office:value-type="string" office:string-value="$0 ">
            <text:p>$0 </text:p>
          </table:table-cell>
          <table:table-cell table:style-name="ce30"/>
          <table:table-cell/>
          <table:table-cell table:style-name="ce120" office:value-type="string">
            <text:p>How many lenses does the pt want with Premium AR coat?</text:p>
          </table:table-cell>
          <table:table-cell table:style-name="ce12" office:value-type="float" office:value="0">
            <text:p>0</text:p>
          </table:table-cell>
          <table:table-cell table:style-name="ce129" table:formula="of:=IF([.G47]&gt;1; &quot;$67.25&quot;; IF([.G47]&gt;0; &quot;$67.25&quot;; IF([.G47]&gt;-1; &quot;0&quot;; &quot;0&quot;)))" office:value-type="string" office:string-value="0 ">
            <text:p>0 </text:p>
          </table:table-cell>
          <table:table-cell table:style-name="ce133" office:value-type="string">
            <text:p>Example: Avance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does the pt want with an Edge Tint?</text:p>
          </table:table-cell>
          <table:table-cell table:style-name="ce12" office:value-type="float" office:value="1">
            <text:p>1</text:p>
          </table:table-cell>
          <table:table-cell table:style-name="ce21" table:formula="of:=IF([.B48]&gt;1; &quot;$0&quot;; IF([.B48]&gt;0; &quot;$0&quot;; IF([.B48]&gt;-1; &quot;0&quot;; &quot;0&quot;)))" office:value-type="string" office:string-value="$0 ">
            <text:p>$0 </text:p>
          </table:table-cell>
          <table:table-cell table:style-name="ce30"/>
          <table:table-cell/>
          <table:table-cell table:style-name="ce120" office:value-type="string">
            <text:p>How many lenses does the pt want with a Scratch Coat?</text:p>
          </table:table-cell>
          <table:table-cell table:style-name="ce12" office:value-type="float" office:value="0">
            <text:p>0</text:p>
          </table:table-cell>
          <table:table-cell table:style-name="ce129" table:formula="of:=IF(OR([.G5]&gt;0;[.G9]&gt;0;[.G17]&gt;0;[.G18]&gt;0;[.G19]&gt;0;[.G20]&gt;0;[.G25]&gt;0;[.G26]&gt;0;[.G30]&gt;0;[.G31]&gt;0;[.G35]&gt;0;[.G36]&gt;0;[.G45]&gt;0;[.G46]&gt;0;[.G47]&gt;0;[.G48]&lt;1);&quot;0&quot;;IF([.G48]&gt;0;&quot;$23.80&quot;;&quot;0&quot;))" office:value-type="string" office:string-value="0 ">
            <text:p>0 </text:p>
          </table:table-cell>
          <table:table-cell table:style-name="ce33" table:formula="of:=IF(OR([.G5]&gt;0;[.G9]&gt;0;[.G17]&gt;0;[.G18]&gt;0;[.G19]&gt;0;[.G20]&gt;0;[.G25]&gt;0;[.G26]&gt;0;[.G30]&gt;0;[.G31]&gt;0;[.G35]&gt;0;[.G36]&gt;0;[.G45]&gt;0;[.G46]&gt;0;[.G47]&gt;0;[.G21]&gt;0;[.G22]&gt;0;[.G23]&gt;0;[.G24]&gt;0);&quot;Scratch Coat is Included&quot;;IF([.G48]&gt;0;&quot;Scratch Coat is NOT Included&quot;;IF([.G48]&lt;1;&quot;No Scratch Coat Per Pt request&quot;;&quot;Scratch Coat requested by pt&quot;)))" office:value-type="string" office:string-value="Scratch Coat is Included">
            <text:p>Scratch Coat is Included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does the pt want withOUT any Edge Txs?</text:p>
          </table:table-cell>
          <table:table-cell table:style-name="ce14" office:value-type="float" office:value="1">
            <text:p>1</text:p>
          </table:table-cell>
          <table:table-cell table:style-name="ce21" table:formula="of:=IF([.B49]&gt;1; &quot;$0&quot;; IF([.B49]&gt;0; &quot;$0&quot;; IF([.B49]&gt;-1; &quot;0&quot;; &quot;0&quot;)))" office:value-type="string" office:string-value="$0 ">
            <text:p>$0 </text:p>
          </table:table-cell>
          <table:table-cell table:style-name="ce30"/>
          <table:table-cell/>
          <table:table-cell table:style-name="ce120" office:value-type="string">
            <text:p>How many lenses does the pt want with UV Protection?</text:p>
          </table:table-cell>
          <table:table-cell table:style-name="ce12" office:value-type="float" office:value="0">
            <text:p>0</text:p>
          </table:table-cell>
          <table:table-cell table:style-name="ce129" table:formula="of:=IF([.G49]&gt;1; &quot;18.30&quot;; IF([.G49]&gt;0; &quot;18.30&quot;; IF([.G49]&gt;-1; &quot;0&quot;; &quot;0&quot;)))" office:value-type="string" office:string-value="0 ">
            <text:p>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4"/>
          <table:table-cell table:style-name="ce13"/>
          <table:table-cell table:style-name="ce21"/>
          <table:table-cell table:style-name="ce30"/>
          <table:table-cell/>
          <table:table-cell table:style-name="ce120"/>
          <table:table-cell table:style-name="ce13"/>
          <table:table-cell table:style-name="ce129"/>
          <table:table-cell table:style-name="ce133"/>
          <table:table-cell table:number-columns-repeated="1015"/>
        </table:table-row>
        <table:table-row table:style-name="ro4">
          <table:table-cell table:style-name="ce7" office:value-type="string">
            <text:p>Answer the last 2 questions</text:p>
          </table:table-cell>
          <table:table-cell table:style-name="ce13"/>
          <table:table-cell table:style-name="ce21"/>
          <table:table-cell table:style-name="ce30"/>
          <table:table-cell/>
          <table:table-cell table:style-name="ce121" office:value-type="string">
            <text:p>Edge Treatments - <text:span text:style-name="T1">Answer Exactly 1</text:span></text:p>
          </table:table-cell>
          <table:table-cell table:style-name="ce13"/>
          <table:table-cell table:style-name="ce129"/>
          <table:table-cell table:style-name="ce133"/>
          <table:table-cell table:number-columns-repeated="1015"/>
        </table:table-row>
        <table:table-row table:style-name="ro2">
          <table:table-cell table:style-name="ce6" office:value-type="string">
            <text:p>Is the patient getting lenses in a frame that needs a Shelf Bevel?</text:p>
          </table:table-cell>
          <table:table-cell table:style-name="ce14" office:value-type="float" office:value="0">
            <text:p>0</text:p>
          </table:table-cell>
          <table:table-cell table:style-name="ce21" table:formula="of:=IF([.B52]&gt;1; &quot;$75.00&quot;; IF([.B52]&gt;0; &quot;$37.50&quot;; IF([.B52]&gt;-1; &quot;0&quot;; &quot;0&quot;)))" office:value-type="string" office:string-value="0 ">
            <text:p>0 </text:p>
          </table:table-cell>
          <table:table-cell table:style-name="ce30" office:value-type="string">
            <text:p>Ex: Oakley Sunglasses or WileyX</text:p>
          </table:table-cell>
          <table:table-cell/>
          <table:table-cell table:style-name="ce120" office:value-type="string">
            <text:p>How many lenses does the pt want Roll&amp;Pollished?</text:p>
          </table:table-cell>
          <table:table-cell table:style-name="ce12" office:value-type="float" office:value="0">
            <text:p>0</text:p>
          </table:table-cell>
          <table:table-cell table:style-name="ce129" table:formula="of:=IF([.G52]&gt;1; &quot;$20.45&quot;; IF([.G52]&gt;0; &quot;$20.45&quot;; IF([.G52]&gt;-1; &quot;0&quot;; &quot;0&quot;)))" office:value-type="string" office:string-value="0 ">
            <text:p>0 </text:p>
          </table:table-cell>
          <table:table-cell table:style-name="ce133"/>
          <table:table-cell table:number-columns-repeated="1015"/>
        </table:table-row>
        <table:table-row table:style-name="ro4">
          <table:table-cell table:style-name="ce4" office:value-type="string">
            <text:p>If the pt is buying a new frame, what is it's <text:span text:style-name="T17">WHOLESALE</text:span><text:span text:style-name="T10"> Cost?</text:span></text:p>
          </table:table-cell>
          <table:table-cell table:style-name="ce12" office:value-type="float" office:value="0">
            <text:p>0</text:p>
          </table:table-cell>
          <table:table-cell table:style-name="ce21" table:formula="of:=IF([.B53]-52&lt;1;&quot;0&quot;;IF([.B53]-52&gt;0;[.B53]-52+10))" office:value-type="string" office:string-value="0 ">
            <text:p>0 </text:p>
          </table:table-cell>
          <table:table-cell table:style-name="ce115" office:value-type="string">
            <text:p>***THIS IS NOT THE PRICE ON THE TAG***</text:p>
          </table:table-cell>
          <table:table-cell/>
          <table:table-cell table:style-name="ce120" office:value-type="string">
            <text:p>How many lenses does the pt want for a Rimless Frame?</text:p>
          </table:table-cell>
          <table:table-cell table:style-name="ce12" office:value-type="float" office:value="0">
            <text:p>0</text:p>
          </table:table-cell>
          <table:table-cell table:style-name="ce129" table:formula="of:=IF([.G53]&gt;1; &quot;$20.45&quot;; IF([.G53]&gt;0; &quot;$20.45&quot;; IF([.G53]&gt;-1; &quot;0&quot;; &quot;0&quot;)))" office:value-type="string" office:string-value="0 ">
            <text:p>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9"/>
          <table:table-cell table:style-name="ce18" office:value-type="string">
            <text:p>Total:</text:p>
          </table:table-cell>
          <table:table-cell table:style-name="ce26" table:formula="of:=[.C4]+[.C5]+[.C6]+[.C7]+[.C8]+[.C9]+[.C10]+[.C15]+[.C16]+[.C17]+[.C18]+[.C19]+[.C20]+[.C21]+[.C22]+[.C23]+[.C24]+[.C27]+[.C28]+[.C29]+[.C30]+[.C31]+[.C32]+[.C33]+[.C34]+[.C35]+[.C36]+[.C39]+[.C40]+[.C41]+[.C42]+[.C46]+[.C47]+[.C48]+[.C49]+[.C53]+[.C52]" office:value-type="float" office:value="0">
            <text:p>#VALUE!</text:p>
          </table:table-cell>
          <table:table-cell table:style-name="ce116" office:value-type="string">
            <text:p>***This tab is ONLY for Group Plan 12***</text:p>
          </table:table-cell>
          <table:table-cell/>
          <table:table-cell table:style-name="ce120" office:value-type="string">
            <text:p>How many lenses does the pt want with an Edge Tint?</text:p>
          </table:table-cell>
          <table:table-cell table:style-name="ce12" office:value-type="float" office:value="0">
            <text:p>0</text:p>
          </table:table-cell>
          <table:table-cell table:style-name="ce129" table:formula="of:=IF([.G54]&gt;1; &quot;$20.45&quot;; IF([.G54]&gt;0; &quot;$20.45&quot;; IF([.G54]&gt;-1; &quot;0&quot;; &quot;0&quot;)))" office:value-type="string" office:string-value="0 ">
            <text:p>0 </text:p>
          </table:table-cell>
          <table:table-cell table:style-name="ce133"/>
          <table:table-cell table:number-columns-repeated="1015"/>
        </table:table-row>
        <table:table-row table:style-name="ro2">
          <table:table-cell table:number-columns-repeated="5"/>
          <table:table-cell table:style-name="ce120" office:value-type="string">
            <text:p>How many lenses does the pt want withOUT any Edge Txs?</text:p>
          </table:table-cell>
          <table:table-cell table:style-name="ce14" office:value-type="float" office:value="0">
            <text:p>0</text:p>
          </table:table-cell>
          <table:table-cell table:style-name="ce129" table:formula="of:=IF([.G55]&gt;1; &quot;$0&quot;; IF([.G55]&gt;0; &quot;$0&quot;; IF([.G55]&gt;-1; &quot;0&quot;; &quot;0&quot;)))" office:value-type="string" office:string-value="0 ">
            <text:p>0 </text:p>
          </table:table-cell>
          <table:table-cell table:style-name="ce133"/>
          <table:table-cell table:number-columns-repeated="1015"/>
        </table:table-row>
        <table:table-row table:style-name="ro2">
          <table:table-cell table:number-columns-repeated="5"/>
          <table:table-cell table:style-name="ce120"/>
          <table:table-cell table:style-name="ce13"/>
          <table:table-cell table:style-name="ce129"/>
          <table:table-cell table:style-name="ce133"/>
          <table:table-cell table:number-columns-repeated="1015"/>
        </table:table-row>
        <table:table-row table:style-name="ro2">
          <table:table-cell table:number-columns-repeated="5"/>
          <table:table-cell table:style-name="ce122" office:value-type="string">
            <text:p>Answer this last question</text:p>
          </table:table-cell>
          <table:table-cell table:style-name="ce13"/>
          <table:table-cell table:style-name="ce129"/>
          <table:table-cell table:style-name="ce133"/>
          <table:table-cell table:number-columns-repeated="1015"/>
        </table:table-row>
        <table:table-row table:style-name="ro2">
          <table:table-cell table:number-columns-repeated="5"/>
          <table:table-cell table:style-name="ce123" office:value-type="string">
            <text:p>Is the patient getting lenses in a frame that needs a Shelf Bevel?</text:p>
          </table:table-cell>
          <table:table-cell table:style-name="ce14" office:value-type="float" office:value="0">
            <text:p>0</text:p>
          </table:table-cell>
          <table:table-cell table:style-name="ce129" table:formula="of:=IF([.G58]&gt;1; &quot;$75.00&quot;; IF([.G58]&gt;0; &quot;$37.50&quot;; IF([.G58]&gt;-1; &quot;0&quot;; &quot;0&quot;)))" office:value-type="string" office:string-value="0 ">
            <text:p>0 </text:p>
          </table:table-cell>
          <table:table-cell table:style-name="ce30" office:value-type="string">
            <text:p>Ex: Oakley Sunglasses or WileyX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120" office:value-type="string">
            <text:p>If the pt is buying a new frame, what is it's <text:span text:style-name="T17">WHOLESALE</text:span><text:span text:style-name="T10"> Cost?</text:span></text:p>
          </table:table-cell>
          <table:table-cell table:style-name="ce12" office:value-type="float" office:value="0">
            <text:p>0</text:p>
          </table:table-cell>
          <table:table-cell table:style-name="ce129" table:formula="of:=IF([.G59]-52&lt;1;&quot;0&quot;;IF([.G59]-52&gt;-1;[.G59]-52+10))" office:value-type="string" office:string-value="0 ">
            <text:p>0 </text:p>
          </table:table-cell>
          <table:table-cell table:style-name="ce134" office:value-type="string">
            <text:p>***THIS IS NOT THE PRICE ON THE TAG***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124"/>
          <table:table-cell table:style-name="ce126" office:value-type="string">
            <text:p>Total:</text:p>
          </table:table-cell>
          <table:table-cell table:style-name="ce131" table:formula="of:=[.H4]+[.H5]+[.H6]+[.H7]+[.H8]+[.H9]+[.H10]+[.H15]+[.H16]+[.H17]+[.H18]+[.H19]+[.H20]+[.H21]+[.H22]+[.H24]+[.H23]+[.H25]+[.H26]+[.H29]+[.H30]+[.H31]+[.H32]+[.H33]+[.H34]+[.H35]+[.H36]+[.H37]+[.H38]+[.H39]+[.H40]+[.H43]+[.H44]+[.H45]+[.H46]+[.H47]+[.H49]+[.H52]+[.H53]+[.H54]+[.H55]+[.H59]+[.H58]" office:value-type="float" office:value="0">
            <text:p>#VALUE!</text:p>
          </table:table-cell>
          <table:table-cell table:style-name="ce116" office:value-type="string">
            <text:p>***This tab is ONLY for Group Plan 12***</text:p>
          </table:table-cell>
          <table:table-cell table:number-columns-repeated="1015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ey" table:style-name="ta4" table:print="false">
        <table:table-column table:style-name="co5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5" table:number-columns-repeated="1021" table:default-cell-style-name="Excel_20_Built-in_20_Normal"/>
        <table:table-row table:style-name="ro2">
          <table:table-cell office:value-type="string">
            <text:p>MF</text:p>
          </table:table-cell>
          <table:table-cell office:value-type="string">
            <text:p>Multifocal</text:p>
          </table:table-cell>
          <table:table-cell office:value-type="string">
            <text:p>ALL lenses that are NOT Single Vision (progressives, PALs, trifocals, bifocals, blended bifocals)</text:p>
          </table:table-cell>
          <table:table-cell table:number-columns-repeated="1021"/>
        </table:table-row>
        <table:table-row table:style-name="ro2">
          <table:table-cell office:value-type="string">
            <text:p>SV</text:p>
          </table:table-cell>
          <table:table-cell office:value-type="string">
            <text:p>Single Vision</text:p>
          </table:table-cell>
          <table:table-cell office:value-type="string">
            <text:p>These lenses only have 1 power throughout the lens</text:p>
          </table:table-cell>
          <table:table-cell table:number-columns-repeated="1021"/>
        </table:table-row>
        <table:table-row table:style-name="ro2">
          <table:table-cell office:value-type="string">
            <text:p>PAL</text:p>
          </table:table-cell>
          <table:table-cell office:value-type="string">
            <text:p>Progressive Additional Lenses</text:p>
          </table:table-cell>
          <table:table-cell office:value-type="string">
            <text:p>These are also known as "No-Line bifocals/trifocals"</text:p>
          </table:table-cell>
          <table:table-cell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time-style style:name="N8143" number:language="en" number:country="US">
      <number:minutes number:style="long"/>
      <number:text>:</number:text>
      <number:seconds number:style="long"/>
    </number:time-style>
    <number:time-style style:name="N814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5" number:language="en" number:country="US">
      <number:minutes number:style="long"/>
      <number:text>:</number:text>
      <number:seconds number:style="long" number:decimal-places="1"/>
    </number:time-style>
    <number:number-style style:name="N814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20"/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7">01/17/2020</text:date>, <text:time>06:3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_20_Private_20_and_20_General_20_Ins" style:display-name="PageStyle_All Private and General I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SP_20_Only" style:display-name="PageStyle_VSP 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BN_20_Only" style:display-name="PageStyle_NBN 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y" style:display-name="PageStyle_Ke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7T06:38:35.60</dc:date>
    <dc:creator>Tyler Jaquish</dc:creator>
    <meta:generator>OpenOffice/4.1.6$Win32 OpenOffice.org_project/416m1$Build-9790</meta:generator>
    <meta:editing-duration>PT23H50M21S</meta:editing-duration>
    <meta:editing-cycles>1</meta:editing-cycles>
    <meta:document-statistic meta:table-count="4" meta:cell-count="1004" meta:object-count="0"/>
  </office:meta>
</office:document-meta>
</file>